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5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19301">
            <text:p>19301</text:p>
          </table:table-cell>
          <table:table-cell table:formula="oooc:=[.A1]/10" office:value-type="float" office:value="1930.1">
            <text:p>1930,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300">
            <text:p>19300</text:p>
          </table:table-cell>
          <table:table-cell table:formula="oooc:=[.A2]/10" office:value-type="float" office:value="1930">
            <text:p>1930,0</text:p>
          </table:table-cell>
          <table:table-cell table:formula="oooc:=[.C1]+1" office:value-type="float" office:value="2">
            <text:p>2</text:p>
          </table:table-cell>
        </table:table-row>
        <table:table-row table:style-name="ro1">
          <table:table-cell office:value-type="float" office:value="19301">
            <text:p>19301</text:p>
          </table:table-cell>
          <table:table-cell table:formula="oooc:=[.A3]/10" office:value-type="float" office:value="1930.1">
            <text:p>1930,1</text:p>
          </table:table-cell>
          <table:table-cell table:formula="oooc:=[.C2]+1" office:value-type="float" office:value="3">
            <text:p>3</text:p>
          </table:table-cell>
        </table:table-row>
        <table:table-row table:style-name="ro1">
          <table:table-cell office:value-type="float" office:value="19301">
            <text:p>19301</text:p>
          </table:table-cell>
          <table:table-cell table:formula="oooc:=[.A4]/10" office:value-type="float" office:value="1930.1">
            <text:p>1930,1</text:p>
          </table:table-cell>
          <table:table-cell table:formula="oooc:=[.C3]+1" office:value-type="float" office:value="4">
            <text:p>4</text:p>
          </table:table-cell>
        </table:table-row>
        <table:table-row table:style-name="ro1">
          <table:table-cell office:value-type="float" office:value="19300">
            <text:p>19300</text:p>
          </table:table-cell>
          <table:table-cell table:formula="oooc:=[.A5]/10" office:value-type="float" office:value="1930">
            <text:p>1930,0</text:p>
          </table:table-cell>
          <table:table-cell table:formula="oooc:=[.C4]+1" office:value-type="float" office:value="5">
            <text:p>5</text:p>
          </table:table-cell>
        </table:table-row>
        <table:table-row table:style-name="ro1">
          <table:table-cell office:value-type="float" office:value="19301">
            <text:p>19301</text:p>
          </table:table-cell>
          <table:table-cell table:formula="oooc:=[.A6]/10" office:value-type="float" office:value="1930.1">
            <text:p>1930,1</text:p>
          </table:table-cell>
          <table:table-cell table:formula="oooc:=[.C5]+1" office:value-type="float" office:value="6">
            <text:p>6</text:p>
          </table:table-cell>
        </table:table-row>
        <table:table-row table:style-name="ro1">
          <table:table-cell office:value-type="float" office:value="19300">
            <text:p>19300</text:p>
          </table:table-cell>
          <table:table-cell table:formula="oooc:=[.A7]/10" office:value-type="float" office:value="1930">
            <text:p>1930,0</text:p>
          </table:table-cell>
          <table:table-cell table:formula="oooc:=[.C6]+1" office:value-type="float" office:value="7">
            <text:p>7</text:p>
          </table:table-cell>
        </table:table-row>
        <table:table-row table:style-name="ro1">
          <table:table-cell office:value-type="float" office:value="19300">
            <text:p>19300</text:p>
          </table:table-cell>
          <table:table-cell table:formula="oooc:=[.A8]/10" office:value-type="float" office:value="1930">
            <text:p>1930,0</text:p>
          </table:table-cell>
          <table:table-cell table:formula="oooc:=[.C7]+1" office:value-type="float" office:value="8">
            <text:p>8</text:p>
          </table:table-cell>
        </table:table-row>
        <table:table-row table:style-name="ro1">
          <table:table-cell office:value-type="float" office:value="19301">
            <text:p>19301</text:p>
          </table:table-cell>
          <table:table-cell table:formula="oooc:=[.A9]/10" office:value-type="float" office:value="1930.1">
            <text:p>1930,1</text:p>
          </table:table-cell>
          <table:table-cell table:formula="oooc:=[.C8]+1" office:value-type="float" office:value="9">
            <text:p>9</text:p>
          </table:table-cell>
        </table:table-row>
        <table:table-row table:style-name="ro1">
          <table:table-cell office:value-type="float" office:value="19300">
            <text:p>19300</text:p>
          </table:table-cell>
          <table:table-cell table:formula="oooc:=[.A10]/10" office:value-type="float" office:value="1930">
            <text:p>1930,0</text:p>
          </table:table-cell>
          <table:table-cell table:formula="oooc:=[.C9]+1" office:value-type="float" office:value="10">
            <text:p>10</text:p>
          </table:table-cell>
        </table:table-row>
        <table:table-row table:style-name="ro1">
          <table:table-cell office:value-type="float" office:value="19300">
            <text:p>19300</text:p>
          </table:table-cell>
          <table:table-cell table:formula="oooc:=[.A11]/10" office:value-type="float" office:value="1930">
            <text:p>1930,0</text:p>
          </table:table-cell>
          <table:table-cell table:formula="oooc:=[.C10]+1" office:value-type="float" office:value="11">
            <text:p>11</text:p>
          </table:table-cell>
        </table:table-row>
        <table:table-row table:style-name="ro1">
          <table:table-cell office:value-type="float" office:value="19300">
            <text:p>19300</text:p>
          </table:table-cell>
          <table:table-cell table:formula="oooc:=[.A12]/10" office:value-type="float" office:value="1930">
            <text:p>1930,0</text:p>
          </table:table-cell>
          <table:table-cell table:formula="oooc:=[.C11]+1" office:value-type="float" office:value="12">
            <text:p>12</text:p>
          </table:table-cell>
        </table:table-row>
        <table:table-row table:style-name="ro1">
          <table:table-cell office:value-type="float" office:value="19300">
            <text:p>19300</text:p>
          </table:table-cell>
          <table:table-cell table:formula="oooc:=[.A13]/10" office:value-type="float" office:value="1930">
            <text:p>1930,0</text:p>
          </table:table-cell>
          <table:table-cell table:formula="oooc:=[.C12]+1" office:value-type="float" office:value="13">
            <text:p>13</text:p>
          </table:table-cell>
        </table:table-row>
        <table:table-row table:style-name="ro1">
          <table:table-cell office:value-type="float" office:value="19300">
            <text:p>19300</text:p>
          </table:table-cell>
          <table:table-cell table:formula="oooc:=[.A14]/10" office:value-type="float" office:value="1930">
            <text:p>1930,0</text:p>
          </table:table-cell>
          <table:table-cell table:formula="oooc:=[.C13]+1" office:value-type="float" office:value="14">
            <text:p>14</text:p>
          </table:table-cell>
        </table:table-row>
        <table:table-row table:style-name="ro1">
          <table:table-cell office:value-type="float" office:value="19300">
            <text:p>19300</text:p>
          </table:table-cell>
          <table:table-cell table:formula="oooc:=[.A15]/10" office:value-type="float" office:value="1930">
            <text:p>1930,0</text:p>
          </table:table-cell>
          <table:table-cell table:formula="oooc:=[.C14]+1" office:value-type="float" office:value="15">
            <text:p>15</text:p>
          </table:table-cell>
        </table:table-row>
        <table:table-row table:style-name="ro1">
          <table:table-cell office:value-type="float" office:value="19300">
            <text:p>19300</text:p>
          </table:table-cell>
          <table:table-cell table:formula="oooc:=[.A16]/10" office:value-type="float" office:value="1930">
            <text:p>1930,0</text:p>
          </table:table-cell>
          <table:table-cell table:formula="oooc:=[.C15]+1" office:value-type="float" office:value="16">
            <text:p>16</text:p>
          </table:table-cell>
        </table:table-row>
        <table:table-row table:style-name="ro1">
          <table:table-cell office:value-type="float" office:value="19300">
            <text:p>19300</text:p>
          </table:table-cell>
          <table:table-cell table:formula="oooc:=[.A17]/10" office:value-type="float" office:value="1930">
            <text:p>1930,0</text:p>
          </table:table-cell>
          <table:table-cell table:formula="oooc:=[.C16]+1" office:value-type="float" office:value="17">
            <text:p>17</text:p>
          </table:table-cell>
        </table:table-row>
        <table:table-row table:style-name="ro1">
          <table:table-cell office:value-type="float" office:value="19300">
            <text:p>19300</text:p>
          </table:table-cell>
          <table:table-cell table:formula="oooc:=[.A18]/10" office:value-type="float" office:value="1930">
            <text:p>1930,0</text:p>
          </table:table-cell>
          <table:table-cell table:formula="oooc:=[.C17]+1" office:value-type="float" office:value="18">
            <text:p>18</text:p>
          </table:table-cell>
        </table:table-row>
        <table:table-row table:style-name="ro1">
          <table:table-cell office:value-type="float" office:value="19299">
            <text:p>19299</text:p>
          </table:table-cell>
          <table:table-cell table:formula="oooc:=[.A19]/10" office:value-type="float" office:value="1929.9">
            <text:p>1929,9</text:p>
          </table:table-cell>
          <table:table-cell table:formula="oooc:=[.C18]+1" office:value-type="float" office:value="19">
            <text:p>19</text:p>
          </table:table-cell>
        </table:table-row>
        <table:table-row table:style-name="ro1">
          <table:table-cell office:value-type="float" office:value="19300">
            <text:p>19300</text:p>
          </table:table-cell>
          <table:table-cell table:formula="oooc:=[.A20]/10" office:value-type="float" office:value="1930">
            <text:p>1930,0</text:p>
          </table:table-cell>
          <table:table-cell table:formula="oooc:=[.C19]+1" office:value-type="float" office:value="20">
            <text:p>20</text:p>
          </table:table-cell>
        </table:table-row>
        <table:table-row table:style-name="ro1">
          <table:table-cell office:value-type="float" office:value="19299">
            <text:p>19299</text:p>
          </table:table-cell>
          <table:table-cell table:formula="oooc:=[.A21]/10" office:value-type="float" office:value="1929.9">
            <text:p>1929,9</text:p>
          </table:table-cell>
          <table:table-cell table:formula="oooc:=[.C20]+1" office:value-type="float" office:value="21">
            <text:p>21</text:p>
          </table:table-cell>
        </table:table-row>
        <table:table-row table:style-name="ro1">
          <table:table-cell office:value-type="float" office:value="19299">
            <text:p>19299</text:p>
          </table:table-cell>
          <table:table-cell table:formula="oooc:=[.A22]/10" office:value-type="float" office:value="1929.9">
            <text:p>1929,9</text:p>
          </table:table-cell>
          <table:table-cell table:formula="oooc:=[.C21]+1" office:value-type="float" office:value="22">
            <text:p>22</text:p>
          </table:table-cell>
        </table:table-row>
        <table:table-row table:style-name="ro1">
          <table:table-cell office:value-type="float" office:value="19300">
            <text:p>19300</text:p>
          </table:table-cell>
          <table:table-cell table:formula="oooc:=[.A23]/10" office:value-type="float" office:value="1930">
            <text:p>1930,0</text:p>
          </table:table-cell>
          <table:table-cell table:formula="oooc:=[.C22]+1" office:value-type="float" office:value="23">
            <text:p>23</text:p>
          </table:table-cell>
        </table:table-row>
        <table:table-row table:style-name="ro1">
          <table:table-cell office:value-type="float" office:value="19298">
            <text:p>19298</text:p>
          </table:table-cell>
          <table:table-cell table:formula="oooc:=[.A24]/10" office:value-type="float" office:value="1929.8">
            <text:p>1929,8</text:p>
          </table:table-cell>
          <table:table-cell table:formula="oooc:=[.C23]+1" office:value-type="float" office:value="24">
            <text:p>24</text:p>
          </table:table-cell>
        </table:table-row>
        <table:table-row table:style-name="ro1">
          <table:table-cell office:value-type="float" office:value="19299">
            <text:p>19299</text:p>
          </table:table-cell>
          <table:table-cell table:formula="oooc:=[.A25]/10" office:value-type="float" office:value="1929.9">
            <text:p>1929,9</text:p>
          </table:table-cell>
          <table:table-cell table:formula="oooc:=[.C24]+1" office:value-type="float" office:value="25">
            <text:p>25</text:p>
          </table:table-cell>
        </table:table-row>
        <table:table-row table:style-name="ro1">
          <table:table-cell office:value-type="float" office:value="19300">
            <text:p>19300</text:p>
          </table:table-cell>
          <table:table-cell table:formula="oooc:=[.A26]/10" office:value-type="float" office:value="1930">
            <text:p>1930,0</text:p>
          </table:table-cell>
          <table:table-cell table:formula="oooc:=[.C25]+1" office:value-type="float" office:value="26">
            <text:p>26</text:p>
          </table:table-cell>
        </table:table-row>
        <table:table-row table:style-name="ro1">
          <table:table-cell office:value-type="float" office:value="19298">
            <text:p>19298</text:p>
          </table:table-cell>
          <table:table-cell table:formula="oooc:=[.A27]/10" office:value-type="float" office:value="1929.8">
            <text:p>1929,8</text:p>
          </table:table-cell>
          <table:table-cell table:formula="oooc:=[.C26]+1" office:value-type="float" office:value="27">
            <text:p>27</text:p>
          </table:table-cell>
        </table:table-row>
        <table:table-row table:style-name="ro1">
          <table:table-cell office:value-type="float" office:value="19300">
            <text:p>19300</text:p>
          </table:table-cell>
          <table:table-cell table:formula="oooc:=[.A28]/10" office:value-type="float" office:value="1930">
            <text:p>1930,0</text:p>
          </table:table-cell>
          <table:table-cell table:formula="oooc:=[.C27]+1" office:value-type="float" office:value="28">
            <text:p>28</text:p>
          </table:table-cell>
        </table:table-row>
        <table:table-row table:style-name="ro1">
          <table:table-cell office:value-type="float" office:value="19299">
            <text:p>19299</text:p>
          </table:table-cell>
          <table:table-cell table:formula="oooc:=[.A29]/10" office:value-type="float" office:value="1929.9">
            <text:p>1929,9</text:p>
          </table:table-cell>
          <table:table-cell table:formula="oooc:=[.C28]+1" office:value-type="float" office:value="29">
            <text:p>29</text:p>
          </table:table-cell>
        </table:table-row>
        <table:table-row table:style-name="ro1">
          <table:table-cell office:value-type="float" office:value="19298">
            <text:p>19298</text:p>
          </table:table-cell>
          <table:table-cell table:formula="oooc:=[.A30]/10" office:value-type="float" office:value="1929.8">
            <text:p>1929,8</text:p>
          </table:table-cell>
          <table:table-cell table:formula="oooc:=[.C29]+1" office:value-type="float" office:value="30">
            <text:p>30</text:p>
          </table:table-cell>
        </table:table-row>
        <table:table-row table:style-name="ro1">
          <table:table-cell office:value-type="float" office:value="19299">
            <text:p>19299</text:p>
          </table:table-cell>
          <table:table-cell table:formula="oooc:=[.A31]/10" office:value-type="float" office:value="1929.9">
            <text:p>1929,9</text:p>
          </table:table-cell>
          <table:table-cell table:formula="oooc:=[.C30]+1" office:value-type="float" office:value="31">
            <text:p>31</text:p>
          </table:table-cell>
        </table:table-row>
        <table:table-row table:style-name="ro1">
          <table:table-cell office:value-type="float" office:value="19299">
            <text:p>19299</text:p>
          </table:table-cell>
          <table:table-cell table:formula="oooc:=[.A32]/10" office:value-type="float" office:value="1929.9">
            <text:p>1929,9</text:p>
          </table:table-cell>
          <table:table-cell table:formula="oooc:=[.C31]+1" office:value-type="float" office:value="32">
            <text:p>32</text:p>
          </table:table-cell>
        </table:table-row>
        <table:table-row table:style-name="ro1">
          <table:table-cell office:value-type="float" office:value="19298">
            <text:p>19298</text:p>
          </table:table-cell>
          <table:table-cell table:formula="oooc:=[.A33]/10" office:value-type="float" office:value="1929.8">
            <text:p>1929,8</text:p>
          </table:table-cell>
          <table:table-cell table:formula="oooc:=[.C32]+1" office:value-type="float" office:value="33">
            <text:p>33</text:p>
          </table:table-cell>
        </table:table-row>
        <table:table-row table:style-name="ro1">
          <table:table-cell office:value-type="float" office:value="19299">
            <text:p>19299</text:p>
          </table:table-cell>
          <table:table-cell table:formula="oooc:=[.A34]/10" office:value-type="float" office:value="1929.9">
            <text:p>1929,9</text:p>
          </table:table-cell>
          <table:table-cell table:formula="oooc:=[.C33]+1" office:value-type="float" office:value="34">
            <text:p>34</text:p>
          </table:table-cell>
        </table:table-row>
        <table:table-row table:style-name="ro1">
          <table:table-cell office:value-type="float" office:value="19299">
            <text:p>19299</text:p>
          </table:table-cell>
          <table:table-cell table:formula="oooc:=[.A35]/10" office:value-type="float" office:value="1929.9">
            <text:p>1929,9</text:p>
          </table:table-cell>
          <table:table-cell table:formula="oooc:=[.C34]+1" office:value-type="float" office:value="35">
            <text:p>35</text:p>
          </table:table-cell>
        </table:table-row>
        <table:table-row table:style-name="ro1">
          <table:table-cell office:value-type="float" office:value="19298">
            <text:p>19298</text:p>
          </table:table-cell>
          <table:table-cell table:formula="oooc:=[.A36]/10" office:value-type="float" office:value="1929.8">
            <text:p>1929,8</text:p>
          </table:table-cell>
          <table:table-cell table:formula="oooc:=[.C35]+1" office:value-type="float" office:value="36">
            <text:p>36</text:p>
          </table:table-cell>
        </table:table-row>
        <table:table-row table:style-name="ro1">
          <table:table-cell office:value-type="float" office:value="19299">
            <text:p>19299</text:p>
          </table:table-cell>
          <table:table-cell table:formula="oooc:=[.A37]/10" office:value-type="float" office:value="1929.9">
            <text:p>1929,9</text:p>
          </table:table-cell>
          <table:table-cell table:formula="oooc:=[.C36]+1" office:value-type="float" office:value="37">
            <text:p>37</text:p>
          </table:table-cell>
        </table:table-row>
        <table:table-row table:style-name="ro1">
          <table:table-cell office:value-type="float" office:value="19298">
            <text:p>19298</text:p>
          </table:table-cell>
          <table:table-cell table:formula="oooc:=[.A38]/10" office:value-type="float" office:value="1929.8">
            <text:p>1929,8</text:p>
          </table:table-cell>
          <table:table-cell table:formula="oooc:=[.C37]+1" office:value-type="float" office:value="38">
            <text:p>38</text:p>
          </table:table-cell>
        </table:table-row>
        <table:table-row table:style-name="ro1">
          <table:table-cell office:value-type="float" office:value="19298">
            <text:p>19298</text:p>
          </table:table-cell>
          <table:table-cell table:formula="oooc:=[.A39]/10" office:value-type="float" office:value="1929.8">
            <text:p>1929,8</text:p>
          </table:table-cell>
          <table:table-cell table:formula="oooc:=[.C38]+1" office:value-type="float" office:value="39">
            <text:p>39</text:p>
          </table:table-cell>
        </table:table-row>
        <table:table-row table:style-name="ro1">
          <table:table-cell office:value-type="float" office:value="19299">
            <text:p>19299</text:p>
          </table:table-cell>
          <table:table-cell table:formula="oooc:=[.A40]/10" office:value-type="float" office:value="1929.9">
            <text:p>1929,9</text:p>
          </table:table-cell>
          <table:table-cell table:formula="oooc:=[.C39]+1" office:value-type="float" office:value="40">
            <text:p>40</text:p>
          </table:table-cell>
        </table:table-row>
        <table:table-row table:style-name="ro1">
          <table:table-cell office:value-type="float" office:value="19298">
            <text:p>19298</text:p>
          </table:table-cell>
          <table:table-cell table:formula="oooc:=[.A41]/10" office:value-type="float" office:value="1929.8">
            <text:p>1929,8</text:p>
          </table:table-cell>
          <table:table-cell table:formula="oooc:=[.C40]+1" office:value-type="float" office:value="41">
            <text:p>41</text:p>
          </table:table-cell>
        </table:table-row>
        <table:table-row table:style-name="ro1">
          <table:table-cell office:value-type="float" office:value="19298">
            <text:p>19298</text:p>
          </table:table-cell>
          <table:table-cell table:formula="oooc:=[.A42]/10" office:value-type="float" office:value="1929.8">
            <text:p>1929,8</text:p>
          </table:table-cell>
          <table:table-cell table:formula="oooc:=[.C41]+1" office:value-type="float" office:value="42">
            <text:p>42</text:p>
          </table:table-cell>
        </table:table-row>
        <table:table-row table:style-name="ro1">
          <table:table-cell office:value-type="float" office:value="19299">
            <text:p>19299</text:p>
          </table:table-cell>
          <table:table-cell table:formula="oooc:=[.A43]/10" office:value-type="float" office:value="1929.9">
            <text:p>1929,9</text:p>
          </table:table-cell>
          <table:table-cell table:formula="oooc:=[.C42]+1" office:value-type="float" office:value="43">
            <text:p>43</text:p>
          </table:table-cell>
        </table:table-row>
        <table:table-row table:style-name="ro1">
          <table:table-cell office:value-type="float" office:value="19298">
            <text:p>19298</text:p>
          </table:table-cell>
          <table:table-cell table:formula="oooc:=[.A44]/10" office:value-type="float" office:value="1929.8">
            <text:p>1929,8</text:p>
          </table:table-cell>
          <table:table-cell table:formula="oooc:=[.C43]+1" office:value-type="float" office:value="44">
            <text:p>44</text:p>
          </table:table-cell>
        </table:table-row>
        <table:table-row table:style-name="ro1">
          <table:table-cell office:value-type="float" office:value="19297">
            <text:p>19297</text:p>
          </table:table-cell>
          <table:table-cell table:formula="oooc:=[.A45]/10" office:value-type="float" office:value="1929.7">
            <text:p>1929,7</text:p>
          </table:table-cell>
          <table:table-cell table:formula="oooc:=[.C44]+1" office:value-type="float" office:value="45">
            <text:p>45</text:p>
          </table:table-cell>
        </table:table-row>
        <table:table-row table:style-name="ro1">
          <table:table-cell office:value-type="float" office:value="19298">
            <text:p>19298</text:p>
          </table:table-cell>
          <table:table-cell table:formula="oooc:=[.A46]/10" office:value-type="float" office:value="1929.8">
            <text:p>1929,8</text:p>
          </table:table-cell>
          <table:table-cell table:formula="oooc:=[.C45]+1" office:value-type="float" office:value="46">
            <text:p>46</text:p>
          </table:table-cell>
        </table:table-row>
        <table:table-row table:style-name="ro1">
          <table:table-cell office:value-type="float" office:value="19298">
            <text:p>19298</text:p>
          </table:table-cell>
          <table:table-cell table:formula="oooc:=[.A47]/10" office:value-type="float" office:value="1929.8">
            <text:p>1929,8</text:p>
          </table:table-cell>
          <table:table-cell table:formula="oooc:=[.C46]+1" office:value-type="float" office:value="47">
            <text:p>47</text:p>
          </table:table-cell>
        </table:table-row>
        <table:table-row table:style-name="ro1">
          <table:table-cell office:value-type="float" office:value="19298">
            <text:p>19298</text:p>
          </table:table-cell>
          <table:table-cell table:formula="oooc:=[.A48]/10" office:value-type="float" office:value="1929.8">
            <text:p>1929,8</text:p>
          </table:table-cell>
          <table:table-cell table:formula="oooc:=[.C47]+1" office:value-type="float" office:value="48">
            <text:p>48</text:p>
          </table:table-cell>
        </table:table-row>
        <table:table-row table:style-name="ro1">
          <table:table-cell office:value-type="float" office:value="19298">
            <text:p>19298</text:p>
          </table:table-cell>
          <table:table-cell table:formula="oooc:=[.A49]/10" office:value-type="float" office:value="1929.8">
            <text:p>1929,8</text:p>
          </table:table-cell>
          <table:table-cell table:formula="oooc:=[.C48]+1" office:value-type="float" office:value="49">
            <text:p>49</text:p>
          </table:table-cell>
        </table:table-row>
        <table:table-row table:style-name="ro1">
          <table:table-cell office:value-type="float" office:value="19297">
            <text:p>19297</text:p>
          </table:table-cell>
          <table:table-cell table:formula="oooc:=[.A50]/10" office:value-type="float" office:value="1929.7">
            <text:p>1929,7</text:p>
          </table:table-cell>
          <table:table-cell table:formula="oooc:=[.C49]+1" office:value-type="float" office:value="50">
            <text:p>50</text:p>
          </table:table-cell>
        </table:table-row>
        <table:table-row table:style-name="ro1">
          <table:table-cell office:value-type="float" office:value="19298">
            <text:p>19298</text:p>
          </table:table-cell>
          <table:table-cell table:formula="oooc:=[.A51]/10" office:value-type="float" office:value="1929.8">
            <text:p>1929,8</text:p>
          </table:table-cell>
          <table:table-cell table:formula="oooc:=[.C50]+1" office:value-type="float" office:value="51">
            <text:p>51</text:p>
          </table:table-cell>
        </table:table-row>
        <table:table-row table:style-name="ro1">
          <table:table-cell office:value-type="float" office:value="19297">
            <text:p>19297</text:p>
          </table:table-cell>
          <table:table-cell table:formula="oooc:=[.A52]/10" office:value-type="float" office:value="1929.7">
            <text:p>1929,7</text:p>
          </table:table-cell>
          <table:table-cell table:formula="oooc:=[.C51]+1" office:value-type="float" office:value="52">
            <text:p>52</text:p>
          </table:table-cell>
        </table:table-row>
        <table:table-row table:style-name="ro1">
          <table:table-cell office:value-type="float" office:value="19298">
            <text:p>19298</text:p>
          </table:table-cell>
          <table:table-cell table:formula="oooc:=[.A53]/10" office:value-type="float" office:value="1929.8">
            <text:p>1929,8</text:p>
          </table:table-cell>
          <table:table-cell table:formula="oooc:=[.C52]+1" office:value-type="float" office:value="53">
            <text:p>53</text:p>
          </table:table-cell>
        </table:table-row>
        <table:table-row table:style-name="ro1">
          <table:table-cell office:value-type="float" office:value="19297">
            <text:p>19297</text:p>
          </table:table-cell>
          <table:table-cell table:formula="oooc:=[.A54]/10" office:value-type="float" office:value="1929.7">
            <text:p>1929,7</text:p>
          </table:table-cell>
          <table:table-cell table:formula="oooc:=[.C53]+1" office:value-type="float" office:value="54">
            <text:p>54</text:p>
          </table:table-cell>
        </table:table-row>
        <table:table-row table:style-name="ro1">
          <table:table-cell office:value-type="float" office:value="19298">
            <text:p>19298</text:p>
          </table:table-cell>
          <table:table-cell table:formula="oooc:=[.A55]/10" office:value-type="float" office:value="1929.8">
            <text:p>1929,8</text:p>
          </table:table-cell>
          <table:table-cell table:formula="oooc:=[.C54]+1" office:value-type="float" office:value="55">
            <text:p>55</text:p>
          </table:table-cell>
        </table:table-row>
        <table:table-row table:style-name="ro1">
          <table:table-cell office:value-type="float" office:value="19298">
            <text:p>19298</text:p>
          </table:table-cell>
          <table:table-cell table:formula="oooc:=[.A56]/10" office:value-type="float" office:value="1929.8">
            <text:p>1929,8</text:p>
          </table:table-cell>
          <table:table-cell table:formula="oooc:=[.C55]+1" office:value-type="float" office:value="56">
            <text:p>56</text:p>
          </table:table-cell>
        </table:table-row>
        <table:table-row table:style-name="ro1">
          <table:table-cell office:value-type="float" office:value="19297">
            <text:p>19297</text:p>
          </table:table-cell>
          <table:table-cell table:formula="oooc:=[.A57]/10" office:value-type="float" office:value="1929.7">
            <text:p>1929,7</text:p>
          </table:table-cell>
          <table:table-cell table:formula="oooc:=[.C56]+1" office:value-type="float" office:value="57">
            <text:p>57</text:p>
          </table:table-cell>
        </table:table-row>
        <table:table-row table:style-name="ro1">
          <table:table-cell office:value-type="float" office:value="19297">
            <text:p>19297</text:p>
          </table:table-cell>
          <table:table-cell table:formula="oooc:=[.A58]/10" office:value-type="float" office:value="1929.7">
            <text:p>1929,7</text:p>
          </table:table-cell>
          <table:table-cell table:formula="oooc:=[.C57]+1" office:value-type="float" office:value="58">
            <text:p>58</text:p>
          </table:table-cell>
        </table:table-row>
        <table:table-row table:style-name="ro1">
          <table:table-cell office:value-type="float" office:value="19297">
            <text:p>19297</text:p>
          </table:table-cell>
          <table:table-cell table:formula="oooc:=[.A59]/10" office:value-type="float" office:value="1929.7">
            <text:p>1929,7</text:p>
          </table:table-cell>
          <table:table-cell table:formula="oooc:=[.C58]+1" office:value-type="float" office:value="59">
            <text:p>59</text:p>
          </table:table-cell>
        </table:table-row>
        <table:table-row table:style-name="ro1">
          <table:table-cell office:value-type="float" office:value="19297">
            <text:p>19297</text:p>
          </table:table-cell>
          <table:table-cell table:formula="oooc:=[.A60]/10" office:value-type="float" office:value="1929.7">
            <text:p>1929,7</text:p>
          </table:table-cell>
          <table:table-cell table:formula="oooc:=[.C59]+1" office:value-type="float" office:value="60">
            <text:p>60</text:p>
          </table:table-cell>
        </table:table-row>
        <table:table-row table:style-name="ro1">
          <table:table-cell office:value-type="float" office:value="19297">
            <text:p>19297</text:p>
          </table:table-cell>
          <table:table-cell table:formula="oooc:=[.A61]/10" office:value-type="float" office:value="1929.7">
            <text:p>1929,7</text:p>
          </table:table-cell>
          <table:table-cell table:formula="oooc:=[.C60]+1" office:value-type="float" office:value="61">
            <text:p>61</text:p>
          </table:table-cell>
        </table:table-row>
        <table:table-row table:style-name="ro1">
          <table:table-cell office:value-type="float" office:value="19297">
            <text:p>19297</text:p>
          </table:table-cell>
          <table:table-cell table:formula="oooc:=[.A62]/10" office:value-type="float" office:value="1929.7">
            <text:p>1929,7</text:p>
          </table:table-cell>
          <table:table-cell table:formula="oooc:=[.C61]+1" office:value-type="float" office:value="62">
            <text:p>62</text:p>
          </table:table-cell>
        </table:table-row>
        <table:table-row table:style-name="ro1">
          <table:table-cell office:value-type="float" office:value="19297">
            <text:p>19297</text:p>
          </table:table-cell>
          <table:table-cell table:formula="oooc:=[.A63]/10" office:value-type="float" office:value="1929.7">
            <text:p>1929,7</text:p>
          </table:table-cell>
          <table:table-cell table:formula="oooc:=[.C62]+1" office:value-type="float" office:value="63">
            <text:p>63</text:p>
          </table:table-cell>
        </table:table-row>
        <table:table-row table:style-name="ro1">
          <table:table-cell office:value-type="float" office:value="19297">
            <text:p>19297</text:p>
          </table:table-cell>
          <table:table-cell table:formula="oooc:=[.A64]/10" office:value-type="float" office:value="1929.7">
            <text:p>1929,7</text:p>
          </table:table-cell>
          <table:table-cell table:formula="oooc:=[.C63]+1" office:value-type="float" office:value="64">
            <text:p>64</text:p>
          </table:table-cell>
        </table:table-row>
        <table:table-row table:style-name="ro1">
          <table:table-cell office:value-type="float" office:value="19297">
            <text:p>19297</text:p>
          </table:table-cell>
          <table:table-cell table:formula="oooc:=[.A65]/10" office:value-type="float" office:value="1929.7">
            <text:p>1929,7</text:p>
          </table:table-cell>
          <table:table-cell table:formula="oooc:=[.C64]+1" office:value-type="float" office:value="65">
            <text:p>65</text:p>
          </table:table-cell>
        </table:table-row>
        <table:table-row table:style-name="ro1">
          <table:table-cell office:value-type="float" office:value="19296">
            <text:p>19296</text:p>
          </table:table-cell>
          <table:table-cell table:formula="oooc:=[.A66]/10" office:value-type="float" office:value="1929.6">
            <text:p>1929,6</text:p>
          </table:table-cell>
          <table:table-cell table:formula="oooc:=[.C65]+1" office:value-type="float" office:value="66">
            <text:p>66</text:p>
          </table:table-cell>
        </table:table-row>
        <table:table-row table:style-name="ro1">
          <table:table-cell office:value-type="float" office:value="19297">
            <text:p>19297</text:p>
          </table:table-cell>
          <table:table-cell table:formula="oooc:=[.A67]/10" office:value-type="float" office:value="1929.7">
            <text:p>1929,7</text:p>
          </table:table-cell>
          <table:table-cell table:formula="oooc:=[.C66]+1" office:value-type="float" office:value="67">
            <text:p>67</text:p>
          </table:table-cell>
        </table:table-row>
        <table:table-row table:style-name="ro1">
          <table:table-cell office:value-type="float" office:value="19297">
            <text:p>19297</text:p>
          </table:table-cell>
          <table:table-cell table:formula="oooc:=[.A68]/10" office:value-type="float" office:value="1929.7">
            <text:p>1929,7</text:p>
          </table:table-cell>
          <table:table-cell table:formula="oooc:=[.C67]+1" office:value-type="float" office:value="68">
            <text:p>68</text:p>
          </table:table-cell>
        </table:table-row>
        <table:table-row table:style-name="ro1">
          <table:table-cell office:value-type="float" office:value="19296">
            <text:p>19296</text:p>
          </table:table-cell>
          <table:table-cell table:formula="oooc:=[.A69]/10" office:value-type="float" office:value="1929.6">
            <text:p>1929,6</text:p>
          </table:table-cell>
          <table:table-cell table:formula="oooc:=[.C68]+1" office:value-type="float" office:value="69">
            <text:p>69</text:p>
          </table:table-cell>
        </table:table-row>
        <table:table-row table:style-name="ro1">
          <table:table-cell office:value-type="float" office:value="19296">
            <text:p>19296</text:p>
          </table:table-cell>
          <table:table-cell table:formula="oooc:=[.A70]/10" office:value-type="float" office:value="1929.6">
            <text:p>1929,6</text:p>
          </table:table-cell>
          <table:table-cell table:formula="oooc:=[.C69]+1" office:value-type="float" office:value="70">
            <text:p>70</text:p>
          </table:table-cell>
        </table:table-row>
        <table:table-row table:style-name="ro1">
          <table:table-cell office:value-type="float" office:value="19297">
            <text:p>19297</text:p>
          </table:table-cell>
          <table:table-cell table:formula="oooc:=[.A71]/10" office:value-type="float" office:value="1929.7">
            <text:p>1929,7</text:p>
          </table:table-cell>
          <table:table-cell table:formula="oooc:=[.C70]+1" office:value-type="float" office:value="71">
            <text:p>71</text:p>
          </table:table-cell>
        </table:table-row>
        <table:table-row table:style-name="ro1">
          <table:table-cell office:value-type="float" office:value="19296">
            <text:p>19296</text:p>
          </table:table-cell>
          <table:table-cell table:formula="oooc:=[.A72]/10" office:value-type="float" office:value="1929.6">
            <text:p>1929,6</text:p>
          </table:table-cell>
          <table:table-cell table:formula="oooc:=[.C71]+1" office:value-type="float" office:value="72">
            <text:p>72</text:p>
          </table:table-cell>
        </table:table-row>
        <table:table-row table:style-name="ro1">
          <table:table-cell office:value-type="float" office:value="19296">
            <text:p>19296</text:p>
          </table:table-cell>
          <table:table-cell table:formula="oooc:=[.A73]/10" office:value-type="float" office:value="1929.6">
            <text:p>1929,6</text:p>
          </table:table-cell>
          <table:table-cell table:formula="oooc:=[.C72]+1" office:value-type="float" office:value="73">
            <text:p>73</text:p>
          </table:table-cell>
        </table:table-row>
        <table:table-row table:style-name="ro1">
          <table:table-cell office:value-type="float" office:value="19297">
            <text:p>19297</text:p>
          </table:table-cell>
          <table:table-cell table:formula="oooc:=[.A74]/10" office:value-type="float" office:value="1929.7">
            <text:p>1929,7</text:p>
          </table:table-cell>
          <table:table-cell table:formula="oooc:=[.C73]+1" office:value-type="float" office:value="74">
            <text:p>74</text:p>
          </table:table-cell>
        </table:table-row>
        <table:table-row table:style-name="ro1">
          <table:table-cell office:value-type="float" office:value="19296">
            <text:p>19296</text:p>
          </table:table-cell>
          <table:table-cell table:formula="oooc:=[.A75]/10" office:value-type="float" office:value="1929.6">
            <text:p>1929,6</text:p>
          </table:table-cell>
          <table:table-cell table:formula="oooc:=[.C74]+1" office:value-type="float" office:value="75">
            <text:p>75</text:p>
          </table:table-cell>
        </table:table-row>
        <table:table-row table:style-name="ro1">
          <table:table-cell office:value-type="float" office:value="19296">
            <text:p>19296</text:p>
          </table:table-cell>
          <table:table-cell table:formula="oooc:=[.A76]/10" office:value-type="float" office:value="1929.6">
            <text:p>1929,6</text:p>
          </table:table-cell>
          <table:table-cell table:formula="oooc:=[.C75]+1" office:value-type="float" office:value="76">
            <text:p>76</text:p>
          </table:table-cell>
        </table:table-row>
        <table:table-row table:style-name="ro1">
          <table:table-cell office:value-type="float" office:value="19296">
            <text:p>19296</text:p>
          </table:table-cell>
          <table:table-cell table:formula="oooc:=[.A77]/10" office:value-type="float" office:value="1929.6">
            <text:p>1929,6</text:p>
          </table:table-cell>
          <table:table-cell table:formula="oooc:=[.C76]+1" office:value-type="float" office:value="77">
            <text:p>77</text:p>
          </table:table-cell>
        </table:table-row>
        <table:table-row table:style-name="ro1">
          <table:table-cell office:value-type="float" office:value="19296">
            <text:p>19296</text:p>
          </table:table-cell>
          <table:table-cell table:formula="oooc:=[.A78]/10" office:value-type="float" office:value="1929.6">
            <text:p>1929,6</text:p>
          </table:table-cell>
          <table:table-cell table:formula="oooc:=[.C77]+1" office:value-type="float" office:value="78">
            <text:p>78</text:p>
          </table:table-cell>
        </table:table-row>
        <table:table-row table:style-name="ro1">
          <table:table-cell office:value-type="float" office:value="19296">
            <text:p>19296</text:p>
          </table:table-cell>
          <table:table-cell table:formula="oooc:=[.A79]/10" office:value-type="float" office:value="1929.6">
            <text:p>1929,6</text:p>
          </table:table-cell>
          <table:table-cell table:formula="oooc:=[.C78]+1" office:value-type="float" office:value="79">
            <text:p>79</text:p>
          </table:table-cell>
        </table:table-row>
        <table:table-row table:style-name="ro1">
          <table:table-cell office:value-type="float" office:value="19295">
            <text:p>19295</text:p>
          </table:table-cell>
          <table:table-cell table:formula="oooc:=[.A80]/10" office:value-type="float" office:value="1929.5">
            <text:p>1929,5</text:p>
          </table:table-cell>
          <table:table-cell table:formula="oooc:=[.C79]+1" office:value-type="float" office:value="80">
            <text:p>80</text:p>
          </table:table-cell>
        </table:table-row>
        <table:table-row table:style-name="ro1">
          <table:table-cell office:value-type="float" office:value="19296">
            <text:p>19296</text:p>
          </table:table-cell>
          <table:table-cell table:formula="oooc:=[.A81]/10" office:value-type="float" office:value="1929.6">
            <text:p>1929,6</text:p>
          </table:table-cell>
          <table:table-cell table:formula="oooc:=[.C80]+1" office:value-type="float" office:value="81">
            <text:p>81</text:p>
          </table:table-cell>
        </table:table-row>
        <table:table-row table:style-name="ro1">
          <table:table-cell office:value-type="float" office:value="19297">
            <text:p>19297</text:p>
          </table:table-cell>
          <table:table-cell table:formula="oooc:=[.A82]/10" office:value-type="float" office:value="1929.7">
            <text:p>1929,7</text:p>
          </table:table-cell>
          <table:table-cell table:formula="oooc:=[.C81]+1" office:value-type="float" office:value="82">
            <text:p>82</text:p>
          </table:table-cell>
        </table:table-row>
        <table:table-row table:style-name="ro1">
          <table:table-cell office:value-type="float" office:value="19295">
            <text:p>19295</text:p>
          </table:table-cell>
          <table:table-cell table:formula="oooc:=[.A83]/10" office:value-type="float" office:value="1929.5">
            <text:p>1929,5</text:p>
          </table:table-cell>
          <table:table-cell table:formula="oooc:=[.C82]+1" office:value-type="float" office:value="83">
            <text:p>83</text:p>
          </table:table-cell>
        </table:table-row>
        <table:table-row table:style-name="ro1">
          <table:table-cell office:value-type="float" office:value="19296">
            <text:p>19296</text:p>
          </table:table-cell>
          <table:table-cell table:formula="oooc:=[.A84]/10" office:value-type="float" office:value="1929.6">
            <text:p>1929,6</text:p>
          </table:table-cell>
          <table:table-cell table:formula="oooc:=[.C83]+1" office:value-type="float" office:value="84">
            <text:p>84</text:p>
          </table:table-cell>
        </table:table-row>
        <table:table-row table:style-name="ro1">
          <table:table-cell office:value-type="float" office:value="19296">
            <text:p>19296</text:p>
          </table:table-cell>
          <table:table-cell table:formula="oooc:=[.A85]/10" office:value-type="float" office:value="1929.6">
            <text:p>1929,6</text:p>
          </table:table-cell>
          <table:table-cell table:formula="oooc:=[.C84]+1" office:value-type="float" office:value="85">
            <text:p>85</text:p>
          </table:table-cell>
        </table:table-row>
        <table:table-row table:style-name="ro1">
          <table:table-cell office:value-type="float" office:value="19296">
            <text:p>19296</text:p>
          </table:table-cell>
          <table:table-cell table:formula="oooc:=[.A86]/10" office:value-type="float" office:value="1929.6">
            <text:p>1929,6</text:p>
          </table:table-cell>
          <table:table-cell table:formula="oooc:=[.C85]+1" office:value-type="float" office:value="86">
            <text:p>86</text:p>
          </table:table-cell>
        </table:table-row>
        <table:table-row table:style-name="ro1">
          <table:table-cell office:value-type="float" office:value="19296">
            <text:p>19296</text:p>
          </table:table-cell>
          <table:table-cell table:formula="oooc:=[.A87]/10" office:value-type="float" office:value="1929.6">
            <text:p>1929,6</text:p>
          </table:table-cell>
          <table:table-cell table:formula="oooc:=[.C86]+1" office:value-type="float" office:value="87">
            <text:p>87</text:p>
          </table:table-cell>
        </table:table-row>
        <table:table-row table:style-name="ro1">
          <table:table-cell office:value-type="float" office:value="19295">
            <text:p>19295</text:p>
          </table:table-cell>
          <table:table-cell table:formula="oooc:=[.A88]/10" office:value-type="float" office:value="1929.5">
            <text:p>1929,5</text:p>
          </table:table-cell>
          <table:table-cell table:formula="oooc:=[.C87]+1" office:value-type="float" office:value="88">
            <text:p>88</text:p>
          </table:table-cell>
        </table:table-row>
        <table:table-row table:style-name="ro1">
          <table:table-cell office:value-type="float" office:value="19295">
            <text:p>19295</text:p>
          </table:table-cell>
          <table:table-cell table:formula="oooc:=[.A89]/10" office:value-type="float" office:value="1929.5">
            <text:p>1929,5</text:p>
          </table:table-cell>
          <table:table-cell table:formula="oooc:=[.C88]+1" office:value-type="float" office:value="89">
            <text:p>89</text:p>
          </table:table-cell>
        </table:table-row>
        <table:table-row table:style-name="ro1">
          <table:table-cell office:value-type="float" office:value="19296">
            <text:p>19296</text:p>
          </table:table-cell>
          <table:table-cell table:formula="oooc:=[.A90]/10" office:value-type="float" office:value="1929.6">
            <text:p>1929,6</text:p>
          </table:table-cell>
          <table:table-cell table:formula="oooc:=[.C89]+1" office:value-type="float" office:value="90">
            <text:p>90</text:p>
          </table:table-cell>
        </table:table-row>
        <table:table-row table:style-name="ro1">
          <table:table-cell office:value-type="float" office:value="19295">
            <text:p>19295</text:p>
          </table:table-cell>
          <table:table-cell table:formula="oooc:=[.A91]/10" office:value-type="float" office:value="1929.5">
            <text:p>1929,5</text:p>
          </table:table-cell>
          <table:table-cell table:formula="oooc:=[.C90]+1" office:value-type="float" office:value="91">
            <text:p>91</text:p>
          </table:table-cell>
        </table:table-row>
        <table:table-row table:style-name="ro1">
          <table:table-cell office:value-type="float" office:value="19296">
            <text:p>19296</text:p>
          </table:table-cell>
          <table:table-cell table:formula="oooc:=[.A92]/10" office:value-type="float" office:value="1929.6">
            <text:p>1929,6</text:p>
          </table:table-cell>
          <table:table-cell table:formula="oooc:=[.C91]+1" office:value-type="float" office:value="92">
            <text:p>92</text:p>
          </table:table-cell>
        </table:table-row>
        <table:table-row table:style-name="ro1">
          <table:table-cell office:value-type="float" office:value="19295">
            <text:p>19295</text:p>
          </table:table-cell>
          <table:table-cell table:formula="oooc:=[.A93]/10" office:value-type="float" office:value="1929.5">
            <text:p>1929,5</text:p>
          </table:table-cell>
          <table:table-cell table:formula="oooc:=[.C92]+1" office:value-type="float" office:value="93">
            <text:p>93</text:p>
          </table:table-cell>
        </table:table-row>
        <table:table-row table:style-name="ro1">
          <table:table-cell office:value-type="float" office:value="19296">
            <text:p>19296</text:p>
          </table:table-cell>
          <table:table-cell table:formula="oooc:=[.A94]/10" office:value-type="float" office:value="1929.6">
            <text:p>1929,6</text:p>
          </table:table-cell>
          <table:table-cell table:formula="oooc:=[.C93]+1" office:value-type="float" office:value="94">
            <text:p>94</text:p>
          </table:table-cell>
        </table:table-row>
        <table:table-row table:style-name="ro1">
          <table:table-cell office:value-type="float" office:value="19295">
            <text:p>19295</text:p>
          </table:table-cell>
          <table:table-cell table:formula="oooc:=[.A95]/10" office:value-type="float" office:value="1929.5">
            <text:p>1929,5</text:p>
          </table:table-cell>
          <table:table-cell table:formula="oooc:=[.C94]+1" office:value-type="float" office:value="95">
            <text:p>95</text:p>
          </table:table-cell>
        </table:table-row>
        <table:table-row table:style-name="ro1">
          <table:table-cell office:value-type="float" office:value="19296">
            <text:p>19296</text:p>
          </table:table-cell>
          <table:table-cell table:formula="oooc:=[.A96]/10" office:value-type="float" office:value="1929.6">
            <text:p>1929,6</text:p>
          </table:table-cell>
          <table:table-cell table:formula="oooc:=[.C95]+1" office:value-type="float" office:value="96">
            <text:p>96</text:p>
          </table:table-cell>
        </table:table-row>
        <table:table-row table:style-name="ro1">
          <table:table-cell office:value-type="float" office:value="19295">
            <text:p>19295</text:p>
          </table:table-cell>
          <table:table-cell table:formula="oooc:=[.A97]/10" office:value-type="float" office:value="1929.5">
            <text:p>1929,5</text:p>
          </table:table-cell>
          <table:table-cell table:formula="oooc:=[.C96]+1" office:value-type="float" office:value="97">
            <text:p>97</text:p>
          </table:table-cell>
        </table:table-row>
        <table:table-row table:style-name="ro1">
          <table:table-cell office:value-type="float" office:value="19295">
            <text:p>19295</text:p>
          </table:table-cell>
          <table:table-cell table:formula="oooc:=[.A98]/10" office:value-type="float" office:value="1929.5">
            <text:p>1929,5</text:p>
          </table:table-cell>
          <table:table-cell table:formula="oooc:=[.C97]+1" office:value-type="float" office:value="98">
            <text:p>98</text:p>
          </table:table-cell>
        </table:table-row>
        <table:table-row table:style-name="ro1">
          <table:table-cell office:value-type="float" office:value="19295">
            <text:p>19295</text:p>
          </table:table-cell>
          <table:table-cell table:formula="oooc:=[.A99]/10" office:value-type="float" office:value="1929.5">
            <text:p>1929,5</text:p>
          </table:table-cell>
          <table:table-cell table:formula="oooc:=[.C98]+1" office:value-type="float" office:value="99">
            <text:p>99</text:p>
          </table:table-cell>
        </table:table-row>
        <table:table-row table:style-name="ro1">
          <table:table-cell office:value-type="float" office:value="19295">
            <text:p>19295</text:p>
          </table:table-cell>
          <table:table-cell table:formula="oooc:=[.A100]/10" office:value-type="float" office:value="1929.5">
            <text:p>1929,5</text:p>
          </table:table-cell>
          <table:table-cell table:formula="oooc:=[.C99]+1" office:value-type="float" office:value="100">
            <text:p>100</text:p>
          </table:table-cell>
        </table:table-row>
        <table:table-row table:style-name="ro1">
          <table:table-cell office:value-type="float" office:value="19295">
            <text:p>19295</text:p>
          </table:table-cell>
          <table:table-cell table:formula="oooc:=[.A101]/10" office:value-type="float" office:value="1929.5">
            <text:p>1929,5</text:p>
          </table:table-cell>
          <table:table-cell table:formula="oooc:=[.C100]+1" office:value-type="float" office:value="101">
            <text:p>101</text:p>
          </table:table-cell>
        </table:table-row>
        <table:table-row table:style-name="ro1">
          <table:table-cell office:value-type="float" office:value="19295">
            <text:p>19295</text:p>
          </table:table-cell>
          <table:table-cell table:formula="oooc:=[.A102]/10" office:value-type="float" office:value="1929.5">
            <text:p>1929,5</text:p>
          </table:table-cell>
          <table:table-cell table:formula="oooc:=[.C101]+1" office:value-type="float" office:value="102">
            <text:p>102</text:p>
          </table:table-cell>
        </table:table-row>
        <table:table-row table:style-name="ro1">
          <table:table-cell office:value-type="float" office:value="19295">
            <text:p>19295</text:p>
          </table:table-cell>
          <table:table-cell table:formula="oooc:=[.A103]/10" office:value-type="float" office:value="1929.5">
            <text:p>1929,5</text:p>
          </table:table-cell>
          <table:table-cell table:formula="oooc:=[.C102]+1" office:value-type="float" office:value="103">
            <text:p>103</text:p>
          </table:table-cell>
        </table:table-row>
        <table:table-row table:style-name="ro1">
          <table:table-cell office:value-type="float" office:value="19294">
            <text:p>19294</text:p>
          </table:table-cell>
          <table:table-cell table:formula="oooc:=[.A104]/10" office:value-type="float" office:value="1929.4">
            <text:p>1929,4</text:p>
          </table:table-cell>
          <table:table-cell table:formula="oooc:=[.C103]+1" office:value-type="float" office:value="104">
            <text:p>104</text:p>
          </table:table-cell>
        </table:table-row>
        <table:table-row table:style-name="ro1">
          <table:table-cell office:value-type="float" office:value="19294">
            <text:p>19294</text:p>
          </table:table-cell>
          <table:table-cell table:formula="oooc:=[.A105]/10" office:value-type="float" office:value="1929.4">
            <text:p>1929,4</text:p>
          </table:table-cell>
          <table:table-cell table:formula="oooc:=[.C104]+1" office:value-type="float" office:value="105">
            <text:p>105</text:p>
          </table:table-cell>
        </table:table-row>
        <table:table-row table:style-name="ro1">
          <table:table-cell office:value-type="float" office:value="19295">
            <text:p>19295</text:p>
          </table:table-cell>
          <table:table-cell table:formula="oooc:=[.A106]/10" office:value-type="float" office:value="1929.5">
            <text:p>1929,5</text:p>
          </table:table-cell>
          <table:table-cell table:formula="oooc:=[.C105]+1" office:value-type="float" office:value="106">
            <text:p>106</text:p>
          </table:table-cell>
        </table:table-row>
        <table:table-row table:style-name="ro1">
          <table:table-cell office:value-type="float" office:value="19295">
            <text:p>19295</text:p>
          </table:table-cell>
          <table:table-cell table:formula="oooc:=[.A107]/10" office:value-type="float" office:value="1929.5">
            <text:p>1929,5</text:p>
          </table:table-cell>
          <table:table-cell table:formula="oooc:=[.C106]+1" office:value-type="float" office:value="107">
            <text:p>107</text:p>
          </table:table-cell>
        </table:table-row>
        <table:table-row table:style-name="ro1">
          <table:table-cell office:value-type="float" office:value="19294">
            <text:p>19294</text:p>
          </table:table-cell>
          <table:table-cell table:formula="oooc:=[.A108]/10" office:value-type="float" office:value="1929.4">
            <text:p>1929,4</text:p>
          </table:table-cell>
          <table:table-cell table:formula="oooc:=[.C107]+1" office:value-type="float" office:value="108">
            <text:p>108</text:p>
          </table:table-cell>
        </table:table-row>
        <table:table-row table:style-name="ro1">
          <table:table-cell office:value-type="float" office:value="19294">
            <text:p>19294</text:p>
          </table:table-cell>
          <table:table-cell table:formula="oooc:=[.A109]/10" office:value-type="float" office:value="1929.4">
            <text:p>1929,4</text:p>
          </table:table-cell>
          <table:table-cell table:formula="oooc:=[.C108]+1" office:value-type="float" office:value="109">
            <text:p>109</text:p>
          </table:table-cell>
        </table:table-row>
        <table:table-row table:style-name="ro1">
          <table:table-cell office:value-type="float" office:value="19294">
            <text:p>19294</text:p>
          </table:table-cell>
          <table:table-cell table:formula="oooc:=[.A110]/10" office:value-type="float" office:value="1929.4">
            <text:p>1929,4</text:p>
          </table:table-cell>
          <table:table-cell table:formula="oooc:=[.C109]+1" office:value-type="float" office:value="110">
            <text:p>110</text:p>
          </table:table-cell>
        </table:table-row>
        <table:table-row table:style-name="ro1">
          <table:table-cell office:value-type="float" office:value="19295">
            <text:p>19295</text:p>
          </table:table-cell>
          <table:table-cell table:formula="oooc:=[.A111]/10" office:value-type="float" office:value="1929.5">
            <text:p>1929,5</text:p>
          </table:table-cell>
          <table:table-cell table:formula="oooc:=[.C110]+1" office:value-type="float" office:value="111">
            <text:p>111</text:p>
          </table:table-cell>
        </table:table-row>
        <table:table-row table:style-name="ro1">
          <table:table-cell office:value-type="float" office:value="19295">
            <text:p>19295</text:p>
          </table:table-cell>
          <table:table-cell table:formula="oooc:=[.A112]/10" office:value-type="float" office:value="1929.5">
            <text:p>1929,5</text:p>
          </table:table-cell>
          <table:table-cell table:formula="oooc:=[.C111]+1" office:value-type="float" office:value="112">
            <text:p>112</text:p>
          </table:table-cell>
        </table:table-row>
        <table:table-row table:style-name="ro1">
          <table:table-cell office:value-type="float" office:value="19294">
            <text:p>19294</text:p>
          </table:table-cell>
          <table:table-cell table:formula="oooc:=[.A113]/10" office:value-type="float" office:value="1929.4">
            <text:p>1929,4</text:p>
          </table:table-cell>
          <table:table-cell table:formula="oooc:=[.C112]+1" office:value-type="float" office:value="113">
            <text:p>113</text:p>
          </table:table-cell>
        </table:table-row>
        <table:table-row table:style-name="ro1">
          <table:table-cell office:value-type="float" office:value="19294">
            <text:p>19294</text:p>
          </table:table-cell>
          <table:table-cell table:formula="oooc:=[.A114]/10" office:value-type="float" office:value="1929.4">
            <text:p>1929,4</text:p>
          </table:table-cell>
          <table:table-cell table:formula="oooc:=[.C113]+1" office:value-type="float" office:value="114">
            <text:p>114</text:p>
          </table:table-cell>
        </table:table-row>
        <table:table-row table:style-name="ro1">
          <table:table-cell office:value-type="float" office:value="19294">
            <text:p>19294</text:p>
          </table:table-cell>
          <table:table-cell table:formula="oooc:=[.A115]/10" office:value-type="float" office:value="1929.4">
            <text:p>1929,4</text:p>
          </table:table-cell>
          <table:table-cell table:formula="oooc:=[.C114]+1" office:value-type="float" office:value="115">
            <text:p>115</text:p>
          </table:table-cell>
        </table:table-row>
        <table:table-row table:style-name="ro1">
          <table:table-cell office:value-type="float" office:value="19295">
            <text:p>19295</text:p>
          </table:table-cell>
          <table:table-cell table:formula="oooc:=[.A116]/10" office:value-type="float" office:value="1929.5">
            <text:p>1929,5</text:p>
          </table:table-cell>
          <table:table-cell table:formula="oooc:=[.C115]+1" office:value-type="float" office:value="116">
            <text:p>116</text:p>
          </table:table-cell>
        </table:table-row>
        <table:table-row table:style-name="ro1">
          <table:table-cell office:value-type="float" office:value="19293">
            <text:p>19293</text:p>
          </table:table-cell>
          <table:table-cell table:formula="oooc:=[.A117]/10" office:value-type="float" office:value="1929.3">
            <text:p>1929,3</text:p>
          </table:table-cell>
          <table:table-cell table:formula="oooc:=[.C116]+1" office:value-type="float" office:value="117">
            <text:p>117</text:p>
          </table:table-cell>
        </table:table-row>
        <table:table-row table:style-name="ro1">
          <table:table-cell office:value-type="float" office:value="19295">
            <text:p>19295</text:p>
          </table:table-cell>
          <table:table-cell table:formula="oooc:=[.A118]/10" office:value-type="float" office:value="1929.5">
            <text:p>1929,5</text:p>
          </table:table-cell>
          <table:table-cell table:formula="oooc:=[.C117]+1" office:value-type="float" office:value="118">
            <text:p>118</text:p>
          </table:table-cell>
        </table:table-row>
        <table:table-row table:style-name="ro1">
          <table:table-cell office:value-type="float" office:value="19293">
            <text:p>19293</text:p>
          </table:table-cell>
          <table:table-cell table:formula="oooc:=[.A119]/10" office:value-type="float" office:value="1929.3">
            <text:p>1929,3</text:p>
          </table:table-cell>
          <table:table-cell table:formula="oooc:=[.C118]+1" office:value-type="float" office:value="119">
            <text:p>119</text:p>
          </table:table-cell>
        </table:table-row>
        <table:table-row table:style-name="ro1">
          <table:table-cell office:value-type="float" office:value="19294">
            <text:p>19294</text:p>
          </table:table-cell>
          <table:table-cell table:formula="oooc:=[.A120]/10" office:value-type="float" office:value="1929.4">
            <text:p>1929,4</text:p>
          </table:table-cell>
          <table:table-cell table:formula="oooc:=[.C119]+1" office:value-type="float" office:value="120">
            <text:p>120</text:p>
          </table:table-cell>
        </table:table-row>
        <table:table-row table:style-name="ro1">
          <table:table-cell office:value-type="float" office:value="19294">
            <text:p>19294</text:p>
          </table:table-cell>
          <table:table-cell table:formula="oooc:=[.A121]/10" office:value-type="float" office:value="1929.4">
            <text:p>1929,4</text:p>
          </table:table-cell>
          <table:table-cell table:formula="oooc:=[.C120]+1" office:value-type="float" office:value="121">
            <text:p>121</text:p>
          </table:table-cell>
        </table:table-row>
        <table:table-row table:style-name="ro1">
          <table:table-cell office:value-type="float" office:value="19295">
            <text:p>19295</text:p>
          </table:table-cell>
          <table:table-cell table:formula="oooc:=[.A122]/10" office:value-type="float" office:value="1929.5">
            <text:p>1929,5</text:p>
          </table:table-cell>
          <table:table-cell table:formula="oooc:=[.C121]+1" office:value-type="float" office:value="122">
            <text:p>122</text:p>
          </table:table-cell>
        </table:table-row>
        <table:table-row table:style-name="ro1">
          <table:table-cell office:value-type="float" office:value="19293">
            <text:p>19293</text:p>
          </table:table-cell>
          <table:table-cell table:formula="oooc:=[.A123]/10" office:value-type="float" office:value="1929.3">
            <text:p>1929,3</text:p>
          </table:table-cell>
          <table:table-cell table:formula="oooc:=[.C122]+1" office:value-type="float" office:value="123">
            <text:p>123</text:p>
          </table:table-cell>
        </table:table-row>
        <table:table-row table:style-name="ro1">
          <table:table-cell office:value-type="float" office:value="19295">
            <text:p>19295</text:p>
          </table:table-cell>
          <table:table-cell table:formula="oooc:=[.A124]/10" office:value-type="float" office:value="1929.5">
            <text:p>1929,5</text:p>
          </table:table-cell>
          <table:table-cell table:formula="oooc:=[.C123]+1" office:value-type="float" office:value="124">
            <text:p>124</text:p>
          </table:table-cell>
        </table:table-row>
        <table:table-row table:style-name="ro1">
          <table:table-cell office:value-type="float" office:value="19293">
            <text:p>19293</text:p>
          </table:table-cell>
          <table:table-cell table:formula="oooc:=[.A125]/10" office:value-type="float" office:value="1929.3">
            <text:p>1929,3</text:p>
          </table:table-cell>
          <table:table-cell table:formula="oooc:=[.C124]+1" office:value-type="float" office:value="125">
            <text:p>125</text:p>
          </table:table-cell>
        </table:table-row>
        <table:table-row table:style-name="ro1">
          <table:table-cell office:value-type="float" office:value="19294">
            <text:p>19294</text:p>
          </table:table-cell>
          <table:table-cell table:formula="oooc:=[.A126]/10" office:value-type="float" office:value="1929.4">
            <text:p>1929,4</text:p>
          </table:table-cell>
          <table:table-cell table:formula="oooc:=[.C125]+1" office:value-type="float" office:value="126">
            <text:p>126</text:p>
          </table:table-cell>
        </table:table-row>
        <table:table-row table:style-name="ro1">
          <table:table-cell office:value-type="float" office:value="19293">
            <text:p>19293</text:p>
          </table:table-cell>
          <table:table-cell table:formula="oooc:=[.A127]/10" office:value-type="float" office:value="1929.3">
            <text:p>1929,3</text:p>
          </table:table-cell>
          <table:table-cell table:formula="oooc:=[.C126]+1" office:value-type="float" office:value="127">
            <text:p>127</text:p>
          </table:table-cell>
        </table:table-row>
        <table:table-row table:style-name="ro1">
          <table:table-cell office:value-type="float" office:value="19294">
            <text:p>19294</text:p>
          </table:table-cell>
          <table:table-cell table:formula="oooc:=[.A128]/10" office:value-type="float" office:value="1929.4">
            <text:p>1929,4</text:p>
          </table:table-cell>
          <table:table-cell table:formula="oooc:=[.C127]+1" office:value-type="float" office:value="128">
            <text:p>128</text:p>
          </table:table-cell>
        </table:table-row>
        <table:table-row table:style-name="ro1">
          <table:table-cell office:value-type="float" office:value="19293">
            <text:p>19293</text:p>
          </table:table-cell>
          <table:table-cell table:formula="oooc:=[.A129]/10" office:value-type="float" office:value="1929.3">
            <text:p>1929,3</text:p>
          </table:table-cell>
          <table:table-cell table:formula="oooc:=[.C128]+1" office:value-type="float" office:value="129">
            <text:p>129</text:p>
          </table:table-cell>
        </table:table-row>
        <table:table-row table:style-name="ro1">
          <table:table-cell office:value-type="float" office:value="19294">
            <text:p>19294</text:p>
          </table:table-cell>
          <table:table-cell table:formula="oooc:=[.A130]/10" office:value-type="float" office:value="1929.4">
            <text:p>1929,4</text:p>
          </table:table-cell>
          <table:table-cell table:formula="oooc:=[.C129]+1" office:value-type="float" office:value="130">
            <text:p>130</text:p>
          </table:table-cell>
        </table:table-row>
        <table:table-row table:style-name="ro1">
          <table:table-cell office:value-type="float" office:value="19293">
            <text:p>19293</text:p>
          </table:table-cell>
          <table:table-cell table:formula="oooc:=[.A131]/10" office:value-type="float" office:value="1929.3">
            <text:p>1929,3</text:p>
          </table:table-cell>
          <table:table-cell table:formula="oooc:=[.C130]+1" office:value-type="float" office:value="131">
            <text:p>131</text:p>
          </table:table-cell>
        </table:table-row>
        <table:table-row table:style-name="ro1">
          <table:table-cell office:value-type="float" office:value="19294">
            <text:p>19294</text:p>
          </table:table-cell>
          <table:table-cell table:formula="oooc:=[.A132]/10" office:value-type="float" office:value="1929.4">
            <text:p>1929,4</text:p>
          </table:table-cell>
          <table:table-cell table:formula="oooc:=[.C131]+1" office:value-type="float" office:value="132">
            <text:p>132</text:p>
          </table:table-cell>
        </table:table-row>
        <table:table-row table:style-name="ro1">
          <table:table-cell office:value-type="float" office:value="19293">
            <text:p>19293</text:p>
          </table:table-cell>
          <table:table-cell table:formula="oooc:=[.A133]/10" office:value-type="float" office:value="1929.3">
            <text:p>1929,3</text:p>
          </table:table-cell>
          <table:table-cell table:formula="oooc:=[.C132]+1" office:value-type="float" office:value="133">
            <text:p>133</text:p>
          </table:table-cell>
        </table:table-row>
        <table:table-row table:style-name="ro1">
          <table:table-cell office:value-type="float" office:value="19294">
            <text:p>19294</text:p>
          </table:table-cell>
          <table:table-cell table:formula="oooc:=[.A134]/10" office:value-type="float" office:value="1929.4">
            <text:p>1929,4</text:p>
          </table:table-cell>
          <table:table-cell table:formula="oooc:=[.C133]+1" office:value-type="float" office:value="134">
            <text:p>134</text:p>
          </table:table-cell>
        </table:table-row>
        <table:table-row table:style-name="ro1">
          <table:table-cell office:value-type="float" office:value="19293">
            <text:p>19293</text:p>
          </table:table-cell>
          <table:table-cell table:formula="oooc:=[.A135]/10" office:value-type="float" office:value="1929.3">
            <text:p>1929,3</text:p>
          </table:table-cell>
          <table:table-cell table:formula="oooc:=[.C134]+1" office:value-type="float" office:value="135">
            <text:p>135</text:p>
          </table:table-cell>
        </table:table-row>
        <table:table-row table:style-name="ro1">
          <table:table-cell office:value-type="float" office:value="19293">
            <text:p>19293</text:p>
          </table:table-cell>
          <table:table-cell table:formula="oooc:=[.A136]/10" office:value-type="float" office:value="1929.3">
            <text:p>1929,3</text:p>
          </table:table-cell>
          <table:table-cell table:formula="oooc:=[.C135]+1" office:value-type="float" office:value="136">
            <text:p>136</text:p>
          </table:table-cell>
        </table:table-row>
        <table:table-row table:style-name="ro1">
          <table:table-cell office:value-type="float" office:value="19294">
            <text:p>19294</text:p>
          </table:table-cell>
          <table:table-cell table:formula="oooc:=[.A137]/10" office:value-type="float" office:value="1929.4">
            <text:p>1929,4</text:p>
          </table:table-cell>
          <table:table-cell table:formula="oooc:=[.C136]+1" office:value-type="float" office:value="137">
            <text:p>137</text:p>
          </table:table-cell>
        </table:table-row>
        <table:table-row table:style-name="ro1">
          <table:table-cell office:value-type="float" office:value="19292">
            <text:p>19292</text:p>
          </table:table-cell>
          <table:table-cell table:formula="oooc:=[.A138]/10" office:value-type="float" office:value="1929.2">
            <text:p>1929,2</text:p>
          </table:table-cell>
          <table:table-cell table:formula="oooc:=[.C137]+1" office:value-type="float" office:value="138">
            <text:p>138</text:p>
          </table:table-cell>
        </table:table-row>
        <table:table-row table:style-name="ro1">
          <table:table-cell office:value-type="float" office:value="19293">
            <text:p>19293</text:p>
          </table:table-cell>
          <table:table-cell table:formula="oooc:=[.A139]/10" office:value-type="float" office:value="1929.3">
            <text:p>1929,3</text:p>
          </table:table-cell>
          <table:table-cell table:formula="oooc:=[.C138]+1" office:value-type="float" office:value="139">
            <text:p>139</text:p>
          </table:table-cell>
        </table:table-row>
        <table:table-row table:style-name="ro1">
          <table:table-cell office:value-type="float" office:value="19294">
            <text:p>19294</text:p>
          </table:table-cell>
          <table:table-cell table:formula="oooc:=[.A140]/10" office:value-type="float" office:value="1929.4">
            <text:p>1929,4</text:p>
          </table:table-cell>
          <table:table-cell table:formula="oooc:=[.C139]+1" office:value-type="float" office:value="140">
            <text:p>140</text:p>
          </table:table-cell>
        </table:table-row>
        <table:table-row table:style-name="ro1">
          <table:table-cell office:value-type="float" office:value="19292">
            <text:p>19292</text:p>
          </table:table-cell>
          <table:table-cell table:formula="oooc:=[.A141]/10" office:value-type="float" office:value="1929.2">
            <text:p>1929,2</text:p>
          </table:table-cell>
          <table:table-cell table:formula="oooc:=[.C140]+1" office:value-type="float" office:value="141">
            <text:p>141</text:p>
          </table:table-cell>
        </table:table-row>
        <table:table-row table:style-name="ro1">
          <table:table-cell office:value-type="float" office:value="19293">
            <text:p>19293</text:p>
          </table:table-cell>
          <table:table-cell table:formula="oooc:=[.A142]/10" office:value-type="float" office:value="1929.3">
            <text:p>1929,3</text:p>
          </table:table-cell>
          <table:table-cell table:formula="oooc:=[.C141]+1" office:value-type="float" office:value="142">
            <text:p>142</text:p>
          </table:table-cell>
        </table:table-row>
        <table:table-row table:style-name="ro1">
          <table:table-cell office:value-type="float" office:value="19293">
            <text:p>19293</text:p>
          </table:table-cell>
          <table:table-cell table:formula="oooc:=[.A143]/10" office:value-type="float" office:value="1929.3">
            <text:p>1929,3</text:p>
          </table:table-cell>
          <table:table-cell table:formula="oooc:=[.C142]+1" office:value-type="float" office:value="143">
            <text:p>143</text:p>
          </table:table-cell>
        </table:table-row>
        <table:table-row table:style-name="ro1">
          <table:table-cell office:value-type="float" office:value="19292">
            <text:p>19292</text:p>
          </table:table-cell>
          <table:table-cell table:formula="oooc:=[.A144]/10" office:value-type="float" office:value="1929.2">
            <text:p>1929,2</text:p>
          </table:table-cell>
          <table:table-cell table:formula="oooc:=[.C143]+1" office:value-type="float" office:value="144">
            <text:p>144</text:p>
          </table:table-cell>
        </table:table-row>
        <table:table-row table:style-name="ro1">
          <table:table-cell office:value-type="float" office:value="19293">
            <text:p>19293</text:p>
          </table:table-cell>
          <table:table-cell table:formula="oooc:=[.A145]/10" office:value-type="float" office:value="1929.3">
            <text:p>1929,3</text:p>
          </table:table-cell>
          <table:table-cell table:formula="oooc:=[.C144]+1" office:value-type="float" office:value="145">
            <text:p>145</text:p>
          </table:table-cell>
        </table:table-row>
        <table:table-row table:style-name="ro1">
          <table:table-cell office:value-type="float" office:value="19292">
            <text:p>19292</text:p>
          </table:table-cell>
          <table:table-cell table:formula="oooc:=[.A146]/10" office:value-type="float" office:value="1929.2">
            <text:p>1929,2</text:p>
          </table:table-cell>
          <table:table-cell table:formula="oooc:=[.C145]+1" office:value-type="float" office:value="146">
            <text:p>146</text:p>
          </table:table-cell>
        </table:table-row>
        <table:table-row table:style-name="ro1">
          <table:table-cell office:value-type="float" office:value="19293">
            <text:p>19293</text:p>
          </table:table-cell>
          <table:table-cell table:formula="oooc:=[.A147]/10" office:value-type="float" office:value="1929.3">
            <text:p>1929,3</text:p>
          </table:table-cell>
          <table:table-cell table:formula="oooc:=[.C146]+1" office:value-type="float" office:value="147">
            <text:p>147</text:p>
          </table:table-cell>
        </table:table-row>
        <table:table-row table:style-name="ro1">
          <table:table-cell office:value-type="float" office:value="19293">
            <text:p>19293</text:p>
          </table:table-cell>
          <table:table-cell table:formula="oooc:=[.A148]/10" office:value-type="float" office:value="1929.3">
            <text:p>1929,3</text:p>
          </table:table-cell>
          <table:table-cell table:formula="oooc:=[.C147]+1" office:value-type="float" office:value="148">
            <text:p>148</text:p>
          </table:table-cell>
        </table:table-row>
        <table:table-row table:style-name="ro1">
          <table:table-cell office:value-type="float" office:value="19293">
            <text:p>19293</text:p>
          </table:table-cell>
          <table:table-cell table:formula="oooc:=[.A149]/10" office:value-type="float" office:value="1929.3">
            <text:p>1929,3</text:p>
          </table:table-cell>
          <table:table-cell table:formula="oooc:=[.C148]+1" office:value-type="float" office:value="149">
            <text:p>149</text:p>
          </table:table-cell>
        </table:table-row>
        <table:table-row table:style-name="ro1">
          <table:table-cell office:value-type="float" office:value="19292">
            <text:p>19292</text:p>
          </table:table-cell>
          <table:table-cell table:formula="oooc:=[.A150]/10" office:value-type="float" office:value="1929.2">
            <text:p>1929,2</text:p>
          </table:table-cell>
          <table:table-cell table:formula="oooc:=[.C149]+1" office:value-type="float" office:value="150">
            <text:p>150</text:p>
          </table:table-cell>
        </table:table-row>
        <table:table-row table:style-name="ro1">
          <table:table-cell office:value-type="float" office:value="19293">
            <text:p>19293</text:p>
          </table:table-cell>
          <table:table-cell table:formula="oooc:=[.A151]/10" office:value-type="float" office:value="1929.3">
            <text:p>1929,3</text:p>
          </table:table-cell>
          <table:table-cell table:formula="oooc:=[.C150]+1" office:value-type="float" office:value="151">
            <text:p>151</text:p>
          </table:table-cell>
        </table:table-row>
        <table:table-row table:style-name="ro1">
          <table:table-cell office:value-type="float" office:value="19292">
            <text:p>19292</text:p>
          </table:table-cell>
          <table:table-cell table:formula="oooc:=[.A152]/10" office:value-type="float" office:value="1929.2">
            <text:p>1929,2</text:p>
          </table:table-cell>
          <table:table-cell table:formula="oooc:=[.C151]+1" office:value-type="float" office:value="152">
            <text:p>152</text:p>
          </table:table-cell>
        </table:table-row>
        <table:table-row table:style-name="ro1">
          <table:table-cell office:value-type="float" office:value="19293">
            <text:p>19293</text:p>
          </table:table-cell>
          <table:table-cell table:formula="oooc:=[.A153]/10" office:value-type="float" office:value="1929.3">
            <text:p>1929,3</text:p>
          </table:table-cell>
          <table:table-cell table:formula="oooc:=[.C152]+1" office:value-type="float" office:value="153">
            <text:p>153</text:p>
          </table:table-cell>
        </table:table-row>
        <table:table-row table:style-name="ro1">
          <table:table-cell office:value-type="float" office:value="19292">
            <text:p>19292</text:p>
          </table:table-cell>
          <table:table-cell table:formula="oooc:=[.A154]/10" office:value-type="float" office:value="1929.2">
            <text:p>1929,2</text:p>
          </table:table-cell>
          <table:table-cell table:formula="oooc:=[.C153]+1" office:value-type="float" office:value="154">
            <text:p>154</text:p>
          </table:table-cell>
        </table:table-row>
        <table:table-row table:style-name="ro1">
          <table:table-cell office:value-type="float" office:value="19292">
            <text:p>19292</text:p>
          </table:table-cell>
          <table:table-cell table:formula="oooc:=[.A155]/10" office:value-type="float" office:value="1929.2">
            <text:p>1929,2</text:p>
          </table:table-cell>
          <table:table-cell table:formula="oooc:=[.C154]+1" office:value-type="float" office:value="155">
            <text:p>155</text:p>
          </table:table-cell>
        </table:table-row>
        <table:table-row table:style-name="ro1">
          <table:table-cell office:value-type="float" office:value="19292">
            <text:p>19292</text:p>
          </table:table-cell>
          <table:table-cell table:formula="oooc:=[.A156]/10" office:value-type="float" office:value="1929.2">
            <text:p>1929,2</text:p>
          </table:table-cell>
          <table:table-cell table:formula="oooc:=[.C155]+1" office:value-type="float" office:value="156">
            <text:p>156</text:p>
          </table:table-cell>
        </table:table-row>
        <table:table-row table:style-name="ro1">
          <table:table-cell office:value-type="float" office:value="19293">
            <text:p>19293</text:p>
          </table:table-cell>
          <table:table-cell table:formula="oooc:=[.A157]/10" office:value-type="float" office:value="1929.3">
            <text:p>1929,3</text:p>
          </table:table-cell>
          <table:table-cell table:formula="oooc:=[.C156]+1" office:value-type="float" office:value="157">
            <text:p>157</text:p>
          </table:table-cell>
        </table:table-row>
        <table:table-row table:style-name="ro1">
          <table:table-cell office:value-type="float" office:value="19292">
            <text:p>19292</text:p>
          </table:table-cell>
          <table:table-cell table:formula="oooc:=[.A158]/10" office:value-type="float" office:value="1929.2">
            <text:p>1929,2</text:p>
          </table:table-cell>
          <table:table-cell table:formula="oooc:=[.C157]+1" office:value-type="float" office:value="158">
            <text:p>158</text:p>
          </table:table-cell>
        </table:table-row>
        <table:table-row table:style-name="ro1">
          <table:table-cell office:value-type="float" office:value="19292">
            <text:p>19292</text:p>
          </table:table-cell>
          <table:table-cell table:formula="oooc:=[.A159]/10" office:value-type="float" office:value="1929.2">
            <text:p>1929,2</text:p>
          </table:table-cell>
          <table:table-cell table:formula="oooc:=[.C158]+1" office:value-type="float" office:value="159">
            <text:p>159</text:p>
          </table:table-cell>
        </table:table-row>
        <table:table-row table:style-name="ro1">
          <table:table-cell office:value-type="float" office:value="19292">
            <text:p>19292</text:p>
          </table:table-cell>
          <table:table-cell table:formula="oooc:=[.A160]/10" office:value-type="float" office:value="1929.2">
            <text:p>1929,2</text:p>
          </table:table-cell>
          <table:table-cell table:formula="oooc:=[.C159]+1" office:value-type="float" office:value="160">
            <text:p>160</text:p>
          </table:table-cell>
        </table:table-row>
        <table:table-row table:style-name="ro1">
          <table:table-cell office:value-type="float" office:value="19293">
            <text:p>19293</text:p>
          </table:table-cell>
          <table:table-cell table:formula="oooc:=[.A161]/10" office:value-type="float" office:value="1929.3">
            <text:p>1929,3</text:p>
          </table:table-cell>
          <table:table-cell table:formula="oooc:=[.C160]+1" office:value-type="float" office:value="161">
            <text:p>161</text:p>
          </table:table-cell>
        </table:table-row>
        <table:table-row table:style-name="ro1">
          <table:table-cell office:value-type="float" office:value="19292">
            <text:p>19292</text:p>
          </table:table-cell>
          <table:table-cell table:formula="oooc:=[.A162]/10" office:value-type="float" office:value="1929.2">
            <text:p>1929,2</text:p>
          </table:table-cell>
          <table:table-cell table:formula="oooc:=[.C161]+1" office:value-type="float" office:value="162">
            <text:p>162</text:p>
          </table:table-cell>
        </table:table-row>
        <table:table-row table:style-name="ro1">
          <table:table-cell office:value-type="float" office:value="19292">
            <text:p>19292</text:p>
          </table:table-cell>
          <table:table-cell table:formula="oooc:=[.A163]/10" office:value-type="float" office:value="1929.2">
            <text:p>1929,2</text:p>
          </table:table-cell>
          <table:table-cell table:formula="oooc:=[.C162]+1" office:value-type="float" office:value="163">
            <text:p>163</text:p>
          </table:table-cell>
        </table:table-row>
        <table:table-row table:style-name="ro1">
          <table:table-cell office:value-type="float" office:value="19292">
            <text:p>19292</text:p>
          </table:table-cell>
          <table:table-cell table:formula="oooc:=[.A164]/10" office:value-type="float" office:value="1929.2">
            <text:p>1929,2</text:p>
          </table:table-cell>
          <table:table-cell table:formula="oooc:=[.C163]+1" office:value-type="float" office:value="164">
            <text:p>164</text:p>
          </table:table-cell>
        </table:table-row>
        <table:table-row table:style-name="ro1">
          <table:table-cell office:value-type="float" office:value="19291">
            <text:p>19291</text:p>
          </table:table-cell>
          <table:table-cell table:formula="oooc:=[.A165]/10" office:value-type="float" office:value="1929.1">
            <text:p>1929,1</text:p>
          </table:table-cell>
          <table:table-cell table:formula="oooc:=[.C164]+1" office:value-type="float" office:value="165">
            <text:p>165</text:p>
          </table:table-cell>
        </table:table-row>
        <table:table-row table:style-name="ro1">
          <table:table-cell office:value-type="float" office:value="19292">
            <text:p>19292</text:p>
          </table:table-cell>
          <table:table-cell table:formula="oooc:=[.A166]/10" office:value-type="float" office:value="1929.2">
            <text:p>1929,2</text:p>
          </table:table-cell>
          <table:table-cell table:formula="oooc:=[.C165]+1" office:value-type="float" office:value="166">
            <text:p>166</text:p>
          </table:table-cell>
        </table:table-row>
        <table:table-row table:style-name="ro1">
          <table:table-cell office:value-type="float" office:value="19292">
            <text:p>19292</text:p>
          </table:table-cell>
          <table:table-cell table:formula="oooc:=[.A167]/10" office:value-type="float" office:value="1929.2">
            <text:p>1929,2</text:p>
          </table:table-cell>
          <table:table-cell table:formula="oooc:=[.C166]+1" office:value-type="float" office:value="167">
            <text:p>167</text:p>
          </table:table-cell>
        </table:table-row>
        <table:table-row table:style-name="ro1">
          <table:table-cell office:value-type="float" office:value="19293">
            <text:p>19293</text:p>
          </table:table-cell>
          <table:table-cell table:formula="oooc:=[.A168]/10" office:value-type="float" office:value="1929.3">
            <text:p>1929,3</text:p>
          </table:table-cell>
          <table:table-cell table:formula="oooc:=[.C167]+1" office:value-type="float" office:value="168">
            <text:p>168</text:p>
          </table:table-cell>
        </table:table-row>
        <table:table-row table:style-name="ro1">
          <table:table-cell office:value-type="float" office:value="19291">
            <text:p>19291</text:p>
          </table:table-cell>
          <table:table-cell table:formula="oooc:=[.A169]/10" office:value-type="float" office:value="1929.1">
            <text:p>1929,1</text:p>
          </table:table-cell>
          <table:table-cell table:formula="oooc:=[.C168]+1" office:value-type="float" office:value="169">
            <text:p>169</text:p>
          </table:table-cell>
        </table:table-row>
        <table:table-row table:style-name="ro1">
          <table:table-cell office:value-type="float" office:value="19292">
            <text:p>19292</text:p>
          </table:table-cell>
          <table:table-cell table:formula="oooc:=[.A170]/10" office:value-type="float" office:value="1929.2">
            <text:p>1929,2</text:p>
          </table:table-cell>
          <table:table-cell table:formula="oooc:=[.C169]+1" office:value-type="float" office:value="170">
            <text:p>170</text:p>
          </table:table-cell>
        </table:table-row>
        <table:table-row table:style-name="ro1">
          <table:table-cell office:value-type="float" office:value="19291">
            <text:p>19291</text:p>
          </table:table-cell>
          <table:table-cell table:formula="oooc:=[.A171]/10" office:value-type="float" office:value="1929.1">
            <text:p>1929,1</text:p>
          </table:table-cell>
          <table:table-cell table:formula="oooc:=[.C170]+1" office:value-type="float" office:value="171">
            <text:p>171</text:p>
          </table:table-cell>
        </table:table-row>
        <table:table-row table:style-name="ro1">
          <table:table-cell office:value-type="float" office:value="19292">
            <text:p>19292</text:p>
          </table:table-cell>
          <table:table-cell table:formula="oooc:=[.A172]/10" office:value-type="float" office:value="1929.2">
            <text:p>1929,2</text:p>
          </table:table-cell>
          <table:table-cell table:formula="oooc:=[.C171]+1" office:value-type="float" office:value="172">
            <text:p>172</text:p>
          </table:table-cell>
        </table:table-row>
        <table:table-row table:style-name="ro1">
          <table:table-cell office:value-type="float" office:value="19291">
            <text:p>19291</text:p>
          </table:table-cell>
          <table:table-cell table:formula="oooc:=[.A173]/10" office:value-type="float" office:value="1929.1">
            <text:p>1929,1</text:p>
          </table:table-cell>
          <table:table-cell table:formula="oooc:=[.C172]+1" office:value-type="float" office:value="173">
            <text:p>173</text:p>
          </table:table-cell>
        </table:table-row>
        <table:table-row table:style-name="ro1">
          <table:table-cell office:value-type="float" office:value="19292">
            <text:p>19292</text:p>
          </table:table-cell>
          <table:table-cell table:formula="oooc:=[.A174]/10" office:value-type="float" office:value="1929.2">
            <text:p>1929,2</text:p>
          </table:table-cell>
          <table:table-cell table:formula="oooc:=[.C173]+1" office:value-type="float" office:value="174">
            <text:p>174</text:p>
          </table:table-cell>
        </table:table-row>
        <table:table-row table:style-name="ro1">
          <table:table-cell office:value-type="float" office:value="19291">
            <text:p>19291</text:p>
          </table:table-cell>
          <table:table-cell table:formula="oooc:=[.A175]/10" office:value-type="float" office:value="1929.1">
            <text:p>1929,1</text:p>
          </table:table-cell>
          <table:table-cell table:formula="oooc:=[.C174]+1" office:value-type="float" office:value="175">
            <text:p>175</text:p>
          </table:table-cell>
        </table:table-row>
        <table:table-row table:style-name="ro1">
          <table:table-cell office:value-type="float" office:value="19291">
            <text:p>19291</text:p>
          </table:table-cell>
          <table:table-cell table:formula="oooc:=[.A176]/10" office:value-type="float" office:value="1929.1">
            <text:p>1929,1</text:p>
          </table:table-cell>
          <table:table-cell table:formula="oooc:=[.C175]+1" office:value-type="float" office:value="176">
            <text:p>176</text:p>
          </table:table-cell>
        </table:table-row>
        <table:table-row table:style-name="ro1">
          <table:table-cell office:value-type="float" office:value="19291">
            <text:p>19291</text:p>
          </table:table-cell>
          <table:table-cell table:formula="oooc:=[.A177]/10" office:value-type="float" office:value="1929.1">
            <text:p>1929,1</text:p>
          </table:table-cell>
          <table:table-cell table:formula="oooc:=[.C176]+1" office:value-type="float" office:value="177">
            <text:p>177</text:p>
          </table:table-cell>
        </table:table-row>
        <table:table-row table:style-name="ro1">
          <table:table-cell office:value-type="float" office:value="19292">
            <text:p>19292</text:p>
          </table:table-cell>
          <table:table-cell table:formula="oooc:=[.A178]/10" office:value-type="float" office:value="1929.2">
            <text:p>1929,2</text:p>
          </table:table-cell>
          <table:table-cell table:formula="oooc:=[.C177]+1" office:value-type="float" office:value="178">
            <text:p>178</text:p>
          </table:table-cell>
        </table:table-row>
        <table:table-row table:style-name="ro1">
          <table:table-cell office:value-type="float" office:value="19292">
            <text:p>19292</text:p>
          </table:table-cell>
          <table:table-cell table:formula="oooc:=[.A179]/10" office:value-type="float" office:value="1929.2">
            <text:p>1929,2</text:p>
          </table:table-cell>
          <table:table-cell table:formula="oooc:=[.C178]+1" office:value-type="float" office:value="179">
            <text:p>179</text:p>
          </table:table-cell>
        </table:table-row>
        <table:table-row table:style-name="ro1">
          <table:table-cell office:value-type="float" office:value="19291">
            <text:p>19291</text:p>
          </table:table-cell>
          <table:table-cell table:formula="oooc:=[.A180]/10" office:value-type="float" office:value="1929.1">
            <text:p>1929,1</text:p>
          </table:table-cell>
          <table:table-cell table:formula="oooc:=[.C179]+1" office:value-type="float" office:value="180">
            <text:p>180</text:p>
          </table:table-cell>
        </table:table-row>
        <table:table-row table:style-name="ro1">
          <table:table-cell office:value-type="float" office:value="19291">
            <text:p>19291</text:p>
          </table:table-cell>
          <table:table-cell table:formula="oooc:=[.A181]/10" office:value-type="float" office:value="1929.1">
            <text:p>1929,1</text:p>
          </table:table-cell>
          <table:table-cell table:formula="oooc:=[.C180]+1" office:value-type="float" office:value="181">
            <text:p>181</text:p>
          </table:table-cell>
        </table:table-row>
        <table:table-row table:style-name="ro1">
          <table:table-cell office:value-type="float" office:value="19292">
            <text:p>19292</text:p>
          </table:table-cell>
          <table:table-cell table:formula="oooc:=[.A182]/10" office:value-type="float" office:value="1929.2">
            <text:p>1929,2</text:p>
          </table:table-cell>
          <table:table-cell table:formula="oooc:=[.C181]+1" office:value-type="float" office:value="182">
            <text:p>182</text:p>
          </table:table-cell>
        </table:table-row>
        <table:table-row table:style-name="ro1">
          <table:table-cell office:value-type="float" office:value="19291">
            <text:p>19291</text:p>
          </table:table-cell>
          <table:table-cell table:formula="oooc:=[.A183]/10" office:value-type="float" office:value="1929.1">
            <text:p>1929,1</text:p>
          </table:table-cell>
          <table:table-cell table:formula="oooc:=[.C182]+1" office:value-type="float" office:value="183">
            <text:p>183</text:p>
          </table:table-cell>
        </table:table-row>
        <table:table-row table:style-name="ro1">
          <table:table-cell office:value-type="float" office:value="19291">
            <text:p>19291</text:p>
          </table:table-cell>
          <table:table-cell table:formula="oooc:=[.A184]/10" office:value-type="float" office:value="1929.1">
            <text:p>1929,1</text:p>
          </table:table-cell>
          <table:table-cell table:formula="oooc:=[.C183]+1" office:value-type="float" office:value="184">
            <text:p>184</text:p>
          </table:table-cell>
        </table:table-row>
        <table:table-row table:style-name="ro1">
          <table:table-cell office:value-type="float" office:value="19292">
            <text:p>19292</text:p>
          </table:table-cell>
          <table:table-cell table:formula="oooc:=[.A185]/10" office:value-type="float" office:value="1929.2">
            <text:p>1929,2</text:p>
          </table:table-cell>
          <table:table-cell table:formula="oooc:=[.C184]+1" office:value-type="float" office:value="185">
            <text:p>185</text:p>
          </table:table-cell>
        </table:table-row>
        <table:table-row table:style-name="ro1">
          <table:table-cell office:value-type="float" office:value="19291">
            <text:p>19291</text:p>
          </table:table-cell>
          <table:table-cell table:formula="oooc:=[.A186]/10" office:value-type="float" office:value="1929.1">
            <text:p>1929,1</text:p>
          </table:table-cell>
          <table:table-cell table:formula="oooc:=[.C185]+1" office:value-type="float" office:value="186">
            <text:p>186</text:p>
          </table:table-cell>
        </table:table-row>
        <table:table-row table:style-name="ro1">
          <table:table-cell office:value-type="float" office:value="19291">
            <text:p>19291</text:p>
          </table:table-cell>
          <table:table-cell table:formula="oooc:=[.A187]/10" office:value-type="float" office:value="1929.1">
            <text:p>1929,1</text:p>
          </table:table-cell>
          <table:table-cell table:formula="oooc:=[.C186]+1" office:value-type="float" office:value="187">
            <text:p>187</text:p>
          </table:table-cell>
        </table:table-row>
        <table:table-row table:style-name="ro1">
          <table:table-cell office:value-type="float" office:value="19291">
            <text:p>19291</text:p>
          </table:table-cell>
          <table:table-cell table:formula="oooc:=[.A188]/10" office:value-type="float" office:value="1929.1">
            <text:p>1929,1</text:p>
          </table:table-cell>
          <table:table-cell table:formula="oooc:=[.C187]+1" office:value-type="float" office:value="188">
            <text:p>188</text:p>
          </table:table-cell>
        </table:table-row>
        <table:table-row table:style-name="ro1">
          <table:table-cell office:value-type="float" office:value="19291">
            <text:p>19291</text:p>
          </table:table-cell>
          <table:table-cell table:formula="oooc:=[.A189]/10" office:value-type="float" office:value="1929.1">
            <text:p>1929,1</text:p>
          </table:table-cell>
          <table:table-cell table:formula="oooc:=[.C188]+1" office:value-type="float" office:value="189">
            <text:p>189</text:p>
          </table:table-cell>
        </table:table-row>
        <table:table-row table:style-name="ro1">
          <table:table-cell office:value-type="float" office:value="19291">
            <text:p>19291</text:p>
          </table:table-cell>
          <table:table-cell table:formula="oooc:=[.A190]/10" office:value-type="float" office:value="1929.1">
            <text:p>1929,1</text:p>
          </table:table-cell>
          <table:table-cell table:formula="oooc:=[.C189]+1" office:value-type="float" office:value="190">
            <text:p>190</text:p>
          </table:table-cell>
        </table:table-row>
        <table:table-row table:style-name="ro1">
          <table:table-cell office:value-type="float" office:value="19291">
            <text:p>19291</text:p>
          </table:table-cell>
          <table:table-cell table:formula="oooc:=[.A191]/10" office:value-type="float" office:value="1929.1">
            <text:p>1929,1</text:p>
          </table:table-cell>
          <table:table-cell table:formula="oooc:=[.C190]+1" office:value-type="float" office:value="191">
            <text:p>191</text:p>
          </table:table-cell>
        </table:table-row>
        <table:table-row table:style-name="ro1">
          <table:table-cell office:value-type="float" office:value="19291">
            <text:p>19291</text:p>
          </table:table-cell>
          <table:table-cell table:formula="oooc:=[.A192]/10" office:value-type="float" office:value="1929.1">
            <text:p>1929,1</text:p>
          </table:table-cell>
          <table:table-cell table:formula="oooc:=[.C191]+1" office:value-type="float" office:value="192">
            <text:p>192</text:p>
          </table:table-cell>
        </table:table-row>
        <table:table-row table:style-name="ro1">
          <table:table-cell office:value-type="float" office:value="19291">
            <text:p>19291</text:p>
          </table:table-cell>
          <table:table-cell table:formula="oooc:=[.A193]/10" office:value-type="float" office:value="1929.1">
            <text:p>1929,1</text:p>
          </table:table-cell>
          <table:table-cell table:formula="oooc:=[.C192]+1" office:value-type="float" office:value="193">
            <text:p>193</text:p>
          </table:table-cell>
        </table:table-row>
        <table:table-row table:style-name="ro1">
          <table:table-cell office:value-type="float" office:value="19291">
            <text:p>19291</text:p>
          </table:table-cell>
          <table:table-cell table:formula="oooc:=[.A194]/10" office:value-type="float" office:value="1929.1">
            <text:p>1929,1</text:p>
          </table:table-cell>
          <table:table-cell table:formula="oooc:=[.C193]+1" office:value-type="float" office:value="194">
            <text:p>194</text:p>
          </table:table-cell>
        </table:table-row>
        <table:table-row table:style-name="ro1">
          <table:table-cell office:value-type="float" office:value="19291">
            <text:p>19291</text:p>
          </table:table-cell>
          <table:table-cell table:formula="oooc:=[.A195]/10" office:value-type="float" office:value="1929.1">
            <text:p>1929,1</text:p>
          </table:table-cell>
          <table:table-cell table:formula="oooc:=[.C194]+1" office:value-type="float" office:value="195">
            <text:p>195</text:p>
          </table:table-cell>
        </table:table-row>
        <table:table-row table:style-name="ro1">
          <table:table-cell office:value-type="float" office:value="19289">
            <text:p>19289</text:p>
          </table:table-cell>
          <table:table-cell table:formula="oooc:=[.A196]/10" office:value-type="float" office:value="1928.9">
            <text:p>1928,9</text:p>
          </table:table-cell>
          <table:table-cell table:formula="oooc:=[.C195]+1" office:value-type="float" office:value="196">
            <text:p>196</text:p>
          </table:table-cell>
        </table:table-row>
        <table:table-row table:style-name="ro1">
          <table:table-cell office:value-type="float" office:value="19291">
            <text:p>19291</text:p>
          </table:table-cell>
          <table:table-cell table:formula="oooc:=[.A197]/10" office:value-type="float" office:value="1929.1">
            <text:p>1929,1</text:p>
          </table:table-cell>
          <table:table-cell table:formula="oooc:=[.C196]+1" office:value-type="float" office:value="197">
            <text:p>197</text:p>
          </table:table-cell>
        </table:table-row>
        <table:table-row table:style-name="ro1">
          <table:table-cell office:value-type="float" office:value="19291">
            <text:p>19291</text:p>
          </table:table-cell>
          <table:table-cell table:formula="oooc:=[.A198]/10" office:value-type="float" office:value="1929.1">
            <text:p>1929,1</text:p>
          </table:table-cell>
          <table:table-cell table:formula="oooc:=[.C197]+1" office:value-type="float" office:value="198">
            <text:p>198</text:p>
          </table:table-cell>
        </table:table-row>
        <table:table-row table:style-name="ro1">
          <table:table-cell office:value-type="float" office:value="19290">
            <text:p>19290</text:p>
          </table:table-cell>
          <table:table-cell table:formula="oooc:=[.A199]/10" office:value-type="float" office:value="1929">
            <text:p>1929,0</text:p>
          </table:table-cell>
          <table:table-cell table:formula="oooc:=[.C198]+1" office:value-type="float" office:value="199">
            <text:p>199</text:p>
          </table:table-cell>
        </table:table-row>
        <table:table-row table:style-name="ro1">
          <table:table-cell office:value-type="float" office:value="19290">
            <text:p>19290</text:p>
          </table:table-cell>
          <table:table-cell table:formula="oooc:=[.A200]/10" office:value-type="float" office:value="1929">
            <text:p>1929,0</text:p>
          </table:table-cell>
          <table:table-cell table:formula="oooc:=[.C199]+1" office:value-type="float" office:value="200">
            <text:p>200</text:p>
          </table:table-cell>
        </table:table-row>
        <table:table-row table:style-name="ro1">
          <table:table-cell office:value-type="float" office:value="19291">
            <text:p>19291</text:p>
          </table:table-cell>
          <table:table-cell table:formula="oooc:=[.A201]/10" office:value-type="float" office:value="1929.1">
            <text:p>1929,1</text:p>
          </table:table-cell>
          <table:table-cell table:formula="oooc:=[.C200]+1" office:value-type="float" office:value="201">
            <text:p>201</text:p>
          </table:table-cell>
        </table:table-row>
        <table:table-row table:style-name="ro1">
          <table:table-cell office:value-type="float" office:value="19291">
            <text:p>19291</text:p>
          </table:table-cell>
          <table:table-cell table:formula="oooc:=[.A202]/10" office:value-type="float" office:value="1929.1">
            <text:p>1929,1</text:p>
          </table:table-cell>
          <table:table-cell table:formula="oooc:=[.C201]+1" office:value-type="float" office:value="202">
            <text:p>202</text:p>
          </table:table-cell>
        </table:table-row>
        <table:table-row table:style-name="ro1">
          <table:table-cell office:value-type="float" office:value="19290">
            <text:p>19290</text:p>
          </table:table-cell>
          <table:table-cell table:formula="oooc:=[.A203]/10" office:value-type="float" office:value="1929">
            <text:p>1929,0</text:p>
          </table:table-cell>
          <table:table-cell table:formula="oooc:=[.C202]+1" office:value-type="float" office:value="203">
            <text:p>203</text:p>
          </table:table-cell>
        </table:table-row>
        <table:table-row table:style-name="ro1">
          <table:table-cell office:value-type="float" office:value="19290">
            <text:p>19290</text:p>
          </table:table-cell>
          <table:table-cell table:formula="oooc:=[.A204]/10" office:value-type="float" office:value="1929">
            <text:p>1929,0</text:p>
          </table:table-cell>
          <table:table-cell table:formula="oooc:=[.C203]+1" office:value-type="float" office:value="204">
            <text:p>204</text:p>
          </table:table-cell>
        </table:table-row>
        <table:table-row table:style-name="ro1">
          <table:table-cell office:value-type="float" office:value="19290">
            <text:p>19290</text:p>
          </table:table-cell>
          <table:table-cell table:formula="oooc:=[.A205]/10" office:value-type="float" office:value="1929">
            <text:p>1929,0</text:p>
          </table:table-cell>
          <table:table-cell table:formula="oooc:=[.C204]+1" office:value-type="float" office:value="205">
            <text:p>205</text:p>
          </table:table-cell>
        </table:table-row>
        <table:table-row table:style-name="ro1">
          <table:table-cell office:value-type="float" office:value="19290">
            <text:p>19290</text:p>
          </table:table-cell>
          <table:table-cell table:formula="oooc:=[.A206]/10" office:value-type="float" office:value="1929">
            <text:p>1929,0</text:p>
          </table:table-cell>
          <table:table-cell table:formula="oooc:=[.C205]+1" office:value-type="float" office:value="206">
            <text:p>206</text:p>
          </table:table-cell>
        </table:table-row>
        <table:table-row table:style-name="ro1">
          <table:table-cell office:value-type="float" office:value="19290">
            <text:p>19290</text:p>
          </table:table-cell>
          <table:table-cell table:formula="oooc:=[.A207]/10" office:value-type="float" office:value="1929">
            <text:p>1929,0</text:p>
          </table:table-cell>
          <table:table-cell table:formula="oooc:=[.C206]+1" office:value-type="float" office:value="207">
            <text:p>207</text:p>
          </table:table-cell>
        </table:table-row>
        <table:table-row table:style-name="ro1">
          <table:table-cell office:value-type="float" office:value="19290">
            <text:p>19290</text:p>
          </table:table-cell>
          <table:table-cell table:formula="oooc:=[.A208]/10" office:value-type="float" office:value="1929">
            <text:p>1929,0</text:p>
          </table:table-cell>
          <table:table-cell table:formula="oooc:=[.C207]+1" office:value-type="float" office:value="208">
            <text:p>208</text:p>
          </table:table-cell>
        </table:table-row>
        <table:table-row table:style-name="ro1">
          <table:table-cell office:value-type="float" office:value="19291">
            <text:p>19291</text:p>
          </table:table-cell>
          <table:table-cell table:formula="oooc:=[.A209]/10" office:value-type="float" office:value="1929.1">
            <text:p>1929,1</text:p>
          </table:table-cell>
          <table:table-cell table:formula="oooc:=[.C208]+1" office:value-type="float" office:value="209">
            <text:p>209</text:p>
          </table:table-cell>
        </table:table-row>
        <table:table-row table:style-name="ro1">
          <table:table-cell office:value-type="float" office:value="19289">
            <text:p>19289</text:p>
          </table:table-cell>
          <table:table-cell table:formula="oooc:=[.A210]/10" office:value-type="float" office:value="1928.9">
            <text:p>1928,9</text:p>
          </table:table-cell>
          <table:table-cell table:formula="oooc:=[.C209]+1" office:value-type="float" office:value="210">
            <text:p>210</text:p>
          </table:table-cell>
        </table:table-row>
        <table:table-row table:style-name="ro1">
          <table:table-cell office:value-type="float" office:value="19290">
            <text:p>19290</text:p>
          </table:table-cell>
          <table:table-cell table:formula="oooc:=[.A211]/10" office:value-type="float" office:value="1929">
            <text:p>1929,0</text:p>
          </table:table-cell>
          <table:table-cell table:formula="oooc:=[.C210]+1" office:value-type="float" office:value="211">
            <text:p>211</text:p>
          </table:table-cell>
        </table:table-row>
        <table:table-row table:style-name="ro1">
          <table:table-cell office:value-type="float" office:value="19289">
            <text:p>19289</text:p>
          </table:table-cell>
          <table:table-cell table:formula="oooc:=[.A212]/10" office:value-type="float" office:value="1928.9">
            <text:p>1928,9</text:p>
          </table:table-cell>
          <table:table-cell table:formula="oooc:=[.C211]+1" office:value-type="float" office:value="212">
            <text:p>212</text:p>
          </table:table-cell>
        </table:table-row>
        <table:table-row table:style-name="ro1">
          <table:table-cell office:value-type="float" office:value="19290">
            <text:p>19290</text:p>
          </table:table-cell>
          <table:table-cell table:formula="oooc:=[.A213]/10" office:value-type="float" office:value="1929">
            <text:p>1929,0</text:p>
          </table:table-cell>
          <table:table-cell table:formula="oooc:=[.C212]+1" office:value-type="float" office:value="213">
            <text:p>213</text:p>
          </table:table-cell>
        </table:table-row>
        <table:table-row table:style-name="ro1">
          <table:table-cell office:value-type="float" office:value="19290">
            <text:p>19290</text:p>
          </table:table-cell>
          <table:table-cell table:formula="oooc:=[.A214]/10" office:value-type="float" office:value="1929">
            <text:p>1929,0</text:p>
          </table:table-cell>
          <table:table-cell table:formula="oooc:=[.C213]+1" office:value-type="float" office:value="214">
            <text:p>214</text:p>
          </table:table-cell>
        </table:table-row>
        <table:table-row table:style-name="ro1">
          <table:table-cell office:value-type="float" office:value="19290">
            <text:p>19290</text:p>
          </table:table-cell>
          <table:table-cell table:formula="oooc:=[.A215]/10" office:value-type="float" office:value="1929">
            <text:p>1929,0</text:p>
          </table:table-cell>
          <table:table-cell table:formula="oooc:=[.C214]+1" office:value-type="float" office:value="215">
            <text:p>215</text:p>
          </table:table-cell>
        </table:table-row>
        <table:table-row table:style-name="ro1">
          <table:table-cell office:value-type="float" office:value="19290">
            <text:p>19290</text:p>
          </table:table-cell>
          <table:table-cell table:formula="oooc:=[.A216]/10" office:value-type="float" office:value="1929">
            <text:p>1929,0</text:p>
          </table:table-cell>
          <table:table-cell table:formula="oooc:=[.C215]+1" office:value-type="float" office:value="216">
            <text:p>216</text:p>
          </table:table-cell>
        </table:table-row>
        <table:table-row table:style-name="ro1">
          <table:table-cell office:value-type="float" office:value="19289">
            <text:p>19289</text:p>
          </table:table-cell>
          <table:table-cell table:formula="oooc:=[.A217]/10" office:value-type="float" office:value="1928.9">
            <text:p>1928,9</text:p>
          </table:table-cell>
          <table:table-cell table:formula="oooc:=[.C216]+1" office:value-type="float" office:value="217">
            <text:p>217</text:p>
          </table:table-cell>
        </table:table-row>
        <table:table-row table:style-name="ro1">
          <table:table-cell office:value-type="float" office:value="19290">
            <text:p>19290</text:p>
          </table:table-cell>
          <table:table-cell table:formula="oooc:=[.A218]/10" office:value-type="float" office:value="1929">
            <text:p>1929,0</text:p>
          </table:table-cell>
          <table:table-cell table:formula="oooc:=[.C217]+1" office:value-type="float" office:value="218">
            <text:p>218</text:p>
          </table:table-cell>
        </table:table-row>
        <table:table-row table:style-name="ro1">
          <table:table-cell office:value-type="float" office:value="19290">
            <text:p>19290</text:p>
          </table:table-cell>
          <table:table-cell table:formula="oooc:=[.A219]/10" office:value-type="float" office:value="1929">
            <text:p>1929,0</text:p>
          </table:table-cell>
          <table:table-cell table:formula="oooc:=[.C218]+1" office:value-type="float" office:value="219">
            <text:p>219</text:p>
          </table:table-cell>
        </table:table-row>
        <table:table-row table:style-name="ro1">
          <table:table-cell office:value-type="float" office:value="19290">
            <text:p>19290</text:p>
          </table:table-cell>
          <table:table-cell table:formula="oooc:=[.A220]/10" office:value-type="float" office:value="1929">
            <text:p>1929,0</text:p>
          </table:table-cell>
          <table:table-cell table:formula="oooc:=[.C219]+1" office:value-type="float" office:value="220">
            <text:p>220</text:p>
          </table:table-cell>
        </table:table-row>
        <table:table-row table:style-name="ro1">
          <table:table-cell office:value-type="float" office:value="19289">
            <text:p>19289</text:p>
          </table:table-cell>
          <table:table-cell table:formula="oooc:=[.A221]/10" office:value-type="float" office:value="1928.9">
            <text:p>1928,9</text:p>
          </table:table-cell>
          <table:table-cell table:formula="oooc:=[.C220]+1" office:value-type="float" office:value="221">
            <text:p>221</text:p>
          </table:table-cell>
        </table:table-row>
        <table:table-row table:style-name="ro1">
          <table:table-cell office:value-type="float" office:value="19290">
            <text:p>19290</text:p>
          </table:table-cell>
          <table:table-cell table:formula="oooc:=[.A222]/10" office:value-type="float" office:value="1929">
            <text:p>1929,0</text:p>
          </table:table-cell>
          <table:table-cell table:formula="oooc:=[.C221]+1" office:value-type="float" office:value="222">
            <text:p>222</text:p>
          </table:table-cell>
        </table:table-row>
        <table:table-row table:style-name="ro1">
          <table:table-cell office:value-type="float" office:value="19289">
            <text:p>19289</text:p>
          </table:table-cell>
          <table:table-cell table:formula="oooc:=[.A223]/10" office:value-type="float" office:value="1928.9">
            <text:p>1928,9</text:p>
          </table:table-cell>
          <table:table-cell table:formula="oooc:=[.C222]+1" office:value-type="float" office:value="223">
            <text:p>223</text:p>
          </table:table-cell>
        </table:table-row>
        <table:table-row table:style-name="ro1">
          <table:table-cell office:value-type="float" office:value="19290">
            <text:p>19290</text:p>
          </table:table-cell>
          <table:table-cell table:formula="oooc:=[.A224]/10" office:value-type="float" office:value="1929">
            <text:p>1929,0</text:p>
          </table:table-cell>
          <table:table-cell table:formula="oooc:=[.C223]+1" office:value-type="float" office:value="224">
            <text:p>224</text:p>
          </table:table-cell>
        </table:table-row>
        <table:table-row table:style-name="ro1">
          <table:table-cell office:value-type="float" office:value="19289">
            <text:p>19289</text:p>
          </table:table-cell>
          <table:table-cell table:formula="oooc:=[.A225]/10" office:value-type="float" office:value="1928.9">
            <text:p>1928,9</text:p>
          </table:table-cell>
          <table:table-cell table:formula="oooc:=[.C224]+1" office:value-type="float" office:value="225">
            <text:p>225</text:p>
          </table:table-cell>
        </table:table-row>
        <table:table-row table:style-name="ro1">
          <table:table-cell office:value-type="float" office:value="19289">
            <text:p>19289</text:p>
          </table:table-cell>
          <table:table-cell table:formula="oooc:=[.A226]/10" office:value-type="float" office:value="1928.9">
            <text:p>1928,9</text:p>
          </table:table-cell>
          <table:table-cell table:formula="oooc:=[.C225]+1" office:value-type="float" office:value="226">
            <text:p>226</text:p>
          </table:table-cell>
        </table:table-row>
        <table:table-row table:style-name="ro1">
          <table:table-cell office:value-type="float" office:value="19290">
            <text:p>19290</text:p>
          </table:table-cell>
          <table:table-cell table:formula="oooc:=[.A227]/10" office:value-type="float" office:value="1929">
            <text:p>1929,0</text:p>
          </table:table-cell>
          <table:table-cell table:formula="oooc:=[.C226]+1" office:value-type="float" office:value="227">
            <text:p>227</text:p>
          </table:table-cell>
        </table:table-row>
        <table:table-row table:style-name="ro1">
          <table:table-cell office:value-type="float" office:value="19289">
            <text:p>19289</text:p>
          </table:table-cell>
          <table:table-cell table:formula="oooc:=[.A228]/10" office:value-type="float" office:value="1928.9">
            <text:p>1928,9</text:p>
          </table:table-cell>
          <table:table-cell table:formula="oooc:=[.C227]+1" office:value-type="float" office:value="228">
            <text:p>228</text:p>
          </table:table-cell>
        </table:table-row>
        <table:table-row table:style-name="ro1">
          <table:table-cell office:value-type="float" office:value="19289">
            <text:p>19289</text:p>
          </table:table-cell>
          <table:table-cell table:formula="oooc:=[.A229]/10" office:value-type="float" office:value="1928.9">
            <text:p>1928,9</text:p>
          </table:table-cell>
          <table:table-cell table:formula="oooc:=[.C228]+1" office:value-type="float" office:value="229">
            <text:p>229</text:p>
          </table:table-cell>
        </table:table-row>
        <table:table-row table:style-name="ro1">
          <table:table-cell office:value-type="float" office:value="19289">
            <text:p>19289</text:p>
          </table:table-cell>
          <table:table-cell table:formula="oooc:=[.A230]/10" office:value-type="float" office:value="1928.9">
            <text:p>1928,9</text:p>
          </table:table-cell>
          <table:table-cell table:formula="oooc:=[.C229]+1" office:value-type="float" office:value="230">
            <text:p>230</text:p>
          </table:table-cell>
        </table:table-row>
        <table:table-row table:style-name="ro1">
          <table:table-cell office:value-type="float" office:value="19289">
            <text:p>19289</text:p>
          </table:table-cell>
          <table:table-cell table:formula="oooc:=[.A231]/10" office:value-type="float" office:value="1928.9">
            <text:p>1928,9</text:p>
          </table:table-cell>
          <table:table-cell table:formula="oooc:=[.C230]+1" office:value-type="float" office:value="231">
            <text:p>231</text:p>
          </table:table-cell>
        </table:table-row>
        <table:table-row table:style-name="ro1">
          <table:table-cell office:value-type="float" office:value="19290">
            <text:p>19290</text:p>
          </table:table-cell>
          <table:table-cell table:formula="oooc:=[.A232]/10" office:value-type="float" office:value="1929">
            <text:p>1929,0</text:p>
          </table:table-cell>
          <table:table-cell table:formula="oooc:=[.C231]+1" office:value-type="float" office:value="232">
            <text:p>232</text:p>
          </table:table-cell>
        </table:table-row>
        <table:table-row table:style-name="ro1">
          <table:table-cell office:value-type="float" office:value="19289">
            <text:p>19289</text:p>
          </table:table-cell>
          <table:table-cell table:formula="oooc:=[.A233]/10" office:value-type="float" office:value="1928.9">
            <text:p>1928,9</text:p>
          </table:table-cell>
          <table:table-cell table:formula="oooc:=[.C232]+1" office:value-type="float" office:value="233">
            <text:p>233</text:p>
          </table:table-cell>
        </table:table-row>
        <table:table-row table:style-name="ro1">
          <table:table-cell office:value-type="float" office:value="19289">
            <text:p>19289</text:p>
          </table:table-cell>
          <table:table-cell table:formula="oooc:=[.A234]/10" office:value-type="float" office:value="1928.9">
            <text:p>1928,9</text:p>
          </table:table-cell>
          <table:table-cell table:formula="oooc:=[.C233]+1" office:value-type="float" office:value="234">
            <text:p>234</text:p>
          </table:table-cell>
        </table:table-row>
        <table:table-row table:style-name="ro1">
          <table:table-cell office:value-type="float" office:value="19289">
            <text:p>19289</text:p>
          </table:table-cell>
          <table:table-cell table:formula="oooc:=[.A235]/10" office:value-type="float" office:value="1928.9">
            <text:p>1928,9</text:p>
          </table:table-cell>
          <table:table-cell table:formula="oooc:=[.C234]+1" office:value-type="float" office:value="235">
            <text:p>235</text:p>
          </table:table-cell>
        </table:table-row>
        <table:table-row table:style-name="ro1">
          <table:table-cell office:value-type="float" office:value="19288">
            <text:p>19288</text:p>
          </table:table-cell>
          <table:table-cell table:formula="oooc:=[.A236]/10" office:value-type="float" office:value="1928.8">
            <text:p>1928,8</text:p>
          </table:table-cell>
          <table:table-cell table:formula="oooc:=[.C235]+1" office:value-type="float" office:value="236">
            <text:p>236</text:p>
          </table:table-cell>
        </table:table-row>
        <table:table-row table:style-name="ro1">
          <table:table-cell office:value-type="float" office:value="19289">
            <text:p>19289</text:p>
          </table:table-cell>
          <table:table-cell table:formula="oooc:=[.A237]/10" office:value-type="float" office:value="1928.9">
            <text:p>1928,9</text:p>
          </table:table-cell>
          <table:table-cell table:formula="oooc:=[.C236]+1" office:value-type="float" office:value="237">
            <text:p>237</text:p>
          </table:table-cell>
        </table:table-row>
        <table:table-row table:style-name="ro1">
          <table:table-cell office:value-type="float" office:value="19289">
            <text:p>19289</text:p>
          </table:table-cell>
          <table:table-cell table:formula="oooc:=[.A238]/10" office:value-type="float" office:value="1928.9">
            <text:p>1928,9</text:p>
          </table:table-cell>
          <table:table-cell table:formula="oooc:=[.C237]+1" office:value-type="float" office:value="238">
            <text:p>238</text:p>
          </table:table-cell>
        </table:table-row>
        <table:table-row table:style-name="ro1">
          <table:table-cell office:value-type="float" office:value="19289">
            <text:p>19289</text:p>
          </table:table-cell>
          <table:table-cell table:formula="oooc:=[.A239]/10" office:value-type="float" office:value="1928.9">
            <text:p>1928,9</text:p>
          </table:table-cell>
          <table:table-cell table:formula="oooc:=[.C238]+1" office:value-type="float" office:value="239">
            <text:p>239</text:p>
          </table:table-cell>
        </table:table-row>
        <table:table-row table:style-name="ro1">
          <table:table-cell office:value-type="float" office:value="19288">
            <text:p>19288</text:p>
          </table:table-cell>
          <table:table-cell table:formula="oooc:=[.A240]/10" office:value-type="float" office:value="1928.8">
            <text:p>1928,8</text:p>
          </table:table-cell>
          <table:table-cell table:formula="oooc:=[.C239]+1" office:value-type="float" office:value="240">
            <text:p>240</text:p>
          </table:table-cell>
        </table:table-row>
        <table:table-row table:style-name="ro1">
          <table:table-cell office:value-type="float" office:value="19289">
            <text:p>19289</text:p>
          </table:table-cell>
          <table:table-cell table:formula="oooc:=[.A241]/10" office:value-type="float" office:value="1928.9">
            <text:p>1928,9</text:p>
          </table:table-cell>
          <table:table-cell table:formula="oooc:=[.C240]+1" office:value-type="float" office:value="241">
            <text:p>241</text:p>
          </table:table-cell>
        </table:table-row>
        <table:table-row table:style-name="ro1">
          <table:table-cell office:value-type="float" office:value="19289">
            <text:p>19289</text:p>
          </table:table-cell>
          <table:table-cell table:formula="oooc:=[.A242]/10" office:value-type="float" office:value="1928.9">
            <text:p>1928,9</text:p>
          </table:table-cell>
          <table:table-cell table:formula="oooc:=[.C241]+1" office:value-type="float" office:value="242">
            <text:p>242</text:p>
          </table:table-cell>
        </table:table-row>
        <table:table-row table:style-name="ro1">
          <table:table-cell office:value-type="float" office:value="19288">
            <text:p>19288</text:p>
          </table:table-cell>
          <table:table-cell table:formula="oooc:=[.A243]/10" office:value-type="float" office:value="1928.8">
            <text:p>1928,8</text:p>
          </table:table-cell>
          <table:table-cell table:formula="oooc:=[.C242]+1" office:value-type="float" office:value="243">
            <text:p>243</text:p>
          </table:table-cell>
        </table:table-row>
        <table:table-row table:style-name="ro1">
          <table:table-cell office:value-type="float" office:value="19289">
            <text:p>19289</text:p>
          </table:table-cell>
          <table:table-cell table:formula="oooc:=[.A244]/10" office:value-type="float" office:value="1928.9">
            <text:p>1928,9</text:p>
          </table:table-cell>
          <table:table-cell table:formula="oooc:=[.C243]+1" office:value-type="float" office:value="244">
            <text:p>244</text:p>
          </table:table-cell>
        </table:table-row>
        <table:table-row table:style-name="ro1">
          <table:table-cell office:value-type="float" office:value="19289">
            <text:p>19289</text:p>
          </table:table-cell>
          <table:table-cell table:formula="oooc:=[.A245]/10" office:value-type="float" office:value="1928.9">
            <text:p>1928,9</text:p>
          </table:table-cell>
          <table:table-cell table:formula="oooc:=[.C244]+1" office:value-type="float" office:value="245">
            <text:p>245</text:p>
          </table:table-cell>
        </table:table-row>
        <table:table-row table:style-name="ro1">
          <table:table-cell office:value-type="float" office:value="19289">
            <text:p>19289</text:p>
          </table:table-cell>
          <table:table-cell table:formula="oooc:=[.A246]/10" office:value-type="float" office:value="1928.9">
            <text:p>1928,9</text:p>
          </table:table-cell>
          <table:table-cell table:formula="oooc:=[.C245]+1" office:value-type="float" office:value="246">
            <text:p>246</text:p>
          </table:table-cell>
        </table:table-row>
        <table:table-row table:style-name="ro1">
          <table:table-cell office:value-type="float" office:value="19288">
            <text:p>19288</text:p>
          </table:table-cell>
          <table:table-cell table:formula="oooc:=[.A247]/10" office:value-type="float" office:value="1928.8">
            <text:p>1928,8</text:p>
          </table:table-cell>
          <table:table-cell table:formula="oooc:=[.C246]+1" office:value-type="float" office:value="247">
            <text:p>247</text:p>
          </table:table-cell>
        </table:table-row>
        <table:table-row table:style-name="ro1">
          <table:table-cell office:value-type="float" office:value="19288">
            <text:p>19288</text:p>
          </table:table-cell>
          <table:table-cell table:formula="oooc:=[.A248]/10" office:value-type="float" office:value="1928.8">
            <text:p>1928,8</text:p>
          </table:table-cell>
          <table:table-cell table:formula="oooc:=[.C247]+1" office:value-type="float" office:value="248">
            <text:p>248</text:p>
          </table:table-cell>
        </table:table-row>
        <table:table-row table:style-name="ro1">
          <table:table-cell office:value-type="float" office:value="19289">
            <text:p>19289</text:p>
          </table:table-cell>
          <table:table-cell table:formula="oooc:=[.A249]/10" office:value-type="float" office:value="1928.9">
            <text:p>1928,9</text:p>
          </table:table-cell>
          <table:table-cell table:formula="oooc:=[.C248]+1" office:value-type="float" office:value="249">
            <text:p>249</text:p>
          </table:table-cell>
        </table:table-row>
        <table:table-row table:style-name="ro1">
          <table:table-cell office:value-type="float" office:value="19288">
            <text:p>19288</text:p>
          </table:table-cell>
          <table:table-cell table:formula="oooc:=[.A250]/10" office:value-type="float" office:value="1928.8">
            <text:p>1928,8</text:p>
          </table:table-cell>
          <table:table-cell table:formula="oooc:=[.C249]+1" office:value-type="float" office:value="250">
            <text:p>250</text:p>
          </table:table-cell>
        </table:table-row>
        <table:table-row table:style-name="ro1">
          <table:table-cell office:value-type="float" office:value="19288">
            <text:p>19288</text:p>
          </table:table-cell>
          <table:table-cell table:formula="oooc:=[.A251]/10" office:value-type="float" office:value="1928.8">
            <text:p>1928,8</text:p>
          </table:table-cell>
          <table:table-cell table:formula="oooc:=[.C250]+1" office:value-type="float" office:value="251">
            <text:p>251</text:p>
          </table:table-cell>
        </table:table-row>
        <table:table-row table:style-name="ro1">
          <table:table-cell office:value-type="float" office:value="19288">
            <text:p>19288</text:p>
          </table:table-cell>
          <table:table-cell table:formula="oooc:=[.A252]/10" office:value-type="float" office:value="1928.8">
            <text:p>1928,8</text:p>
          </table:table-cell>
          <table:table-cell table:formula="oooc:=[.C251]+1" office:value-type="float" office:value="252">
            <text:p>252</text:p>
          </table:table-cell>
        </table:table-row>
        <table:table-row table:style-name="ro1">
          <table:table-cell office:value-type="float" office:value="19288">
            <text:p>19288</text:p>
          </table:table-cell>
          <table:table-cell table:formula="oooc:=[.A253]/10" office:value-type="float" office:value="1928.8">
            <text:p>1928,8</text:p>
          </table:table-cell>
          <table:table-cell table:formula="oooc:=[.C252]+1" office:value-type="float" office:value="253">
            <text:p>253</text:p>
          </table:table-cell>
        </table:table-row>
        <table:table-row table:style-name="ro1">
          <table:table-cell office:value-type="float" office:value="19289">
            <text:p>19289</text:p>
          </table:table-cell>
          <table:table-cell table:formula="oooc:=[.A254]/10" office:value-type="float" office:value="1928.9">
            <text:p>1928,9</text:p>
          </table:table-cell>
          <table:table-cell table:formula="oooc:=[.C253]+1" office:value-type="float" office:value="254">
            <text:p>254</text:p>
          </table:table-cell>
        </table:table-row>
        <table:table-row table:style-name="ro1">
          <table:table-cell office:value-type="float" office:value="19289">
            <text:p>19289</text:p>
          </table:table-cell>
          <table:table-cell table:formula="oooc:=[.A255]/10" office:value-type="float" office:value="1928.9">
            <text:p>1928,9</text:p>
          </table:table-cell>
          <table:table-cell table:formula="oooc:=[.C254]+1" office:value-type="float" office:value="255">
            <text:p>255</text:p>
          </table:table-cell>
        </table:table-row>
        <table:table-row table:style-name="ro1">
          <table:table-cell office:value-type="float" office:value="19288">
            <text:p>19288</text:p>
          </table:table-cell>
          <table:table-cell table:formula="oooc:=[.A256]/10" office:value-type="float" office:value="1928.8">
            <text:p>1928,8</text:p>
          </table:table-cell>
          <table:table-cell table:formula="oooc:=[.C255]+1" office:value-type="float" office:value="256">
            <text:p>256</text:p>
          </table:table-cell>
        </table:table-row>
        <table:table-row table:style-name="ro1">
          <table:table-cell office:value-type="float" office:value="19288">
            <text:p>19288</text:p>
          </table:table-cell>
          <table:table-cell table:formula="oooc:=[.A257]/10" office:value-type="float" office:value="1928.8">
            <text:p>1928,8</text:p>
          </table:table-cell>
          <table:table-cell table:formula="oooc:=[.C256]+1" office:value-type="float" office:value="257">
            <text:p>257</text:p>
          </table:table-cell>
        </table:table-row>
        <table:table-row table:style-name="ro1">
          <table:table-cell office:value-type="float" office:value="19288">
            <text:p>19288</text:p>
          </table:table-cell>
          <table:table-cell table:formula="oooc:=[.A258]/10" office:value-type="float" office:value="1928.8">
            <text:p>1928,8</text:p>
          </table:table-cell>
          <table:table-cell table:formula="oooc:=[.C257]+1" office:value-type="float" office:value="258">
            <text:p>258</text:p>
          </table:table-cell>
        </table:table-row>
        <table:table-row table:style-name="ro1">
          <table:table-cell office:value-type="float" office:value="19287">
            <text:p>19287</text:p>
          </table:table-cell>
          <table:table-cell table:formula="oooc:=[.A259]/10" office:value-type="float" office:value="1928.7">
            <text:p>1928,7</text:p>
          </table:table-cell>
          <table:table-cell table:formula="oooc:=[.C258]+1" office:value-type="float" office:value="259">
            <text:p>259</text:p>
          </table:table-cell>
        </table:table-row>
        <table:table-row table:style-name="ro1">
          <table:table-cell office:value-type="float" office:value="19289">
            <text:p>19289</text:p>
          </table:table-cell>
          <table:table-cell table:formula="oooc:=[.A260]/10" office:value-type="float" office:value="1928.9">
            <text:p>1928,9</text:p>
          </table:table-cell>
          <table:table-cell table:formula="oooc:=[.C259]+1" office:value-type="float" office:value="260">
            <text:p>260</text:p>
          </table:table-cell>
        </table:table-row>
        <table:table-row table:style-name="ro1">
          <table:table-cell office:value-type="float" office:value="19288">
            <text:p>19288</text:p>
          </table:table-cell>
          <table:table-cell table:formula="oooc:=[.A261]/10" office:value-type="float" office:value="1928.8">
            <text:p>1928,8</text:p>
          </table:table-cell>
          <table:table-cell table:formula="oooc:=[.C260]+1" office:value-type="float" office:value="261">
            <text:p>261</text:p>
          </table:table-cell>
        </table:table-row>
        <table:table-row table:style-name="ro1">
          <table:table-cell office:value-type="float" office:value="19287">
            <text:p>19287</text:p>
          </table:table-cell>
          <table:table-cell table:formula="oooc:=[.A262]/10" office:value-type="float" office:value="1928.7">
            <text:p>1928,7</text:p>
          </table:table-cell>
          <table:table-cell table:formula="oooc:=[.C261]+1" office:value-type="float" office:value="262">
            <text:p>262</text:p>
          </table:table-cell>
        </table:table-row>
        <table:table-row table:style-name="ro1">
          <table:table-cell office:value-type="float" office:value="19289">
            <text:p>19289</text:p>
          </table:table-cell>
          <table:table-cell table:formula="oooc:=[.A263]/10" office:value-type="float" office:value="1928.9">
            <text:p>1928,9</text:p>
          </table:table-cell>
          <table:table-cell table:formula="oooc:=[.C262]+1" office:value-type="float" office:value="263">
            <text:p>263</text:p>
          </table:table-cell>
        </table:table-row>
        <table:table-row table:style-name="ro1">
          <table:table-cell office:value-type="float" office:value="19287">
            <text:p>19287</text:p>
          </table:table-cell>
          <table:table-cell table:formula="oooc:=[.A264]/10" office:value-type="float" office:value="1928.7">
            <text:p>1928,7</text:p>
          </table:table-cell>
          <table:table-cell table:formula="oooc:=[.C263]+1" office:value-type="float" office:value="264">
            <text:p>264</text:p>
          </table:table-cell>
        </table:table-row>
        <table:table-row table:style-name="ro1">
          <table:table-cell office:value-type="float" office:value="19288">
            <text:p>19288</text:p>
          </table:table-cell>
          <table:table-cell table:formula="oooc:=[.A265]/10" office:value-type="float" office:value="1928.8">
            <text:p>1928,8</text:p>
          </table:table-cell>
          <table:table-cell table:formula="oooc:=[.C264]+1" office:value-type="float" office:value="265">
            <text:p>265</text:p>
          </table:table-cell>
        </table:table-row>
        <table:table-row table:style-name="ro1">
          <table:table-cell office:value-type="float" office:value="19288">
            <text:p>19288</text:p>
          </table:table-cell>
          <table:table-cell table:formula="oooc:=[.A266]/10" office:value-type="float" office:value="1928.8">
            <text:p>1928,8</text:p>
          </table:table-cell>
          <table:table-cell table:formula="oooc:=[.C265]+1" office:value-type="float" office:value="266">
            <text:p>266</text:p>
          </table:table-cell>
        </table:table-row>
        <table:table-row table:style-name="ro1">
          <table:table-cell office:value-type="float" office:value="19288">
            <text:p>19288</text:p>
          </table:table-cell>
          <table:table-cell table:formula="oooc:=[.A267]/10" office:value-type="float" office:value="1928.8">
            <text:p>1928,8</text:p>
          </table:table-cell>
          <table:table-cell table:formula="oooc:=[.C266]+1" office:value-type="float" office:value="267">
            <text:p>267</text:p>
          </table:table-cell>
        </table:table-row>
        <table:table-row table:style-name="ro1">
          <table:table-cell office:value-type="float" office:value="19288">
            <text:p>19288</text:p>
          </table:table-cell>
          <table:table-cell table:formula="oooc:=[.A268]/10" office:value-type="float" office:value="1928.8">
            <text:p>1928,8</text:p>
          </table:table-cell>
          <table:table-cell table:formula="oooc:=[.C267]+1" office:value-type="float" office:value="268">
            <text:p>268</text:p>
          </table:table-cell>
        </table:table-row>
        <table:table-row table:style-name="ro1">
          <table:table-cell office:value-type="float" office:value="19288">
            <text:p>19288</text:p>
          </table:table-cell>
          <table:table-cell table:formula="oooc:=[.A269]/10" office:value-type="float" office:value="1928.8">
            <text:p>1928,8</text:p>
          </table:table-cell>
          <table:table-cell table:formula="oooc:=[.C268]+1" office:value-type="float" office:value="269">
            <text:p>269</text:p>
          </table:table-cell>
        </table:table-row>
        <table:table-row table:style-name="ro1">
          <table:table-cell office:value-type="float" office:value="19288">
            <text:p>19288</text:p>
          </table:table-cell>
          <table:table-cell table:formula="oooc:=[.A270]/10" office:value-type="float" office:value="1928.8">
            <text:p>1928,8</text:p>
          </table:table-cell>
          <table:table-cell table:formula="oooc:=[.C269]+1" office:value-type="float" office:value="270">
            <text:p>270</text:p>
          </table:table-cell>
        </table:table-row>
        <table:table-row table:style-name="ro1">
          <table:table-cell office:value-type="float" office:value="19287">
            <text:p>19287</text:p>
          </table:table-cell>
          <table:table-cell table:formula="oooc:=[.A271]/10" office:value-type="float" office:value="1928.7">
            <text:p>1928,7</text:p>
          </table:table-cell>
          <table:table-cell table:formula="oooc:=[.C270]+1" office:value-type="float" office:value="271">
            <text:p>271</text:p>
          </table:table-cell>
        </table:table-row>
        <table:table-row table:style-name="ro1">
          <table:table-cell office:value-type="float" office:value="19288">
            <text:p>19288</text:p>
          </table:table-cell>
          <table:table-cell table:formula="oooc:=[.A272]/10" office:value-type="float" office:value="1928.8">
            <text:p>1928,8</text:p>
          </table:table-cell>
          <table:table-cell table:formula="oooc:=[.C271]+1" office:value-type="float" office:value="272">
            <text:p>272</text:p>
          </table:table-cell>
        </table:table-row>
        <table:table-row table:style-name="ro1">
          <table:table-cell office:value-type="float" office:value="19288">
            <text:p>19288</text:p>
          </table:table-cell>
          <table:table-cell table:formula="oooc:=[.A273]/10" office:value-type="float" office:value="1928.8">
            <text:p>1928,8</text:p>
          </table:table-cell>
          <table:table-cell table:formula="oooc:=[.C272]+1" office:value-type="float" office:value="273">
            <text:p>273</text:p>
          </table:table-cell>
        </table:table-row>
        <table:table-row table:style-name="ro1">
          <table:table-cell office:value-type="float" office:value="19287">
            <text:p>19287</text:p>
          </table:table-cell>
          <table:table-cell table:formula="oooc:=[.A274]/10" office:value-type="float" office:value="1928.7">
            <text:p>1928,7</text:p>
          </table:table-cell>
          <table:table-cell table:formula="oooc:=[.C273]+1" office:value-type="float" office:value="274">
            <text:p>274</text:p>
          </table:table-cell>
        </table:table-row>
        <table:table-row table:style-name="ro1">
          <table:table-cell office:value-type="float" office:value="19287">
            <text:p>19287</text:p>
          </table:table-cell>
          <table:table-cell table:formula="oooc:=[.A275]/10" office:value-type="float" office:value="1928.7">
            <text:p>1928,7</text:p>
          </table:table-cell>
          <table:table-cell table:formula="oooc:=[.C274]+1" office:value-type="float" office:value="275">
            <text:p>275</text:p>
          </table:table-cell>
        </table:table-row>
        <table:table-row table:style-name="ro1">
          <table:table-cell office:value-type="float" office:value="19288">
            <text:p>19288</text:p>
          </table:table-cell>
          <table:table-cell table:formula="oooc:=[.A276]/10" office:value-type="float" office:value="1928.8">
            <text:p>1928,8</text:p>
          </table:table-cell>
          <table:table-cell table:formula="oooc:=[.C275]+1" office:value-type="float" office:value="276">
            <text:p>276</text:p>
          </table:table-cell>
        </table:table-row>
        <table:table-row table:style-name="ro1">
          <table:table-cell office:value-type="float" office:value="19287">
            <text:p>19287</text:p>
          </table:table-cell>
          <table:table-cell table:formula="oooc:=[.A277]/10" office:value-type="float" office:value="1928.7">
            <text:p>1928,7</text:p>
          </table:table-cell>
          <table:table-cell table:formula="oooc:=[.C276]+1" office:value-type="float" office:value="277">
            <text:p>277</text:p>
          </table:table-cell>
        </table:table-row>
        <table:table-row table:style-name="ro1">
          <table:table-cell office:value-type="float" office:value="19287">
            <text:p>19287</text:p>
          </table:table-cell>
          <table:table-cell table:formula="oooc:=[.A278]/10" office:value-type="float" office:value="1928.7">
            <text:p>1928,7</text:p>
          </table:table-cell>
          <table:table-cell table:formula="oooc:=[.C277]+1" office:value-type="float" office:value="278">
            <text:p>278</text:p>
          </table:table-cell>
        </table:table-row>
        <table:table-row table:style-name="ro1">
          <table:table-cell office:value-type="float" office:value="19289">
            <text:p>19289</text:p>
          </table:table-cell>
          <table:table-cell table:formula="oooc:=[.A279]/10" office:value-type="float" office:value="1928.9">
            <text:p>1928,9</text:p>
          </table:table-cell>
          <table:table-cell table:formula="oooc:=[.C278]+1" office:value-type="float" office:value="279">
            <text:p>279</text:p>
          </table:table-cell>
        </table:table-row>
        <table:table-row table:style-name="ro1">
          <table:table-cell office:value-type="float" office:value="19287">
            <text:p>19287</text:p>
          </table:table-cell>
          <table:table-cell table:formula="oooc:=[.A280]/10" office:value-type="float" office:value="1928.7">
            <text:p>1928,7</text:p>
          </table:table-cell>
          <table:table-cell table:formula="oooc:=[.C279]+1" office:value-type="float" office:value="280">
            <text:p>280</text:p>
          </table:table-cell>
        </table:table-row>
        <table:table-row table:style-name="ro1">
          <table:table-cell office:value-type="float" office:value="19287">
            <text:p>19287</text:p>
          </table:table-cell>
          <table:table-cell table:formula="oooc:=[.A281]/10" office:value-type="float" office:value="1928.7">
            <text:p>1928,7</text:p>
          </table:table-cell>
          <table:table-cell table:formula="oooc:=[.C280]+1" office:value-type="float" office:value="281">
            <text:p>281</text:p>
          </table:table-cell>
        </table:table-row>
        <table:table-row table:style-name="ro1">
          <table:table-cell office:value-type="float" office:value="19288">
            <text:p>19288</text:p>
          </table:table-cell>
          <table:table-cell table:formula="oooc:=[.A282]/10" office:value-type="float" office:value="1928.8">
            <text:p>1928,8</text:p>
          </table:table-cell>
          <table:table-cell table:formula="oooc:=[.C281]+1" office:value-type="float" office:value="282">
            <text:p>282</text:p>
          </table:table-cell>
        </table:table-row>
        <table:table-row table:style-name="ro1">
          <table:table-cell office:value-type="float" office:value="19287">
            <text:p>19287</text:p>
          </table:table-cell>
          <table:table-cell table:formula="oooc:=[.A283]/10" office:value-type="float" office:value="1928.7">
            <text:p>1928,7</text:p>
          </table:table-cell>
          <table:table-cell table:formula="oooc:=[.C282]+1" office:value-type="float" office:value="283">
            <text:p>283</text:p>
          </table:table-cell>
        </table:table-row>
        <table:table-row table:style-name="ro1">
          <table:table-cell office:value-type="float" office:value="19287">
            <text:p>19287</text:p>
          </table:table-cell>
          <table:table-cell table:formula="oooc:=[.A284]/10" office:value-type="float" office:value="1928.7">
            <text:p>1928,7</text:p>
          </table:table-cell>
          <table:table-cell table:formula="oooc:=[.C283]+1" office:value-type="float" office:value="284">
            <text:p>284</text:p>
          </table:table-cell>
        </table:table-row>
        <table:table-row table:style-name="ro1">
          <table:table-cell office:value-type="float" office:value="19287">
            <text:p>19287</text:p>
          </table:table-cell>
          <table:table-cell table:formula="oooc:=[.A285]/10" office:value-type="float" office:value="1928.7">
            <text:p>1928,7</text:p>
          </table:table-cell>
          <table:table-cell table:formula="oooc:=[.C284]+1" office:value-type="float" office:value="285">
            <text:p>285</text:p>
          </table:table-cell>
        </table:table-row>
        <table:table-row table:style-name="ro1">
          <table:table-cell office:value-type="float" office:value="19287">
            <text:p>19287</text:p>
          </table:table-cell>
          <table:table-cell table:formula="oooc:=[.A286]/10" office:value-type="float" office:value="1928.7">
            <text:p>1928,7</text:p>
          </table:table-cell>
          <table:table-cell table:formula="oooc:=[.C285]+1" office:value-type="float" office:value="286">
            <text:p>286</text:p>
          </table:table-cell>
        </table:table-row>
        <table:table-row table:style-name="ro1">
          <table:table-cell office:value-type="float" office:value="19287">
            <text:p>19287</text:p>
          </table:table-cell>
          <table:table-cell table:formula="oooc:=[.A287]/10" office:value-type="float" office:value="1928.7">
            <text:p>1928,7</text:p>
          </table:table-cell>
          <table:table-cell table:formula="oooc:=[.C286]+1" office:value-type="float" office:value="287">
            <text:p>287</text:p>
          </table:table-cell>
        </table:table-row>
        <table:table-row table:style-name="ro1">
          <table:table-cell office:value-type="float" office:value="19288">
            <text:p>19288</text:p>
          </table:table-cell>
          <table:table-cell table:formula="oooc:=[.A288]/10" office:value-type="float" office:value="1928.8">
            <text:p>1928,8</text:p>
          </table:table-cell>
          <table:table-cell table:formula="oooc:=[.C287]+1" office:value-type="float" office:value="288">
            <text:p>288</text:p>
          </table:table-cell>
        </table:table-row>
        <table:table-row table:style-name="ro1">
          <table:table-cell office:value-type="float" office:value="19287">
            <text:p>19287</text:p>
          </table:table-cell>
          <table:table-cell table:formula="oooc:=[.A289]/10" office:value-type="float" office:value="1928.7">
            <text:p>1928,7</text:p>
          </table:table-cell>
          <table:table-cell table:formula="oooc:=[.C288]+1" office:value-type="float" office:value="289">
            <text:p>289</text:p>
          </table:table-cell>
        </table:table-row>
        <table:table-row table:style-name="ro1">
          <table:table-cell office:value-type="float" office:value="19288">
            <text:p>19288</text:p>
          </table:table-cell>
          <table:table-cell table:formula="oooc:=[.A290]/10" office:value-type="float" office:value="1928.8">
            <text:p>1928,8</text:p>
          </table:table-cell>
          <table:table-cell table:formula="oooc:=[.C289]+1" office:value-type="float" office:value="290">
            <text:p>290</text:p>
          </table:table-cell>
        </table:table-row>
        <table:table-row table:style-name="ro1">
          <table:table-cell office:value-type="float" office:value="19287">
            <text:p>19287</text:p>
          </table:table-cell>
          <table:table-cell table:formula="oooc:=[.A291]/10" office:value-type="float" office:value="1928.7">
            <text:p>1928,7</text:p>
          </table:table-cell>
          <table:table-cell table:formula="oooc:=[.C290]+1" office:value-type="float" office:value="291">
            <text:p>291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292]/10" office:value-type="float" office:value="1928.6">
            <text:p>1928,6</text:p>
          </table:table-cell>
          <table:table-cell table:formula="oooc:=[.C291]+1" office:value-type="float" office:value="292">
            <text:p>292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293]/10" office:value-type="float" office:value="1928.6">
            <text:p>1928,6</text:p>
          </table:table-cell>
          <table:table-cell table:formula="oooc:=[.C292]+1" office:value-type="float" office:value="293">
            <text:p>293</text:p>
          </table:table-cell>
        </table:table-row>
        <table:table-row table:style-name="ro1">
          <table:table-cell office:value-type="float" office:value="19287">
            <text:p>19287</text:p>
          </table:table-cell>
          <table:table-cell table:formula="oooc:=[.A294]/10" office:value-type="float" office:value="1928.7">
            <text:p>1928,7</text:p>
          </table:table-cell>
          <table:table-cell table:formula="oooc:=[.C293]+1" office:value-type="float" office:value="294">
            <text:p>294</text:p>
          </table:table-cell>
        </table:table-row>
        <table:table-row table:style-name="ro1">
          <table:table-cell office:value-type="float" office:value="19287">
            <text:p>19287</text:p>
          </table:table-cell>
          <table:table-cell table:formula="oooc:=[.A295]/10" office:value-type="float" office:value="1928.7">
            <text:p>1928,7</text:p>
          </table:table-cell>
          <table:table-cell table:formula="oooc:=[.C294]+1" office:value-type="float" office:value="295">
            <text:p>295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296]/10" office:value-type="float" office:value="1928.6">
            <text:p>1928,6</text:p>
          </table:table-cell>
          <table:table-cell table:formula="oooc:=[.C295]+1" office:value-type="float" office:value="296">
            <text:p>296</text:p>
          </table:table-cell>
        </table:table-row>
        <table:table-row table:style-name="ro1">
          <table:table-cell office:value-type="float" office:value="19287">
            <text:p>19287</text:p>
          </table:table-cell>
          <table:table-cell table:formula="oooc:=[.A297]/10" office:value-type="float" office:value="1928.7">
            <text:p>1928,7</text:p>
          </table:table-cell>
          <table:table-cell table:formula="oooc:=[.C296]+1" office:value-type="float" office:value="297">
            <text:p>297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298]/10" office:value-type="float" office:value="1928.6">
            <text:p>1928,6</text:p>
          </table:table-cell>
          <table:table-cell table:formula="oooc:=[.C297]+1" office:value-type="float" office:value="298">
            <text:p>298</text:p>
          </table:table-cell>
        </table:table-row>
        <table:table-row table:style-name="ro1">
          <table:table-cell office:value-type="float" office:value="19287">
            <text:p>19287</text:p>
          </table:table-cell>
          <table:table-cell table:formula="oooc:=[.A299]/10" office:value-type="float" office:value="1928.7">
            <text:p>1928,7</text:p>
          </table:table-cell>
          <table:table-cell table:formula="oooc:=[.C298]+1" office:value-type="float" office:value="299">
            <text:p>299</text:p>
          </table:table-cell>
        </table:table-row>
        <table:table-row table:style-name="ro1">
          <table:table-cell office:value-type="float" office:value="19287">
            <text:p>19287</text:p>
          </table:table-cell>
          <table:table-cell table:formula="oooc:=[.A300]/10" office:value-type="float" office:value="1928.7">
            <text:p>1928,7</text:p>
          </table:table-cell>
          <table:table-cell table:formula="oooc:=[.C299]+1" office:value-type="float" office:value="300">
            <text:p>300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301]/10" office:value-type="float" office:value="1928.6">
            <text:p>1928,6</text:p>
          </table:table-cell>
          <table:table-cell table:formula="oooc:=[.C300]+1" office:value-type="float" office:value="301">
            <text:p>301</text:p>
          </table:table-cell>
        </table:table-row>
        <table:table-row table:style-name="ro1">
          <table:table-cell office:value-type="float" office:value="19287">
            <text:p>19287</text:p>
          </table:table-cell>
          <table:table-cell table:formula="oooc:=[.A302]/10" office:value-type="float" office:value="1928.7">
            <text:p>1928,7</text:p>
          </table:table-cell>
          <table:table-cell table:formula="oooc:=[.C301]+1" office:value-type="float" office:value="302">
            <text:p>302</text:p>
          </table:table-cell>
        </table:table-row>
        <table:table-row table:style-name="ro1">
          <table:table-cell office:value-type="float" office:value="19287">
            <text:p>19287</text:p>
          </table:table-cell>
          <table:table-cell table:formula="oooc:=[.A303]/10" office:value-type="float" office:value="1928.7">
            <text:p>1928,7</text:p>
          </table:table-cell>
          <table:table-cell table:formula="oooc:=[.C302]+1" office:value-type="float" office:value="303">
            <text:p>303</text:p>
          </table:table-cell>
        </table:table-row>
        <table:table-row table:style-name="ro1">
          <table:table-cell office:value-type="float" office:value="19287">
            <text:p>19287</text:p>
          </table:table-cell>
          <table:table-cell table:formula="oooc:=[.A304]/10" office:value-type="float" office:value="1928.7">
            <text:p>1928,7</text:p>
          </table:table-cell>
          <table:table-cell table:formula="oooc:=[.C303]+1" office:value-type="float" office:value="304">
            <text:p>304</text:p>
          </table:table-cell>
        </table:table-row>
        <table:table-row table:style-name="ro1">
          <table:table-cell office:value-type="float" office:value="19287">
            <text:p>19287</text:p>
          </table:table-cell>
          <table:table-cell table:formula="oooc:=[.A305]/10" office:value-type="float" office:value="1928.7">
            <text:p>1928,7</text:p>
          </table:table-cell>
          <table:table-cell table:formula="oooc:=[.C304]+1" office:value-type="float" office:value="305">
            <text:p>305</text:p>
          </table:table-cell>
        </table:table-row>
        <table:table-row table:style-name="ro1">
          <table:table-cell office:value-type="float" office:value="19287">
            <text:p>19287</text:p>
          </table:table-cell>
          <table:table-cell table:formula="oooc:=[.A306]/10" office:value-type="float" office:value="1928.7">
            <text:p>1928,7</text:p>
          </table:table-cell>
          <table:table-cell table:formula="oooc:=[.C305]+1" office:value-type="float" office:value="306">
            <text:p>306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307]/10" office:value-type="float" office:value="1928.6">
            <text:p>1928,6</text:p>
          </table:table-cell>
          <table:table-cell table:formula="oooc:=[.C306]+1" office:value-type="float" office:value="307">
            <text:p>307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308]/10" office:value-type="float" office:value="1928.6">
            <text:p>1928,6</text:p>
          </table:table-cell>
          <table:table-cell table:formula="oooc:=[.C307]+1" office:value-type="float" office:value="308">
            <text:p>308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309]/10" office:value-type="float" office:value="1928.6">
            <text:p>1928,6</text:p>
          </table:table-cell>
          <table:table-cell table:formula="oooc:=[.C308]+1" office:value-type="float" office:value="309">
            <text:p>309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310]/10" office:value-type="float" office:value="1928.6">
            <text:p>1928,6</text:p>
          </table:table-cell>
          <table:table-cell table:formula="oooc:=[.C309]+1" office:value-type="float" office:value="310">
            <text:p>310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311]/10" office:value-type="float" office:value="1928.6">
            <text:p>1928,6</text:p>
          </table:table-cell>
          <table:table-cell table:formula="oooc:=[.C310]+1" office:value-type="float" office:value="311">
            <text:p>311</text:p>
          </table:table-cell>
        </table:table-row>
        <table:table-row table:style-name="ro1">
          <table:table-cell office:value-type="float" office:value="19287">
            <text:p>19287</text:p>
          </table:table-cell>
          <table:table-cell table:formula="oooc:=[.A312]/10" office:value-type="float" office:value="1928.7">
            <text:p>1928,7</text:p>
          </table:table-cell>
          <table:table-cell table:formula="oooc:=[.C311]+1" office:value-type="float" office:value="312">
            <text:p>312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313]/10" office:value-type="float" office:value="1928.6">
            <text:p>1928,6</text:p>
          </table:table-cell>
          <table:table-cell table:formula="oooc:=[.C312]+1" office:value-type="float" office:value="313">
            <text:p>313</text:p>
          </table:table-cell>
        </table:table-row>
        <table:table-row table:style-name="ro1">
          <table:table-cell office:value-type="float" office:value="19287">
            <text:p>19287</text:p>
          </table:table-cell>
          <table:table-cell table:formula="oooc:=[.A314]/10" office:value-type="float" office:value="1928.7">
            <text:p>1928,7</text:p>
          </table:table-cell>
          <table:table-cell table:formula="oooc:=[.C313]+1" office:value-type="float" office:value="314">
            <text:p>314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315]/10" office:value-type="float" office:value="1928.6">
            <text:p>1928,6</text:p>
          </table:table-cell>
          <table:table-cell table:formula="oooc:=[.C314]+1" office:value-type="float" office:value="315">
            <text:p>315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316]/10" office:value-type="float" office:value="1928.6">
            <text:p>1928,6</text:p>
          </table:table-cell>
          <table:table-cell table:formula="oooc:=[.C315]+1" office:value-type="float" office:value="316">
            <text:p>316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317]/10" office:value-type="float" office:value="1928.6">
            <text:p>1928,6</text:p>
          </table:table-cell>
          <table:table-cell table:formula="oooc:=[.C316]+1" office:value-type="float" office:value="317">
            <text:p>317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318]/10" office:value-type="float" office:value="1928.6">
            <text:p>1928,6</text:p>
          </table:table-cell>
          <table:table-cell table:formula="oooc:=[.C317]+1" office:value-type="float" office:value="318">
            <text:p>318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319]/10" office:value-type="float" office:value="1928.6">
            <text:p>1928,6</text:p>
          </table:table-cell>
          <table:table-cell table:formula="oooc:=[.C318]+1" office:value-type="float" office:value="319">
            <text:p>319</text:p>
          </table:table-cell>
        </table:table-row>
        <table:table-row table:style-name="ro1">
          <table:table-cell office:value-type="float" office:value="19285">
            <text:p>19285</text:p>
          </table:table-cell>
          <table:table-cell table:formula="oooc:=[.A320]/10" office:value-type="float" office:value="1928.5">
            <text:p>1928,5</text:p>
          </table:table-cell>
          <table:table-cell table:formula="oooc:=[.C319]+1" office:value-type="float" office:value="320">
            <text:p>320</text:p>
          </table:table-cell>
        </table:table-row>
        <table:table-row table:style-name="ro1">
          <table:table-cell office:value-type="float" office:value="19285">
            <text:p>19285</text:p>
          </table:table-cell>
          <table:table-cell table:formula="oooc:=[.A321]/10" office:value-type="float" office:value="1928.5">
            <text:p>1928,5</text:p>
          </table:table-cell>
          <table:table-cell table:formula="oooc:=[.C320]+1" office:value-type="float" office:value="321">
            <text:p>321</text:p>
          </table:table-cell>
        </table:table-row>
        <table:table-row table:style-name="ro1">
          <table:table-cell office:value-type="float" office:value="19287">
            <text:p>19287</text:p>
          </table:table-cell>
          <table:table-cell table:formula="oooc:=[.A322]/10" office:value-type="float" office:value="1928.7">
            <text:p>1928,7</text:p>
          </table:table-cell>
          <table:table-cell table:formula="oooc:=[.C321]+1" office:value-type="float" office:value="322">
            <text:p>322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323]/10" office:value-type="float" office:value="1928.6">
            <text:p>1928,6</text:p>
          </table:table-cell>
          <table:table-cell table:formula="oooc:=[.C322]+1" office:value-type="float" office:value="323">
            <text:p>323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324]/10" office:value-type="float" office:value="1928.6">
            <text:p>1928,6</text:p>
          </table:table-cell>
          <table:table-cell table:formula="oooc:=[.C323]+1" office:value-type="float" office:value="324">
            <text:p>324</text:p>
          </table:table-cell>
        </table:table-row>
        <table:table-row table:style-name="ro1">
          <table:table-cell office:value-type="float" office:value="19285">
            <text:p>19285</text:p>
          </table:table-cell>
          <table:table-cell table:formula="oooc:=[.A325]/10" office:value-type="float" office:value="1928.5">
            <text:p>1928,5</text:p>
          </table:table-cell>
          <table:table-cell table:formula="oooc:=[.C324]+1" office:value-type="float" office:value="325">
            <text:p>325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326]/10" office:value-type="float" office:value="1928.6">
            <text:p>1928,6</text:p>
          </table:table-cell>
          <table:table-cell table:formula="oooc:=[.C325]+1" office:value-type="float" office:value="326">
            <text:p>326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327]/10" office:value-type="float" office:value="1928.6">
            <text:p>1928,6</text:p>
          </table:table-cell>
          <table:table-cell table:formula="oooc:=[.C326]+1" office:value-type="float" office:value="327">
            <text:p>327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328]/10" office:value-type="float" office:value="1928.6">
            <text:p>1928,6</text:p>
          </table:table-cell>
          <table:table-cell table:formula="oooc:=[.C327]+1" office:value-type="float" office:value="328">
            <text:p>328</text:p>
          </table:table-cell>
        </table:table-row>
        <table:table-row table:style-name="ro1">
          <table:table-cell office:value-type="float" office:value="19285">
            <text:p>19285</text:p>
          </table:table-cell>
          <table:table-cell table:formula="oooc:=[.A329]/10" office:value-type="float" office:value="1928.5">
            <text:p>1928,5</text:p>
          </table:table-cell>
          <table:table-cell table:formula="oooc:=[.C328]+1" office:value-type="float" office:value="329">
            <text:p>329</text:p>
          </table:table-cell>
        </table:table-row>
        <table:table-row table:style-name="ro1">
          <table:table-cell office:value-type="float" office:value="19287">
            <text:p>19287</text:p>
          </table:table-cell>
          <table:table-cell table:formula="oooc:=[.A330]/10" office:value-type="float" office:value="1928.7">
            <text:p>1928,7</text:p>
          </table:table-cell>
          <table:table-cell table:formula="oooc:=[.C329]+1" office:value-type="float" office:value="330">
            <text:p>330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331]/10" office:value-type="float" office:value="1928.6">
            <text:p>1928,6</text:p>
          </table:table-cell>
          <table:table-cell table:formula="oooc:=[.C330]+1" office:value-type="float" office:value="331">
            <text:p>331</text:p>
          </table:table-cell>
        </table:table-row>
        <table:table-row table:style-name="ro1">
          <table:table-cell office:value-type="float" office:value="19285">
            <text:p>19285</text:p>
          </table:table-cell>
          <table:table-cell table:formula="oooc:=[.A332]/10" office:value-type="float" office:value="1928.5">
            <text:p>1928,5</text:p>
          </table:table-cell>
          <table:table-cell table:formula="oooc:=[.C331]+1" office:value-type="float" office:value="332">
            <text:p>332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333]/10" office:value-type="float" office:value="1928.6">
            <text:p>1928,6</text:p>
          </table:table-cell>
          <table:table-cell table:formula="oooc:=[.C332]+1" office:value-type="float" office:value="333">
            <text:p>333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334]/10" office:value-type="float" office:value="1928.6">
            <text:p>1928,6</text:p>
          </table:table-cell>
          <table:table-cell table:formula="oooc:=[.C333]+1" office:value-type="float" office:value="334">
            <text:p>334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335]/10" office:value-type="float" office:value="1928.6">
            <text:p>1928,6</text:p>
          </table:table-cell>
          <table:table-cell table:formula="oooc:=[.C334]+1" office:value-type="float" office:value="335">
            <text:p>335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336]/10" office:value-type="float" office:value="1928.6">
            <text:p>1928,6</text:p>
          </table:table-cell>
          <table:table-cell table:formula="oooc:=[.C335]+1" office:value-type="float" office:value="336">
            <text:p>336</text:p>
          </table:table-cell>
        </table:table-row>
        <table:table-row table:style-name="ro1">
          <table:table-cell office:value-type="float" office:value="19285">
            <text:p>19285</text:p>
          </table:table-cell>
          <table:table-cell table:formula="oooc:=[.A337]/10" office:value-type="float" office:value="1928.5">
            <text:p>1928,5</text:p>
          </table:table-cell>
          <table:table-cell table:formula="oooc:=[.C336]+1" office:value-type="float" office:value="337">
            <text:p>337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338]/10" office:value-type="float" office:value="1928.6">
            <text:p>1928,6</text:p>
          </table:table-cell>
          <table:table-cell table:formula="oooc:=[.C337]+1" office:value-type="float" office:value="338">
            <text:p>338</text:p>
          </table:table-cell>
        </table:table-row>
        <table:table-row table:style-name="ro1">
          <table:table-cell office:value-type="float" office:value="19285">
            <text:p>19285</text:p>
          </table:table-cell>
          <table:table-cell table:formula="oooc:=[.A339]/10" office:value-type="float" office:value="1928.5">
            <text:p>1928,5</text:p>
          </table:table-cell>
          <table:table-cell table:formula="oooc:=[.C338]+1" office:value-type="float" office:value="339">
            <text:p>339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340]/10" office:value-type="float" office:value="1928.6">
            <text:p>1928,6</text:p>
          </table:table-cell>
          <table:table-cell table:formula="oooc:=[.C339]+1" office:value-type="float" office:value="340">
            <text:p>340</text:p>
          </table:table-cell>
        </table:table-row>
        <table:table-row table:style-name="ro1">
          <table:table-cell office:value-type="float" office:value="19285">
            <text:p>19285</text:p>
          </table:table-cell>
          <table:table-cell table:formula="oooc:=[.A341]/10" office:value-type="float" office:value="1928.5">
            <text:p>1928,5</text:p>
          </table:table-cell>
          <table:table-cell table:formula="oooc:=[.C340]+1" office:value-type="float" office:value="341">
            <text:p>341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342]/10" office:value-type="float" office:value="1928.6">
            <text:p>1928,6</text:p>
          </table:table-cell>
          <table:table-cell table:formula="oooc:=[.C341]+1" office:value-type="float" office:value="342">
            <text:p>342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343]/10" office:value-type="float" office:value="1928.6">
            <text:p>1928,6</text:p>
          </table:table-cell>
          <table:table-cell table:formula="oooc:=[.C342]+1" office:value-type="float" office:value="343">
            <text:p>343</text:p>
          </table:table-cell>
        </table:table-row>
        <table:table-row table:style-name="ro1">
          <table:table-cell office:value-type="float" office:value="19285">
            <text:p>19285</text:p>
          </table:table-cell>
          <table:table-cell table:formula="oooc:=[.A344]/10" office:value-type="float" office:value="1928.5">
            <text:p>1928,5</text:p>
          </table:table-cell>
          <table:table-cell table:formula="oooc:=[.C343]+1" office:value-type="float" office:value="344">
            <text:p>344</text:p>
          </table:table-cell>
        </table:table-row>
        <table:table-row table:style-name="ro1">
          <table:table-cell office:value-type="float" office:value="19287">
            <text:p>19287</text:p>
          </table:table-cell>
          <table:table-cell table:formula="oooc:=[.A345]/10" office:value-type="float" office:value="1928.7">
            <text:p>1928,7</text:p>
          </table:table-cell>
          <table:table-cell table:formula="oooc:=[.C344]+1" office:value-type="float" office:value="345">
            <text:p>345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346]/10" office:value-type="float" office:value="1928.4">
            <text:p>1928,4</text:p>
          </table:table-cell>
          <table:table-cell table:formula="oooc:=[.C345]+1" office:value-type="float" office:value="346">
            <text:p>346</text:p>
          </table:table-cell>
        </table:table-row>
        <table:table-row table:style-name="ro1">
          <table:table-cell office:value-type="float" office:value="19285">
            <text:p>19285</text:p>
          </table:table-cell>
          <table:table-cell table:formula="oooc:=[.A347]/10" office:value-type="float" office:value="1928.5">
            <text:p>1928,5</text:p>
          </table:table-cell>
          <table:table-cell table:formula="oooc:=[.C346]+1" office:value-type="float" office:value="347">
            <text:p>347</text:p>
          </table:table-cell>
        </table:table-row>
        <table:table-row table:style-name="ro1">
          <table:table-cell office:value-type="float" office:value="19285">
            <text:p>19285</text:p>
          </table:table-cell>
          <table:table-cell table:formula="oooc:=[.A348]/10" office:value-type="float" office:value="1928.5">
            <text:p>1928,5</text:p>
          </table:table-cell>
          <table:table-cell table:formula="oooc:=[.C347]+1" office:value-type="float" office:value="348">
            <text:p>348</text:p>
          </table:table-cell>
        </table:table-row>
        <table:table-row table:style-name="ro1">
          <table:table-cell office:value-type="float" office:value="19285">
            <text:p>19285</text:p>
          </table:table-cell>
          <table:table-cell table:formula="oooc:=[.A349]/10" office:value-type="float" office:value="1928.5">
            <text:p>1928,5</text:p>
          </table:table-cell>
          <table:table-cell table:formula="oooc:=[.C348]+1" office:value-type="float" office:value="349">
            <text:p>349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350]/10" office:value-type="float" office:value="1928.6">
            <text:p>1928,6</text:p>
          </table:table-cell>
          <table:table-cell table:formula="oooc:=[.C349]+1" office:value-type="float" office:value="350">
            <text:p>350</text:p>
          </table:table-cell>
        </table:table-row>
        <table:table-row table:style-name="ro1">
          <table:table-cell office:value-type="float" office:value="19285">
            <text:p>19285</text:p>
          </table:table-cell>
          <table:table-cell table:formula="oooc:=[.A351]/10" office:value-type="float" office:value="1928.5">
            <text:p>1928,5</text:p>
          </table:table-cell>
          <table:table-cell table:formula="oooc:=[.C350]+1" office:value-type="float" office:value="351">
            <text:p>351</text:p>
          </table:table-cell>
        </table:table-row>
        <table:table-row table:style-name="ro1">
          <table:table-cell office:value-type="float" office:value="19285">
            <text:p>19285</text:p>
          </table:table-cell>
          <table:table-cell table:formula="oooc:=[.A352]/10" office:value-type="float" office:value="1928.5">
            <text:p>1928,5</text:p>
          </table:table-cell>
          <table:table-cell table:formula="oooc:=[.C351]+1" office:value-type="float" office:value="352">
            <text:p>352</text:p>
          </table:table-cell>
        </table:table-row>
        <table:table-row table:style-name="ro1">
          <table:table-cell office:value-type="float" office:value="19285">
            <text:p>19285</text:p>
          </table:table-cell>
          <table:table-cell table:formula="oooc:=[.A353]/10" office:value-type="float" office:value="1928.5">
            <text:p>1928,5</text:p>
          </table:table-cell>
          <table:table-cell table:formula="oooc:=[.C352]+1" office:value-type="float" office:value="353">
            <text:p>353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354]/10" office:value-type="float" office:value="1928.6">
            <text:p>1928,6</text:p>
          </table:table-cell>
          <table:table-cell table:formula="oooc:=[.C353]+1" office:value-type="float" office:value="354">
            <text:p>354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355]/10" office:value-type="float" office:value="1928.4">
            <text:p>1928,4</text:p>
          </table:table-cell>
          <table:table-cell table:formula="oooc:=[.C354]+1" office:value-type="float" office:value="355">
            <text:p>355</text:p>
          </table:table-cell>
        </table:table-row>
        <table:table-row table:style-name="ro1">
          <table:table-cell office:value-type="float" office:value="19285">
            <text:p>19285</text:p>
          </table:table-cell>
          <table:table-cell table:formula="oooc:=[.A356]/10" office:value-type="float" office:value="1928.5">
            <text:p>1928,5</text:p>
          </table:table-cell>
          <table:table-cell table:formula="oooc:=[.C355]+1" office:value-type="float" office:value="356">
            <text:p>356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357]/10" office:value-type="float" office:value="1928.4">
            <text:p>1928,4</text:p>
          </table:table-cell>
          <table:table-cell table:formula="oooc:=[.C356]+1" office:value-type="float" office:value="357">
            <text:p>357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358]/10" office:value-type="float" office:value="1928.6">
            <text:p>1928,6</text:p>
          </table:table-cell>
          <table:table-cell table:formula="oooc:=[.C357]+1" office:value-type="float" office:value="358">
            <text:p>358</text:p>
          </table:table-cell>
        </table:table-row>
        <table:table-row table:style-name="ro1">
          <table:table-cell office:value-type="float" office:value="19285">
            <text:p>19285</text:p>
          </table:table-cell>
          <table:table-cell table:formula="oooc:=[.A359]/10" office:value-type="float" office:value="1928.5">
            <text:p>1928,5</text:p>
          </table:table-cell>
          <table:table-cell table:formula="oooc:=[.C358]+1" office:value-type="float" office:value="359">
            <text:p>359</text:p>
          </table:table-cell>
        </table:table-row>
        <table:table-row table:style-name="ro1">
          <table:table-cell office:value-type="float" office:value="19285">
            <text:p>19285</text:p>
          </table:table-cell>
          <table:table-cell table:formula="oooc:=[.A360]/10" office:value-type="float" office:value="1928.5">
            <text:p>1928,5</text:p>
          </table:table-cell>
          <table:table-cell table:formula="oooc:=[.C359]+1" office:value-type="float" office:value="360">
            <text:p>360</text:p>
          </table:table-cell>
        </table:table-row>
        <table:table-row table:style-name="ro1">
          <table:table-cell office:value-type="float" office:value="19285">
            <text:p>19285</text:p>
          </table:table-cell>
          <table:table-cell table:formula="oooc:=[.A361]/10" office:value-type="float" office:value="1928.5">
            <text:p>1928,5</text:p>
          </table:table-cell>
          <table:table-cell table:formula="oooc:=[.C360]+1" office:value-type="float" office:value="361">
            <text:p>361</text:p>
          </table:table-cell>
        </table:table-row>
        <table:table-row table:style-name="ro1">
          <table:table-cell office:value-type="float" office:value="19285">
            <text:p>19285</text:p>
          </table:table-cell>
          <table:table-cell table:formula="oooc:=[.A362]/10" office:value-type="float" office:value="1928.5">
            <text:p>1928,5</text:p>
          </table:table-cell>
          <table:table-cell table:formula="oooc:=[.C361]+1" office:value-type="float" office:value="362">
            <text:p>362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363]/10" office:value-type="float" office:value="1928.4">
            <text:p>1928,4</text:p>
          </table:table-cell>
          <table:table-cell table:formula="oooc:=[.C362]+1" office:value-type="float" office:value="363">
            <text:p>363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364]/10" office:value-type="float" office:value="1928.4">
            <text:p>1928,4</text:p>
          </table:table-cell>
          <table:table-cell table:formula="oooc:=[.C363]+1" office:value-type="float" office:value="364">
            <text:p>364</text:p>
          </table:table-cell>
        </table:table-row>
        <table:table-row table:style-name="ro1">
          <table:table-cell office:value-type="float" office:value="19286">
            <text:p>19286</text:p>
          </table:table-cell>
          <table:table-cell table:formula="oooc:=[.A365]/10" office:value-type="float" office:value="1928.6">
            <text:p>1928,6</text:p>
          </table:table-cell>
          <table:table-cell table:formula="oooc:=[.C364]+1" office:value-type="float" office:value="365">
            <text:p>365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366]/10" office:value-type="float" office:value="1928.4">
            <text:p>1928,4</text:p>
          </table:table-cell>
          <table:table-cell table:formula="oooc:=[.C365]+1" office:value-type="float" office:value="366">
            <text:p>366</text:p>
          </table:table-cell>
        </table:table-row>
        <table:table-row table:style-name="ro1">
          <table:table-cell office:value-type="float" office:value="19285">
            <text:p>19285</text:p>
          </table:table-cell>
          <table:table-cell table:formula="oooc:=[.A367]/10" office:value-type="float" office:value="1928.5">
            <text:p>1928,5</text:p>
          </table:table-cell>
          <table:table-cell table:formula="oooc:=[.C366]+1" office:value-type="float" office:value="367">
            <text:p>367</text:p>
          </table:table-cell>
        </table:table-row>
        <table:table-row table:style-name="ro1">
          <table:table-cell office:value-type="float" office:value="19285">
            <text:p>19285</text:p>
          </table:table-cell>
          <table:table-cell table:formula="oooc:=[.A368]/10" office:value-type="float" office:value="1928.5">
            <text:p>1928,5</text:p>
          </table:table-cell>
          <table:table-cell table:formula="oooc:=[.C367]+1" office:value-type="float" office:value="368">
            <text:p>368</text:p>
          </table:table-cell>
        </table:table-row>
        <table:table-row table:style-name="ro1">
          <table:table-cell office:value-type="float" office:value="19285">
            <text:p>19285</text:p>
          </table:table-cell>
          <table:table-cell table:formula="oooc:=[.A369]/10" office:value-type="float" office:value="1928.5">
            <text:p>1928,5</text:p>
          </table:table-cell>
          <table:table-cell table:formula="oooc:=[.C368]+1" office:value-type="float" office:value="369">
            <text:p>369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370]/10" office:value-type="float" office:value="1928.4">
            <text:p>1928,4</text:p>
          </table:table-cell>
          <table:table-cell table:formula="oooc:=[.C369]+1" office:value-type="float" office:value="370">
            <text:p>370</text:p>
          </table:table-cell>
        </table:table-row>
        <table:table-row table:style-name="ro1">
          <table:table-cell office:value-type="float" office:value="19285">
            <text:p>19285</text:p>
          </table:table-cell>
          <table:table-cell table:formula="oooc:=[.A371]/10" office:value-type="float" office:value="1928.5">
            <text:p>1928,5</text:p>
          </table:table-cell>
          <table:table-cell table:formula="oooc:=[.C370]+1" office:value-type="float" office:value="371">
            <text:p>371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372]/10" office:value-type="float" office:value="1928.4">
            <text:p>1928,4</text:p>
          </table:table-cell>
          <table:table-cell table:formula="oooc:=[.C371]+1" office:value-type="float" office:value="372">
            <text:p>372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373]/10" office:value-type="float" office:value="1928.4">
            <text:p>1928,4</text:p>
          </table:table-cell>
          <table:table-cell table:formula="oooc:=[.C372]+1" office:value-type="float" office:value="373">
            <text:p>373</text:p>
          </table:table-cell>
        </table:table-row>
        <table:table-row table:style-name="ro1">
          <table:table-cell office:value-type="float" office:value="19285">
            <text:p>19285</text:p>
          </table:table-cell>
          <table:table-cell table:formula="oooc:=[.A374]/10" office:value-type="float" office:value="1928.5">
            <text:p>1928,5</text:p>
          </table:table-cell>
          <table:table-cell table:formula="oooc:=[.C373]+1" office:value-type="float" office:value="374">
            <text:p>374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375]/10" office:value-type="float" office:value="1928.4">
            <text:p>1928,4</text:p>
          </table:table-cell>
          <table:table-cell table:formula="oooc:=[.C374]+1" office:value-type="float" office:value="375">
            <text:p>375</text:p>
          </table:table-cell>
        </table:table-row>
        <table:table-row table:style-name="ro1">
          <table:table-cell office:value-type="float" office:value="19285">
            <text:p>19285</text:p>
          </table:table-cell>
          <table:table-cell table:formula="oooc:=[.A376]/10" office:value-type="float" office:value="1928.5">
            <text:p>1928,5</text:p>
          </table:table-cell>
          <table:table-cell table:formula="oooc:=[.C375]+1" office:value-type="float" office:value="376">
            <text:p>376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377]/10" office:value-type="float" office:value="1928.3">
            <text:p>1928,3</text:p>
          </table:table-cell>
          <table:table-cell table:formula="oooc:=[.C376]+1" office:value-type="float" office:value="377">
            <text:p>377</text:p>
          </table:table-cell>
        </table:table-row>
        <table:table-row table:style-name="ro1">
          <table:table-cell office:value-type="float" office:value="19285">
            <text:p>19285</text:p>
          </table:table-cell>
          <table:table-cell table:formula="oooc:=[.A378]/10" office:value-type="float" office:value="1928.5">
            <text:p>1928,5</text:p>
          </table:table-cell>
          <table:table-cell table:formula="oooc:=[.C377]+1" office:value-type="float" office:value="378">
            <text:p>378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379]/10" office:value-type="float" office:value="1928.4">
            <text:p>1928,4</text:p>
          </table:table-cell>
          <table:table-cell table:formula="oooc:=[.C378]+1" office:value-type="float" office:value="379">
            <text:p>379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380]/10" office:value-type="float" office:value="1928.4">
            <text:p>1928,4</text:p>
          </table:table-cell>
          <table:table-cell table:formula="oooc:=[.C379]+1" office:value-type="float" office:value="380">
            <text:p>380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381]/10" office:value-type="float" office:value="1928.4">
            <text:p>1928,4</text:p>
          </table:table-cell>
          <table:table-cell table:formula="oooc:=[.C380]+1" office:value-type="float" office:value="381">
            <text:p>381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382]/10" office:value-type="float" office:value="1928.4">
            <text:p>1928,4</text:p>
          </table:table-cell>
          <table:table-cell table:formula="oooc:=[.C381]+1" office:value-type="float" office:value="382">
            <text:p>382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383]/10" office:value-type="float" office:value="1928.4">
            <text:p>1928,4</text:p>
          </table:table-cell>
          <table:table-cell table:formula="oooc:=[.C382]+1" office:value-type="float" office:value="383">
            <text:p>383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384]/10" office:value-type="float" office:value="1928.4">
            <text:p>1928,4</text:p>
          </table:table-cell>
          <table:table-cell table:formula="oooc:=[.C383]+1" office:value-type="float" office:value="384">
            <text:p>384</text:p>
          </table:table-cell>
        </table:table-row>
        <table:table-row table:style-name="ro1">
          <table:table-cell office:value-type="float" office:value="19285">
            <text:p>19285</text:p>
          </table:table-cell>
          <table:table-cell table:formula="oooc:=[.A385]/10" office:value-type="float" office:value="1928.5">
            <text:p>1928,5</text:p>
          </table:table-cell>
          <table:table-cell table:formula="oooc:=[.C384]+1" office:value-type="float" office:value="385">
            <text:p>385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386]/10" office:value-type="float" office:value="1928.3">
            <text:p>1928,3</text:p>
          </table:table-cell>
          <table:table-cell table:formula="oooc:=[.C385]+1" office:value-type="float" office:value="386">
            <text:p>386</text:p>
          </table:table-cell>
        </table:table-row>
        <table:table-row table:style-name="ro1">
          <table:table-cell office:value-type="float" office:value="19285">
            <text:p>19285</text:p>
          </table:table-cell>
          <table:table-cell table:formula="oooc:=[.A387]/10" office:value-type="float" office:value="1928.5">
            <text:p>1928,5</text:p>
          </table:table-cell>
          <table:table-cell table:formula="oooc:=[.C386]+1" office:value-type="float" office:value="387">
            <text:p>387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388]/10" office:value-type="float" office:value="1928.4">
            <text:p>1928,4</text:p>
          </table:table-cell>
          <table:table-cell table:formula="oooc:=[.C387]+1" office:value-type="float" office:value="388">
            <text:p>388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389]/10" office:value-type="float" office:value="1928.4">
            <text:p>1928,4</text:p>
          </table:table-cell>
          <table:table-cell table:formula="oooc:=[.C388]+1" office:value-type="float" office:value="389">
            <text:p>389</text:p>
          </table:table-cell>
        </table:table-row>
        <table:table-row table:style-name="ro1">
          <table:table-cell office:value-type="float" office:value="19285">
            <text:p>19285</text:p>
          </table:table-cell>
          <table:table-cell table:formula="oooc:=[.A390]/10" office:value-type="float" office:value="1928.5">
            <text:p>1928,5</text:p>
          </table:table-cell>
          <table:table-cell table:formula="oooc:=[.C389]+1" office:value-type="float" office:value="390">
            <text:p>390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391]/10" office:value-type="float" office:value="1928.3">
            <text:p>1928,3</text:p>
          </table:table-cell>
          <table:table-cell table:formula="oooc:=[.C390]+1" office:value-type="float" office:value="391">
            <text:p>391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392]/10" office:value-type="float" office:value="1928.4">
            <text:p>1928,4</text:p>
          </table:table-cell>
          <table:table-cell table:formula="oooc:=[.C391]+1" office:value-type="float" office:value="392">
            <text:p>392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393]/10" office:value-type="float" office:value="1928.4">
            <text:p>1928,4</text:p>
          </table:table-cell>
          <table:table-cell table:formula="oooc:=[.C392]+1" office:value-type="float" office:value="393">
            <text:p>393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394]/10" office:value-type="float" office:value="1928.3">
            <text:p>1928,3</text:p>
          </table:table-cell>
          <table:table-cell table:formula="oooc:=[.C393]+1" office:value-type="float" office:value="394">
            <text:p>394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395]/10" office:value-type="float" office:value="1928.4">
            <text:p>1928,4</text:p>
          </table:table-cell>
          <table:table-cell table:formula="oooc:=[.C394]+1" office:value-type="float" office:value="395">
            <text:p>395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396]/10" office:value-type="float" office:value="1928.4">
            <text:p>1928,4</text:p>
          </table:table-cell>
          <table:table-cell table:formula="oooc:=[.C395]+1" office:value-type="float" office:value="396">
            <text:p>396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397]/10" office:value-type="float" office:value="1928.4">
            <text:p>1928,4</text:p>
          </table:table-cell>
          <table:table-cell table:formula="oooc:=[.C396]+1" office:value-type="float" office:value="397">
            <text:p>397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398]/10" office:value-type="float" office:value="1928.4">
            <text:p>1928,4</text:p>
          </table:table-cell>
          <table:table-cell table:formula="oooc:=[.C397]+1" office:value-type="float" office:value="398">
            <text:p>398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399]/10" office:value-type="float" office:value="1928.4">
            <text:p>1928,4</text:p>
          </table:table-cell>
          <table:table-cell table:formula="oooc:=[.C398]+1" office:value-type="float" office:value="399">
            <text:p>399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400]/10" office:value-type="float" office:value="1928.4">
            <text:p>1928,4</text:p>
          </table:table-cell>
          <table:table-cell table:formula="oooc:=[.C399]+1" office:value-type="float" office:value="400">
            <text:p>400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01]/10" office:value-type="float" office:value="1928.3">
            <text:p>1928,3</text:p>
          </table:table-cell>
          <table:table-cell table:formula="oooc:=[.C400]+1" office:value-type="float" office:value="401">
            <text:p>401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402]/10" office:value-type="float" office:value="1928.4">
            <text:p>1928,4</text:p>
          </table:table-cell>
          <table:table-cell table:formula="oooc:=[.C401]+1" office:value-type="float" office:value="402">
            <text:p>402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403]/10" office:value-type="float" office:value="1928.4">
            <text:p>1928,4</text:p>
          </table:table-cell>
          <table:table-cell table:formula="oooc:=[.C402]+1" office:value-type="float" office:value="403">
            <text:p>403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404]/10" office:value-type="float" office:value="1928.4">
            <text:p>1928,4</text:p>
          </table:table-cell>
          <table:table-cell table:formula="oooc:=[.C403]+1" office:value-type="float" office:value="404">
            <text:p>404</text:p>
          </table:table-cell>
        </table:table-row>
        <table:table-row table:style-name="ro1">
          <table:table-cell office:value-type="float" office:value="19285">
            <text:p>19285</text:p>
          </table:table-cell>
          <table:table-cell table:formula="oooc:=[.A405]/10" office:value-type="float" office:value="1928.5">
            <text:p>1928,5</text:p>
          </table:table-cell>
          <table:table-cell table:formula="oooc:=[.C404]+1" office:value-type="float" office:value="405">
            <text:p>405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406]/10" office:value-type="float" office:value="1928.2">
            <text:p>1928,2</text:p>
          </table:table-cell>
          <table:table-cell table:formula="oooc:=[.C405]+1" office:value-type="float" office:value="406">
            <text:p>406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407]/10" office:value-type="float" office:value="1928.4">
            <text:p>1928,4</text:p>
          </table:table-cell>
          <table:table-cell table:formula="oooc:=[.C406]+1" office:value-type="float" office:value="407">
            <text:p>407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408]/10" office:value-type="float" office:value="1928.4">
            <text:p>1928,4</text:p>
          </table:table-cell>
          <table:table-cell table:formula="oooc:=[.C407]+1" office:value-type="float" office:value="408">
            <text:p>408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09]/10" office:value-type="float" office:value="1928.3">
            <text:p>1928,3</text:p>
          </table:table-cell>
          <table:table-cell table:formula="oooc:=[.C408]+1" office:value-type="float" office:value="409">
            <text:p>409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410]/10" office:value-type="float" office:value="1928.4">
            <text:p>1928,4</text:p>
          </table:table-cell>
          <table:table-cell table:formula="oooc:=[.C409]+1" office:value-type="float" office:value="410">
            <text:p>410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11]/10" office:value-type="float" office:value="1928.3">
            <text:p>1928,3</text:p>
          </table:table-cell>
          <table:table-cell table:formula="oooc:=[.C410]+1" office:value-type="float" office:value="411">
            <text:p>411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12]/10" office:value-type="float" office:value="1928.3">
            <text:p>1928,3</text:p>
          </table:table-cell>
          <table:table-cell table:formula="oooc:=[.C411]+1" office:value-type="float" office:value="412">
            <text:p>412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413]/10" office:value-type="float" office:value="1928.4">
            <text:p>1928,4</text:p>
          </table:table-cell>
          <table:table-cell table:formula="oooc:=[.C412]+1" office:value-type="float" office:value="413">
            <text:p>413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14]/10" office:value-type="float" office:value="1928.3">
            <text:p>1928,3</text:p>
          </table:table-cell>
          <table:table-cell table:formula="oooc:=[.C413]+1" office:value-type="float" office:value="414">
            <text:p>414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415]/10" office:value-type="float" office:value="1928.4">
            <text:p>1928,4</text:p>
          </table:table-cell>
          <table:table-cell table:formula="oooc:=[.C414]+1" office:value-type="float" office:value="415">
            <text:p>415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416]/10" office:value-type="float" office:value="1928.2">
            <text:p>1928,2</text:p>
          </table:table-cell>
          <table:table-cell table:formula="oooc:=[.C415]+1" office:value-type="float" office:value="416">
            <text:p>416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417]/10" office:value-type="float" office:value="1928.4">
            <text:p>1928,4</text:p>
          </table:table-cell>
          <table:table-cell table:formula="oooc:=[.C416]+1" office:value-type="float" office:value="417">
            <text:p>417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418]/10" office:value-type="float" office:value="1928.4">
            <text:p>1928,4</text:p>
          </table:table-cell>
          <table:table-cell table:formula="oooc:=[.C417]+1" office:value-type="float" office:value="418">
            <text:p>418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19]/10" office:value-type="float" office:value="1928.3">
            <text:p>1928,3</text:p>
          </table:table-cell>
          <table:table-cell table:formula="oooc:=[.C418]+1" office:value-type="float" office:value="419">
            <text:p>419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20]/10" office:value-type="float" office:value="1928.3">
            <text:p>1928,3</text:p>
          </table:table-cell>
          <table:table-cell table:formula="oooc:=[.C419]+1" office:value-type="float" office:value="420">
            <text:p>420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21]/10" office:value-type="float" office:value="1928.3">
            <text:p>1928,3</text:p>
          </table:table-cell>
          <table:table-cell table:formula="oooc:=[.C420]+1" office:value-type="float" office:value="421">
            <text:p>421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22]/10" office:value-type="float" office:value="1928.3">
            <text:p>1928,3</text:p>
          </table:table-cell>
          <table:table-cell table:formula="oooc:=[.C421]+1" office:value-type="float" office:value="422">
            <text:p>422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23]/10" office:value-type="float" office:value="1928.3">
            <text:p>1928,3</text:p>
          </table:table-cell>
          <table:table-cell table:formula="oooc:=[.C422]+1" office:value-type="float" office:value="423">
            <text:p>423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24]/10" office:value-type="float" office:value="1928.3">
            <text:p>1928,3</text:p>
          </table:table-cell>
          <table:table-cell table:formula="oooc:=[.C423]+1" office:value-type="float" office:value="424">
            <text:p>424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25]/10" office:value-type="float" office:value="1928.3">
            <text:p>1928,3</text:p>
          </table:table-cell>
          <table:table-cell table:formula="oooc:=[.C424]+1" office:value-type="float" office:value="425">
            <text:p>425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26]/10" office:value-type="float" office:value="1928.3">
            <text:p>1928,3</text:p>
          </table:table-cell>
          <table:table-cell table:formula="oooc:=[.C425]+1" office:value-type="float" office:value="426">
            <text:p>426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427]/10" office:value-type="float" office:value="1928.4">
            <text:p>1928,4</text:p>
          </table:table-cell>
          <table:table-cell table:formula="oooc:=[.C426]+1" office:value-type="float" office:value="427">
            <text:p>427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28]/10" office:value-type="float" office:value="1928.3">
            <text:p>1928,3</text:p>
          </table:table-cell>
          <table:table-cell table:formula="oooc:=[.C427]+1" office:value-type="float" office:value="428">
            <text:p>428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29]/10" office:value-type="float" office:value="1928.3">
            <text:p>1928,3</text:p>
          </table:table-cell>
          <table:table-cell table:formula="oooc:=[.C428]+1" office:value-type="float" office:value="429">
            <text:p>429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30]/10" office:value-type="float" office:value="1928.3">
            <text:p>1928,3</text:p>
          </table:table-cell>
          <table:table-cell table:formula="oooc:=[.C429]+1" office:value-type="float" office:value="430">
            <text:p>430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31]/10" office:value-type="float" office:value="1928.3">
            <text:p>1928,3</text:p>
          </table:table-cell>
          <table:table-cell table:formula="oooc:=[.C430]+1" office:value-type="float" office:value="431">
            <text:p>431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32]/10" office:value-type="float" office:value="1928.3">
            <text:p>1928,3</text:p>
          </table:table-cell>
          <table:table-cell table:formula="oooc:=[.C431]+1" office:value-type="float" office:value="432">
            <text:p>432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33]/10" office:value-type="float" office:value="1928.3">
            <text:p>1928,3</text:p>
          </table:table-cell>
          <table:table-cell table:formula="oooc:=[.C432]+1" office:value-type="float" office:value="433">
            <text:p>433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434]/10" office:value-type="float" office:value="1928.2">
            <text:p>1928,2</text:p>
          </table:table-cell>
          <table:table-cell table:formula="oooc:=[.C433]+1" office:value-type="float" office:value="434">
            <text:p>434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35]/10" office:value-type="float" office:value="1928.3">
            <text:p>1928,3</text:p>
          </table:table-cell>
          <table:table-cell table:formula="oooc:=[.C434]+1" office:value-type="float" office:value="435">
            <text:p>435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36]/10" office:value-type="float" office:value="1928.3">
            <text:p>1928,3</text:p>
          </table:table-cell>
          <table:table-cell table:formula="oooc:=[.C435]+1" office:value-type="float" office:value="436">
            <text:p>436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37]/10" office:value-type="float" office:value="1928.3">
            <text:p>1928,3</text:p>
          </table:table-cell>
          <table:table-cell table:formula="oooc:=[.C436]+1" office:value-type="float" office:value="437">
            <text:p>437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438]/10" office:value-type="float" office:value="1928.2">
            <text:p>1928,2</text:p>
          </table:table-cell>
          <table:table-cell table:formula="oooc:=[.C437]+1" office:value-type="float" office:value="438">
            <text:p>438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39]/10" office:value-type="float" office:value="1928.3">
            <text:p>1928,3</text:p>
          </table:table-cell>
          <table:table-cell table:formula="oooc:=[.C438]+1" office:value-type="float" office:value="439">
            <text:p>439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40]/10" office:value-type="float" office:value="1928.3">
            <text:p>1928,3</text:p>
          </table:table-cell>
          <table:table-cell table:formula="oooc:=[.C439]+1" office:value-type="float" office:value="440">
            <text:p>440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41]/10" office:value-type="float" office:value="1928.3">
            <text:p>1928,3</text:p>
          </table:table-cell>
          <table:table-cell table:formula="oooc:=[.C440]+1" office:value-type="float" office:value="441">
            <text:p>441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442]/10" office:value-type="float" office:value="1928.2">
            <text:p>1928,2</text:p>
          </table:table-cell>
          <table:table-cell table:formula="oooc:=[.C441]+1" office:value-type="float" office:value="442">
            <text:p>442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43]/10" office:value-type="float" office:value="1928.3">
            <text:p>1928,3</text:p>
          </table:table-cell>
          <table:table-cell table:formula="oooc:=[.C442]+1" office:value-type="float" office:value="443">
            <text:p>443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44]/10" office:value-type="float" office:value="1928.3">
            <text:p>1928,3</text:p>
          </table:table-cell>
          <table:table-cell table:formula="oooc:=[.C443]+1" office:value-type="float" office:value="444">
            <text:p>444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45]/10" office:value-type="float" office:value="1928.3">
            <text:p>1928,3</text:p>
          </table:table-cell>
          <table:table-cell table:formula="oooc:=[.C444]+1" office:value-type="float" office:value="445">
            <text:p>445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46]/10" office:value-type="float" office:value="1928.3">
            <text:p>1928,3</text:p>
          </table:table-cell>
          <table:table-cell table:formula="oooc:=[.C445]+1" office:value-type="float" office:value="446">
            <text:p>446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47]/10" office:value-type="float" office:value="1928.3">
            <text:p>1928,3</text:p>
          </table:table-cell>
          <table:table-cell table:formula="oooc:=[.C446]+1" office:value-type="float" office:value="447">
            <text:p>447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448]/10" office:value-type="float" office:value="1928.2">
            <text:p>1928,2</text:p>
          </table:table-cell>
          <table:table-cell table:formula="oooc:=[.C447]+1" office:value-type="float" office:value="448">
            <text:p>448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49]/10" office:value-type="float" office:value="1928.3">
            <text:p>1928,3</text:p>
          </table:table-cell>
          <table:table-cell table:formula="oooc:=[.C448]+1" office:value-type="float" office:value="449">
            <text:p>449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450]/10" office:value-type="float" office:value="1928.2">
            <text:p>1928,2</text:p>
          </table:table-cell>
          <table:table-cell table:formula="oooc:=[.C449]+1" office:value-type="float" office:value="450">
            <text:p>450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451]/10" office:value-type="float" office:value="1928.2">
            <text:p>1928,2</text:p>
          </table:table-cell>
          <table:table-cell table:formula="oooc:=[.C450]+1" office:value-type="float" office:value="451">
            <text:p>451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452]/10" office:value-type="float" office:value="1928.4">
            <text:p>1928,4</text:p>
          </table:table-cell>
          <table:table-cell table:formula="oooc:=[.C451]+1" office:value-type="float" office:value="452">
            <text:p>452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453]/10" office:value-type="float" office:value="1928.1">
            <text:p>1928,1</text:p>
          </table:table-cell>
          <table:table-cell table:formula="oooc:=[.C452]+1" office:value-type="float" office:value="453">
            <text:p>453</text:p>
          </table:table-cell>
        </table:table-row>
        <table:table-row table:style-name="ro1">
          <table:table-cell office:value-type="float" office:value="19284">
            <text:p>19284</text:p>
          </table:table-cell>
          <table:table-cell table:formula="oooc:=[.A454]/10" office:value-type="float" office:value="1928.4">
            <text:p>1928,4</text:p>
          </table:table-cell>
          <table:table-cell table:formula="oooc:=[.C453]+1" office:value-type="float" office:value="454">
            <text:p>454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455]/10" office:value-type="float" office:value="1928.1">
            <text:p>1928,1</text:p>
          </table:table-cell>
          <table:table-cell table:formula="oooc:=[.C454]+1" office:value-type="float" office:value="455">
            <text:p>455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56]/10" office:value-type="float" office:value="1928.3">
            <text:p>1928,3</text:p>
          </table:table-cell>
          <table:table-cell table:formula="oooc:=[.C455]+1" office:value-type="float" office:value="456">
            <text:p>456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57]/10" office:value-type="float" office:value="1928.3">
            <text:p>1928,3</text:p>
          </table:table-cell>
          <table:table-cell table:formula="oooc:=[.C456]+1" office:value-type="float" office:value="457">
            <text:p>457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458]/10" office:value-type="float" office:value="1928.2">
            <text:p>1928,2</text:p>
          </table:table-cell>
          <table:table-cell table:formula="oooc:=[.C457]+1" office:value-type="float" office:value="458">
            <text:p>458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59]/10" office:value-type="float" office:value="1928.3">
            <text:p>1928,3</text:p>
          </table:table-cell>
          <table:table-cell table:formula="oooc:=[.C458]+1" office:value-type="float" office:value="459">
            <text:p>459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460]/10" office:value-type="float" office:value="1928.2">
            <text:p>1928,2</text:p>
          </table:table-cell>
          <table:table-cell table:formula="oooc:=[.C459]+1" office:value-type="float" office:value="460">
            <text:p>460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461]/10" office:value-type="float" office:value="1928.1">
            <text:p>1928,1</text:p>
          </table:table-cell>
          <table:table-cell table:formula="oooc:=[.C460]+1" office:value-type="float" office:value="461">
            <text:p>461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62]/10" office:value-type="float" office:value="1928.3">
            <text:p>1928,3</text:p>
          </table:table-cell>
          <table:table-cell table:formula="oooc:=[.C461]+1" office:value-type="float" office:value="462">
            <text:p>462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463]/10" office:value-type="float" office:value="1928.2">
            <text:p>1928,2</text:p>
          </table:table-cell>
          <table:table-cell table:formula="oooc:=[.C462]+1" office:value-type="float" office:value="463">
            <text:p>463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464]/10" office:value-type="float" office:value="1928.2">
            <text:p>1928,2</text:p>
          </table:table-cell>
          <table:table-cell table:formula="oooc:=[.C463]+1" office:value-type="float" office:value="464">
            <text:p>464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465]/10" office:value-type="float" office:value="1928.2">
            <text:p>1928,2</text:p>
          </table:table-cell>
          <table:table-cell table:formula="oooc:=[.C464]+1" office:value-type="float" office:value="465">
            <text:p>465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466]/10" office:value-type="float" office:value="1928.2">
            <text:p>1928,2</text:p>
          </table:table-cell>
          <table:table-cell table:formula="oooc:=[.C465]+1" office:value-type="float" office:value="466">
            <text:p>466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467]/10" office:value-type="float" office:value="1928.2">
            <text:p>1928,2</text:p>
          </table:table-cell>
          <table:table-cell table:formula="oooc:=[.C466]+1" office:value-type="float" office:value="467">
            <text:p>467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468]/10" office:value-type="float" office:value="1928.2">
            <text:p>1928,2</text:p>
          </table:table-cell>
          <table:table-cell table:formula="oooc:=[.C467]+1" office:value-type="float" office:value="468">
            <text:p>468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469]/10" office:value-type="float" office:value="1928.2">
            <text:p>1928,2</text:p>
          </table:table-cell>
          <table:table-cell table:formula="oooc:=[.C468]+1" office:value-type="float" office:value="469">
            <text:p>469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470]/10" office:value-type="float" office:value="1928.2">
            <text:p>1928,2</text:p>
          </table:table-cell>
          <table:table-cell table:formula="oooc:=[.C469]+1" office:value-type="float" office:value="470">
            <text:p>470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71]/10" office:value-type="float" office:value="1928.3">
            <text:p>1928,3</text:p>
          </table:table-cell>
          <table:table-cell table:formula="oooc:=[.C470]+1" office:value-type="float" office:value="471">
            <text:p>471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472]/10" office:value-type="float" office:value="1928.1">
            <text:p>1928,1</text:p>
          </table:table-cell>
          <table:table-cell table:formula="oooc:=[.C471]+1" office:value-type="float" office:value="472">
            <text:p>472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473]/10" office:value-type="float" office:value="1928.2">
            <text:p>1928,2</text:p>
          </table:table-cell>
          <table:table-cell table:formula="oooc:=[.C472]+1" office:value-type="float" office:value="473">
            <text:p>473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474]/10" office:value-type="float" office:value="1928.1">
            <text:p>1928,1</text:p>
          </table:table-cell>
          <table:table-cell table:formula="oooc:=[.C473]+1" office:value-type="float" office:value="474">
            <text:p>474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475]/10" office:value-type="float" office:value="1928.2">
            <text:p>1928,2</text:p>
          </table:table-cell>
          <table:table-cell table:formula="oooc:=[.C474]+1" office:value-type="float" office:value="475">
            <text:p>475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476]/10" office:value-type="float" office:value="1928.1">
            <text:p>1928,1</text:p>
          </table:table-cell>
          <table:table-cell table:formula="oooc:=[.C475]+1" office:value-type="float" office:value="476">
            <text:p>476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77]/10" office:value-type="float" office:value="1928.3">
            <text:p>1928,3</text:p>
          </table:table-cell>
          <table:table-cell table:formula="oooc:=[.C476]+1" office:value-type="float" office:value="477">
            <text:p>477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478]/10" office:value-type="float" office:value="1928.1">
            <text:p>1928,1</text:p>
          </table:table-cell>
          <table:table-cell table:formula="oooc:=[.C477]+1" office:value-type="float" office:value="478">
            <text:p>478</text:p>
          </table:table-cell>
        </table:table-row>
        <table:table-row table:style-name="ro1">
          <table:table-cell office:value-type="float" office:value="19283">
            <text:p>19283</text:p>
          </table:table-cell>
          <table:table-cell table:formula="oooc:=[.A479]/10" office:value-type="float" office:value="1928.3">
            <text:p>1928,3</text:p>
          </table:table-cell>
          <table:table-cell table:formula="oooc:=[.C478]+1" office:value-type="float" office:value="479">
            <text:p>479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480]/10" office:value-type="float" office:value="1928.1">
            <text:p>1928,1</text:p>
          </table:table-cell>
          <table:table-cell table:formula="oooc:=[.C479]+1" office:value-type="float" office:value="480">
            <text:p>480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481]/10" office:value-type="float" office:value="1928.1">
            <text:p>1928,1</text:p>
          </table:table-cell>
          <table:table-cell table:formula="oooc:=[.C480]+1" office:value-type="float" office:value="481">
            <text:p>481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482]/10" office:value-type="float" office:value="1928.2">
            <text:p>1928,2</text:p>
          </table:table-cell>
          <table:table-cell table:formula="oooc:=[.C481]+1" office:value-type="float" office:value="482">
            <text:p>482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483]/10" office:value-type="float" office:value="1928.1">
            <text:p>1928,1</text:p>
          </table:table-cell>
          <table:table-cell table:formula="oooc:=[.C482]+1" office:value-type="float" office:value="483">
            <text:p>483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484]/10" office:value-type="float" office:value="1928.2">
            <text:p>1928,2</text:p>
          </table:table-cell>
          <table:table-cell table:formula="oooc:=[.C483]+1" office:value-type="float" office:value="484">
            <text:p>484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485]/10" office:value-type="float" office:value="1928.1">
            <text:p>1928,1</text:p>
          </table:table-cell>
          <table:table-cell table:formula="oooc:=[.C484]+1" office:value-type="float" office:value="485">
            <text:p>485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486]/10" office:value-type="float" office:value="1928.1">
            <text:p>1928,1</text:p>
          </table:table-cell>
          <table:table-cell table:formula="oooc:=[.C485]+1" office:value-type="float" office:value="486">
            <text:p>486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487]/10" office:value-type="float" office:value="1928.2">
            <text:p>1928,2</text:p>
          </table:table-cell>
          <table:table-cell table:formula="oooc:=[.C486]+1" office:value-type="float" office:value="487">
            <text:p>487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488]/10" office:value-type="float" office:value="1928.2">
            <text:p>1928,2</text:p>
          </table:table-cell>
          <table:table-cell table:formula="oooc:=[.C487]+1" office:value-type="float" office:value="488">
            <text:p>488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489]/10" office:value-type="float" office:value="1928.1">
            <text:p>1928,1</text:p>
          </table:table-cell>
          <table:table-cell table:formula="oooc:=[.C488]+1" office:value-type="float" office:value="489">
            <text:p>489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490]/10" office:value-type="float" office:value="1928.2">
            <text:p>1928,2</text:p>
          </table:table-cell>
          <table:table-cell table:formula="oooc:=[.C489]+1" office:value-type="float" office:value="490">
            <text:p>490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491]/10" office:value-type="float" office:value="1928.2">
            <text:p>1928,2</text:p>
          </table:table-cell>
          <table:table-cell table:formula="oooc:=[.C490]+1" office:value-type="float" office:value="491">
            <text:p>491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492]/10" office:value-type="float" office:value="1928.2">
            <text:p>1928,2</text:p>
          </table:table-cell>
          <table:table-cell table:formula="oooc:=[.C491]+1" office:value-type="float" office:value="492">
            <text:p>492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493]/10" office:value-type="float" office:value="1928.1">
            <text:p>1928,1</text:p>
          </table:table-cell>
          <table:table-cell table:formula="oooc:=[.C492]+1" office:value-type="float" office:value="493">
            <text:p>493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494]/10" office:value-type="float" office:value="1928.2">
            <text:p>1928,2</text:p>
          </table:table-cell>
          <table:table-cell table:formula="oooc:=[.C493]+1" office:value-type="float" office:value="494">
            <text:p>494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495]/10" office:value-type="float" office:value="1928.2">
            <text:p>1928,2</text:p>
          </table:table-cell>
          <table:table-cell table:formula="oooc:=[.C494]+1" office:value-type="float" office:value="495">
            <text:p>495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496]/10" office:value-type="float" office:value="1928.1">
            <text:p>1928,1</text:p>
          </table:table-cell>
          <table:table-cell table:formula="oooc:=[.C495]+1" office:value-type="float" office:value="496">
            <text:p>496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497]/10" office:value-type="float" office:value="1928.2">
            <text:p>1928,2</text:p>
          </table:table-cell>
          <table:table-cell table:formula="oooc:=[.C496]+1" office:value-type="float" office:value="497">
            <text:p>497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498]/10" office:value-type="float" office:value="1928.2">
            <text:p>1928,2</text:p>
          </table:table-cell>
          <table:table-cell table:formula="oooc:=[.C497]+1" office:value-type="float" office:value="498">
            <text:p>498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499]/10" office:value-type="float" office:value="1928.1">
            <text:p>1928,1</text:p>
          </table:table-cell>
          <table:table-cell table:formula="oooc:=[.C498]+1" office:value-type="float" office:value="499">
            <text:p>499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500]/10" office:value-type="float" office:value="1928.2">
            <text:p>1928,2</text:p>
          </table:table-cell>
          <table:table-cell table:formula="oooc:=[.C499]+1" office:value-type="float" office:value="500">
            <text:p>500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501]/10" office:value-type="float" office:value="1928.2">
            <text:p>1928,2</text:p>
          </table:table-cell>
          <table:table-cell table:formula="oooc:=[.C500]+1" office:value-type="float" office:value="501">
            <text:p>501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02]/10" office:value-type="float" office:value="1928.1">
            <text:p>1928,1</text:p>
          </table:table-cell>
          <table:table-cell table:formula="oooc:=[.C501]+1" office:value-type="float" office:value="502">
            <text:p>502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03]/10" office:value-type="float" office:value="1928.1">
            <text:p>1928,1</text:p>
          </table:table-cell>
          <table:table-cell table:formula="oooc:=[.C502]+1" office:value-type="float" office:value="503">
            <text:p>503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504]/10" office:value-type="float" office:value="1928.2">
            <text:p>1928,2</text:p>
          </table:table-cell>
          <table:table-cell table:formula="oooc:=[.C503]+1" office:value-type="float" office:value="504">
            <text:p>504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05]/10" office:value-type="float" office:value="1928.1">
            <text:p>1928,1</text:p>
          </table:table-cell>
          <table:table-cell table:formula="oooc:=[.C504]+1" office:value-type="float" office:value="505">
            <text:p>505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506]/10" office:value-type="float" office:value="1928.2">
            <text:p>1928,2</text:p>
          </table:table-cell>
          <table:table-cell table:formula="oooc:=[.C505]+1" office:value-type="float" office:value="506">
            <text:p>506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07]/10" office:value-type="float" office:value="1928.1">
            <text:p>1928,1</text:p>
          </table:table-cell>
          <table:table-cell table:formula="oooc:=[.C506]+1" office:value-type="float" office:value="507">
            <text:p>507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08]/10" office:value-type="float" office:value="1928.1">
            <text:p>1928,1</text:p>
          </table:table-cell>
          <table:table-cell table:formula="oooc:=[.C507]+1" office:value-type="float" office:value="508">
            <text:p>508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509]/10" office:value-type="float" office:value="1928.2">
            <text:p>1928,2</text:p>
          </table:table-cell>
          <table:table-cell table:formula="oooc:=[.C508]+1" office:value-type="float" office:value="509">
            <text:p>509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10]/10" office:value-type="float" office:value="1928.1">
            <text:p>1928,1</text:p>
          </table:table-cell>
          <table:table-cell table:formula="oooc:=[.C509]+1" office:value-type="float" office:value="510">
            <text:p>510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11]/10" office:value-type="float" office:value="1928.1">
            <text:p>1928,1</text:p>
          </table:table-cell>
          <table:table-cell table:formula="oooc:=[.C510]+1" office:value-type="float" office:value="511">
            <text:p>511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512]/10" office:value-type="float" office:value="1928.2">
            <text:p>1928,2</text:p>
          </table:table-cell>
          <table:table-cell table:formula="oooc:=[.C511]+1" office:value-type="float" office:value="512">
            <text:p>512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13]/10" office:value-type="float" office:value="1928">
            <text:p>1928,0</text:p>
          </table:table-cell>
          <table:table-cell table:formula="oooc:=[.C512]+1" office:value-type="float" office:value="513">
            <text:p>513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514]/10" office:value-type="float" office:value="1928.2">
            <text:p>1928,2</text:p>
          </table:table-cell>
          <table:table-cell table:formula="oooc:=[.C513]+1" office:value-type="float" office:value="514">
            <text:p>514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15]/10" office:value-type="float" office:value="1928.1">
            <text:p>1928,1</text:p>
          </table:table-cell>
          <table:table-cell table:formula="oooc:=[.C514]+1" office:value-type="float" office:value="515">
            <text:p>515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16]/10" office:value-type="float" office:value="1928">
            <text:p>1928,0</text:p>
          </table:table-cell>
          <table:table-cell table:formula="oooc:=[.C515]+1" office:value-type="float" office:value="516">
            <text:p>516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17]/10" office:value-type="float" office:value="1928.1">
            <text:p>1928,1</text:p>
          </table:table-cell>
          <table:table-cell table:formula="oooc:=[.C516]+1" office:value-type="float" office:value="517">
            <text:p>517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18]/10" office:value-type="float" office:value="1928.1">
            <text:p>1928,1</text:p>
          </table:table-cell>
          <table:table-cell table:formula="oooc:=[.C517]+1" office:value-type="float" office:value="518">
            <text:p>518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19]/10" office:value-type="float" office:value="1928.1">
            <text:p>1928,1</text:p>
          </table:table-cell>
          <table:table-cell table:formula="oooc:=[.C518]+1" office:value-type="float" office:value="519">
            <text:p>519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20]/10" office:value-type="float" office:value="1928.1">
            <text:p>1928,1</text:p>
          </table:table-cell>
          <table:table-cell table:formula="oooc:=[.C519]+1" office:value-type="float" office:value="520">
            <text:p>520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21]/10" office:value-type="float" office:value="1928.1">
            <text:p>1928,1</text:p>
          </table:table-cell>
          <table:table-cell table:formula="oooc:=[.C520]+1" office:value-type="float" office:value="521">
            <text:p>521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522]/10" office:value-type="float" office:value="1928.2">
            <text:p>1928,2</text:p>
          </table:table-cell>
          <table:table-cell table:formula="oooc:=[.C521]+1" office:value-type="float" office:value="522">
            <text:p>522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23]/10" office:value-type="float" office:value="1928">
            <text:p>1928,0</text:p>
          </table:table-cell>
          <table:table-cell table:formula="oooc:=[.C522]+1" office:value-type="float" office:value="523">
            <text:p>523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24]/10" office:value-type="float" office:value="1928.1">
            <text:p>1928,1</text:p>
          </table:table-cell>
          <table:table-cell table:formula="oooc:=[.C523]+1" office:value-type="float" office:value="524">
            <text:p>524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25]/10" office:value-type="float" office:value="1928.1">
            <text:p>1928,1</text:p>
          </table:table-cell>
          <table:table-cell table:formula="oooc:=[.C524]+1" office:value-type="float" office:value="525">
            <text:p>525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26]/10" office:value-type="float" office:value="1928.1">
            <text:p>1928,1</text:p>
          </table:table-cell>
          <table:table-cell table:formula="oooc:=[.C525]+1" office:value-type="float" office:value="526">
            <text:p>526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27]/10" office:value-type="float" office:value="1928.1">
            <text:p>1928,1</text:p>
          </table:table-cell>
          <table:table-cell table:formula="oooc:=[.C526]+1" office:value-type="float" office:value="527">
            <text:p>527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28]/10" office:value-type="float" office:value="1928.1">
            <text:p>1928,1</text:p>
          </table:table-cell>
          <table:table-cell table:formula="oooc:=[.C527]+1" office:value-type="float" office:value="528">
            <text:p>528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29]/10" office:value-type="float" office:value="1928.1">
            <text:p>1928,1</text:p>
          </table:table-cell>
          <table:table-cell table:formula="oooc:=[.C528]+1" office:value-type="float" office:value="529">
            <text:p>529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530]/10" office:value-type="float" office:value="1928.2">
            <text:p>1928,2</text:p>
          </table:table-cell>
          <table:table-cell table:formula="oooc:=[.C529]+1" office:value-type="float" office:value="530">
            <text:p>530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31]/10" office:value-type="float" office:value="1928.1">
            <text:p>1928,1</text:p>
          </table:table-cell>
          <table:table-cell table:formula="oooc:=[.C530]+1" office:value-type="float" office:value="531">
            <text:p>531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32]/10" office:value-type="float" office:value="1928.1">
            <text:p>1928,1</text:p>
          </table:table-cell>
          <table:table-cell table:formula="oooc:=[.C531]+1" office:value-type="float" office:value="532">
            <text:p>532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33]/10" office:value-type="float" office:value="1928">
            <text:p>1928,0</text:p>
          </table:table-cell>
          <table:table-cell table:formula="oooc:=[.C532]+1" office:value-type="float" office:value="533">
            <text:p>533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34]/10" office:value-type="float" office:value="1928.1">
            <text:p>1928,1</text:p>
          </table:table-cell>
          <table:table-cell table:formula="oooc:=[.C533]+1" office:value-type="float" office:value="534">
            <text:p>534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35]/10" office:value-type="float" office:value="1928">
            <text:p>1928,0</text:p>
          </table:table-cell>
          <table:table-cell table:formula="oooc:=[.C534]+1" office:value-type="float" office:value="535">
            <text:p>535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36]/10" office:value-type="float" office:value="1928.1">
            <text:p>1928,1</text:p>
          </table:table-cell>
          <table:table-cell table:formula="oooc:=[.C535]+1" office:value-type="float" office:value="536">
            <text:p>536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37]/10" office:value-type="float" office:value="1928">
            <text:p>1928,0</text:p>
          </table:table-cell>
          <table:table-cell table:formula="oooc:=[.C536]+1" office:value-type="float" office:value="537">
            <text:p>537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38]/10" office:value-type="float" office:value="1928">
            <text:p>1928,0</text:p>
          </table:table-cell>
          <table:table-cell table:formula="oooc:=[.C537]+1" office:value-type="float" office:value="538">
            <text:p>538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39]/10" office:value-type="float" office:value="1928.1">
            <text:p>1928,1</text:p>
          </table:table-cell>
          <table:table-cell table:formula="oooc:=[.C538]+1" office:value-type="float" office:value="539">
            <text:p>539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40]/10" office:value-type="float" office:value="1928.1">
            <text:p>1928,1</text:p>
          </table:table-cell>
          <table:table-cell table:formula="oooc:=[.C539]+1" office:value-type="float" office:value="540">
            <text:p>540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41]/10" office:value-type="float" office:value="1928">
            <text:p>1928,0</text:p>
          </table:table-cell>
          <table:table-cell table:formula="oooc:=[.C540]+1" office:value-type="float" office:value="541">
            <text:p>541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42]/10" office:value-type="float" office:value="1928.1">
            <text:p>1928,1</text:p>
          </table:table-cell>
          <table:table-cell table:formula="oooc:=[.C541]+1" office:value-type="float" office:value="542">
            <text:p>542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43]/10" office:value-type="float" office:value="1928.1">
            <text:p>1928,1</text:p>
          </table:table-cell>
          <table:table-cell table:formula="oooc:=[.C542]+1" office:value-type="float" office:value="543">
            <text:p>543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44]/10" office:value-type="float" office:value="1928.1">
            <text:p>1928,1</text:p>
          </table:table-cell>
          <table:table-cell table:formula="oooc:=[.C543]+1" office:value-type="float" office:value="544">
            <text:p>544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45]/10" office:value-type="float" office:value="1928">
            <text:p>1928,0</text:p>
          </table:table-cell>
          <table:table-cell table:formula="oooc:=[.C544]+1" office:value-type="float" office:value="545">
            <text:p>545</text:p>
          </table:table-cell>
        </table:table-row>
        <table:table-row table:style-name="ro1">
          <table:table-cell office:value-type="float" office:value="19282">
            <text:p>19282</text:p>
          </table:table-cell>
          <table:table-cell table:formula="oooc:=[.A546]/10" office:value-type="float" office:value="1928.2">
            <text:p>1928,2</text:p>
          </table:table-cell>
          <table:table-cell table:formula="oooc:=[.C545]+1" office:value-type="float" office:value="546">
            <text:p>546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47]/10" office:value-type="float" office:value="1928">
            <text:p>1928,0</text:p>
          </table:table-cell>
          <table:table-cell table:formula="oooc:=[.C546]+1" office:value-type="float" office:value="547">
            <text:p>547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48]/10" office:value-type="float" office:value="1928.1">
            <text:p>1928,1</text:p>
          </table:table-cell>
          <table:table-cell table:formula="oooc:=[.C547]+1" office:value-type="float" office:value="548">
            <text:p>548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49]/10" office:value-type="float" office:value="1928">
            <text:p>1928,0</text:p>
          </table:table-cell>
          <table:table-cell table:formula="oooc:=[.C548]+1" office:value-type="float" office:value="549">
            <text:p>549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50]/10" office:value-type="float" office:value="1928.1">
            <text:p>1928,1</text:p>
          </table:table-cell>
          <table:table-cell table:formula="oooc:=[.C549]+1" office:value-type="float" office:value="550">
            <text:p>550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51]/10" office:value-type="float" office:value="1928">
            <text:p>1928,0</text:p>
          </table:table-cell>
          <table:table-cell table:formula="oooc:=[.C550]+1" office:value-type="float" office:value="551">
            <text:p>551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52]/10" office:value-type="float" office:value="1928.1">
            <text:p>1928,1</text:p>
          </table:table-cell>
          <table:table-cell table:formula="oooc:=[.C551]+1" office:value-type="float" office:value="552">
            <text:p>552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53]/10" office:value-type="float" office:value="1928">
            <text:p>1928,0</text:p>
          </table:table-cell>
          <table:table-cell table:formula="oooc:=[.C552]+1" office:value-type="float" office:value="553">
            <text:p>553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54]/10" office:value-type="float" office:value="1928">
            <text:p>1928,0</text:p>
          </table:table-cell>
          <table:table-cell table:formula="oooc:=[.C553]+1" office:value-type="float" office:value="554">
            <text:p>554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55]/10" office:value-type="float" office:value="1928.1">
            <text:p>1928,1</text:p>
          </table:table-cell>
          <table:table-cell table:formula="oooc:=[.C554]+1" office:value-type="float" office:value="555">
            <text:p>555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56]/10" office:value-type="float" office:value="1928.1">
            <text:p>1928,1</text:p>
          </table:table-cell>
          <table:table-cell table:formula="oooc:=[.C555]+1" office:value-type="float" office:value="556">
            <text:p>556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57]/10" office:value-type="float" office:value="1928">
            <text:p>1928,0</text:p>
          </table:table-cell>
          <table:table-cell table:formula="oooc:=[.C556]+1" office:value-type="float" office:value="557">
            <text:p>557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58]/10" office:value-type="float" office:value="1928">
            <text:p>1928,0</text:p>
          </table:table-cell>
          <table:table-cell table:formula="oooc:=[.C557]+1" office:value-type="float" office:value="558">
            <text:p>558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59]/10" office:value-type="float" office:value="1928.1">
            <text:p>1928,1</text:p>
          </table:table-cell>
          <table:table-cell table:formula="oooc:=[.C558]+1" office:value-type="float" office:value="559">
            <text:p>559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60]/10" office:value-type="float" office:value="1928">
            <text:p>1928,0</text:p>
          </table:table-cell>
          <table:table-cell table:formula="oooc:=[.C559]+1" office:value-type="float" office:value="560">
            <text:p>560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61]/10" office:value-type="float" office:value="1928">
            <text:p>1928,0</text:p>
          </table:table-cell>
          <table:table-cell table:formula="oooc:=[.C560]+1" office:value-type="float" office:value="561">
            <text:p>561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62]/10" office:value-type="float" office:value="1928">
            <text:p>1928,0</text:p>
          </table:table-cell>
          <table:table-cell table:formula="oooc:=[.C561]+1" office:value-type="float" office:value="562">
            <text:p>562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63]/10" office:value-type="float" office:value="1928">
            <text:p>1928,0</text:p>
          </table:table-cell>
          <table:table-cell table:formula="oooc:=[.C562]+1" office:value-type="float" office:value="563">
            <text:p>563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64]/10" office:value-type="float" office:value="1928.1">
            <text:p>1928,1</text:p>
          </table:table-cell>
          <table:table-cell table:formula="oooc:=[.C563]+1" office:value-type="float" office:value="564">
            <text:p>564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65]/10" office:value-type="float" office:value="1928.1">
            <text:p>1928,1</text:p>
          </table:table-cell>
          <table:table-cell table:formula="oooc:=[.C564]+1" office:value-type="float" office:value="565">
            <text:p>565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66]/10" office:value-type="float" office:value="1928">
            <text:p>1928,0</text:p>
          </table:table-cell>
          <table:table-cell table:formula="oooc:=[.C565]+1" office:value-type="float" office:value="566">
            <text:p>566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67]/10" office:value-type="float" office:value="1928.1">
            <text:p>1928,1</text:p>
          </table:table-cell>
          <table:table-cell table:formula="oooc:=[.C566]+1" office:value-type="float" office:value="567">
            <text:p>567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568]/10" office:value-type="float" office:value="1927.9">
            <text:p>1927,9</text:p>
          </table:table-cell>
          <table:table-cell table:formula="oooc:=[.C567]+1" office:value-type="float" office:value="568">
            <text:p>568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69]/10" office:value-type="float" office:value="1928">
            <text:p>1928,0</text:p>
          </table:table-cell>
          <table:table-cell table:formula="oooc:=[.C568]+1" office:value-type="float" office:value="569">
            <text:p>569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70]/10" office:value-type="float" office:value="1928">
            <text:p>1928,0</text:p>
          </table:table-cell>
          <table:table-cell table:formula="oooc:=[.C569]+1" office:value-type="float" office:value="570">
            <text:p>570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71]/10" office:value-type="float" office:value="1928">
            <text:p>1928,0</text:p>
          </table:table-cell>
          <table:table-cell table:formula="oooc:=[.C570]+1" office:value-type="float" office:value="571">
            <text:p>571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72]/10" office:value-type="float" office:value="1928">
            <text:p>1928,0</text:p>
          </table:table-cell>
          <table:table-cell table:formula="oooc:=[.C571]+1" office:value-type="float" office:value="572">
            <text:p>572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73]/10" office:value-type="float" office:value="1928.1">
            <text:p>1928,1</text:p>
          </table:table-cell>
          <table:table-cell table:formula="oooc:=[.C572]+1" office:value-type="float" office:value="573">
            <text:p>573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74]/10" office:value-type="float" office:value="1928">
            <text:p>1928,0</text:p>
          </table:table-cell>
          <table:table-cell table:formula="oooc:=[.C573]+1" office:value-type="float" office:value="574">
            <text:p>574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575]/10" office:value-type="float" office:value="1927.9">
            <text:p>1927,9</text:p>
          </table:table-cell>
          <table:table-cell table:formula="oooc:=[.C574]+1" office:value-type="float" office:value="575">
            <text:p>575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76]/10" office:value-type="float" office:value="1928">
            <text:p>1928,0</text:p>
          </table:table-cell>
          <table:table-cell table:formula="oooc:=[.C575]+1" office:value-type="float" office:value="576">
            <text:p>576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577]/10" office:value-type="float" office:value="1927.9">
            <text:p>1927,9</text:p>
          </table:table-cell>
          <table:table-cell table:formula="oooc:=[.C576]+1" office:value-type="float" office:value="577">
            <text:p>577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78]/10" office:value-type="float" office:value="1928">
            <text:p>1928,0</text:p>
          </table:table-cell>
          <table:table-cell table:formula="oooc:=[.C577]+1" office:value-type="float" office:value="578">
            <text:p>578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579]/10" office:value-type="float" office:value="1928.1">
            <text:p>1928,1</text:p>
          </table:table-cell>
          <table:table-cell table:formula="oooc:=[.C578]+1" office:value-type="float" office:value="579">
            <text:p>579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80]/10" office:value-type="float" office:value="1928">
            <text:p>1928,0</text:p>
          </table:table-cell>
          <table:table-cell table:formula="oooc:=[.C579]+1" office:value-type="float" office:value="580">
            <text:p>580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581]/10" office:value-type="float" office:value="1927.9">
            <text:p>1927,9</text:p>
          </table:table-cell>
          <table:table-cell table:formula="oooc:=[.C580]+1" office:value-type="float" office:value="581">
            <text:p>581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82]/10" office:value-type="float" office:value="1928">
            <text:p>1928,0</text:p>
          </table:table-cell>
          <table:table-cell table:formula="oooc:=[.C581]+1" office:value-type="float" office:value="582">
            <text:p>582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83]/10" office:value-type="float" office:value="1928">
            <text:p>1928,0</text:p>
          </table:table-cell>
          <table:table-cell table:formula="oooc:=[.C582]+1" office:value-type="float" office:value="583">
            <text:p>583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84]/10" office:value-type="float" office:value="1928">
            <text:p>1928,0</text:p>
          </table:table-cell>
          <table:table-cell table:formula="oooc:=[.C583]+1" office:value-type="float" office:value="584">
            <text:p>584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85]/10" office:value-type="float" office:value="1928">
            <text:p>1928,0</text:p>
          </table:table-cell>
          <table:table-cell table:formula="oooc:=[.C584]+1" office:value-type="float" office:value="585">
            <text:p>585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586]/10" office:value-type="float" office:value="1927.9">
            <text:p>1927,9</text:p>
          </table:table-cell>
          <table:table-cell table:formula="oooc:=[.C585]+1" office:value-type="float" office:value="586">
            <text:p>586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87]/10" office:value-type="float" office:value="1928">
            <text:p>1928,0</text:p>
          </table:table-cell>
          <table:table-cell table:formula="oooc:=[.C586]+1" office:value-type="float" office:value="587">
            <text:p>587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88]/10" office:value-type="float" office:value="1928">
            <text:p>1928,0</text:p>
          </table:table-cell>
          <table:table-cell table:formula="oooc:=[.C587]+1" office:value-type="float" office:value="588">
            <text:p>588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89]/10" office:value-type="float" office:value="1928">
            <text:p>1928,0</text:p>
          </table:table-cell>
          <table:table-cell table:formula="oooc:=[.C588]+1" office:value-type="float" office:value="589">
            <text:p>589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90]/10" office:value-type="float" office:value="1928">
            <text:p>1928,0</text:p>
          </table:table-cell>
          <table:table-cell table:formula="oooc:=[.C589]+1" office:value-type="float" office:value="590">
            <text:p>590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591]/10" office:value-type="float" office:value="1927.9">
            <text:p>1927,9</text:p>
          </table:table-cell>
          <table:table-cell table:formula="oooc:=[.C590]+1" office:value-type="float" office:value="591">
            <text:p>591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92]/10" office:value-type="float" office:value="1928">
            <text:p>1928,0</text:p>
          </table:table-cell>
          <table:table-cell table:formula="oooc:=[.C591]+1" office:value-type="float" office:value="592">
            <text:p>592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93]/10" office:value-type="float" office:value="1928">
            <text:p>1928,0</text:p>
          </table:table-cell>
          <table:table-cell table:formula="oooc:=[.C592]+1" office:value-type="float" office:value="593">
            <text:p>593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594]/10" office:value-type="float" office:value="1927.9">
            <text:p>1927,9</text:p>
          </table:table-cell>
          <table:table-cell table:formula="oooc:=[.C593]+1" office:value-type="float" office:value="594">
            <text:p>594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95]/10" office:value-type="float" office:value="1928">
            <text:p>1928,0</text:p>
          </table:table-cell>
          <table:table-cell table:formula="oooc:=[.C594]+1" office:value-type="float" office:value="595">
            <text:p>595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96]/10" office:value-type="float" office:value="1928">
            <text:p>1928,0</text:p>
          </table:table-cell>
          <table:table-cell table:formula="oooc:=[.C595]+1" office:value-type="float" office:value="596">
            <text:p>596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597]/10" office:value-type="float" office:value="1927.9">
            <text:p>1927,9</text:p>
          </table:table-cell>
          <table:table-cell table:formula="oooc:=[.C596]+1" office:value-type="float" office:value="597">
            <text:p>597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98]/10" office:value-type="float" office:value="1928">
            <text:p>1928,0</text:p>
          </table:table-cell>
          <table:table-cell table:formula="oooc:=[.C597]+1" office:value-type="float" office:value="598">
            <text:p>598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599]/10" office:value-type="float" office:value="1928">
            <text:p>1928,0</text:p>
          </table:table-cell>
          <table:table-cell table:formula="oooc:=[.C598]+1" office:value-type="float" office:value="599">
            <text:p>599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00]/10" office:value-type="float" office:value="1927.9">
            <text:p>1927,9</text:p>
          </table:table-cell>
          <table:table-cell table:formula="oooc:=[.C599]+1" office:value-type="float" office:value="600">
            <text:p>600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601]/10" office:value-type="float" office:value="1928">
            <text:p>1928,0</text:p>
          </table:table-cell>
          <table:table-cell table:formula="oooc:=[.C600]+1" office:value-type="float" office:value="601">
            <text:p>601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02]/10" office:value-type="float" office:value="1927.9">
            <text:p>1927,9</text:p>
          </table:table-cell>
          <table:table-cell table:formula="oooc:=[.C601]+1" office:value-type="float" office:value="602">
            <text:p>602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03]/10" office:value-type="float" office:value="1927.9">
            <text:p>1927,9</text:p>
          </table:table-cell>
          <table:table-cell table:formula="oooc:=[.C602]+1" office:value-type="float" office:value="603">
            <text:p>603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604]/10" office:value-type="float" office:value="1928">
            <text:p>1928,0</text:p>
          </table:table-cell>
          <table:table-cell table:formula="oooc:=[.C603]+1" office:value-type="float" office:value="604">
            <text:p>604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605]/10" office:value-type="float" office:value="1928">
            <text:p>1928,0</text:p>
          </table:table-cell>
          <table:table-cell table:formula="oooc:=[.C604]+1" office:value-type="float" office:value="605">
            <text:p>605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606]/10" office:value-type="float" office:value="1928">
            <text:p>1928,0</text:p>
          </table:table-cell>
          <table:table-cell table:formula="oooc:=[.C605]+1" office:value-type="float" office:value="606">
            <text:p>606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607]/10" office:value-type="float" office:value="1927.8">
            <text:p>1927,8</text:p>
          </table:table-cell>
          <table:table-cell table:formula="oooc:=[.C606]+1" office:value-type="float" office:value="607">
            <text:p>607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608]/10" office:value-type="float" office:value="1928">
            <text:p>1928,0</text:p>
          </table:table-cell>
          <table:table-cell table:formula="oooc:=[.C607]+1" office:value-type="float" office:value="608">
            <text:p>608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09]/10" office:value-type="float" office:value="1927.9">
            <text:p>1927,9</text:p>
          </table:table-cell>
          <table:table-cell table:formula="oooc:=[.C608]+1" office:value-type="float" office:value="609">
            <text:p>609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610]/10" office:value-type="float" office:value="1928">
            <text:p>1928,0</text:p>
          </table:table-cell>
          <table:table-cell table:formula="oooc:=[.C609]+1" office:value-type="float" office:value="610">
            <text:p>610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611]/10" office:value-type="float" office:value="1927.8">
            <text:p>1927,8</text:p>
          </table:table-cell>
          <table:table-cell table:formula="oooc:=[.C610]+1" office:value-type="float" office:value="611">
            <text:p>611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612]/10" office:value-type="float" office:value="1928">
            <text:p>1928,0</text:p>
          </table:table-cell>
          <table:table-cell table:formula="oooc:=[.C611]+1" office:value-type="float" office:value="612">
            <text:p>612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613]/10" office:value-type="float" office:value="1928">
            <text:p>1928,0</text:p>
          </table:table-cell>
          <table:table-cell table:formula="oooc:=[.C612]+1" office:value-type="float" office:value="613">
            <text:p>613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14]/10" office:value-type="float" office:value="1927.9">
            <text:p>1927,9</text:p>
          </table:table-cell>
          <table:table-cell table:formula="oooc:=[.C613]+1" office:value-type="float" office:value="614">
            <text:p>614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15]/10" office:value-type="float" office:value="1927.9">
            <text:p>1927,9</text:p>
          </table:table-cell>
          <table:table-cell table:formula="oooc:=[.C614]+1" office:value-type="float" office:value="615">
            <text:p>615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616]/10" office:value-type="float" office:value="1928">
            <text:p>1928,0</text:p>
          </table:table-cell>
          <table:table-cell table:formula="oooc:=[.C615]+1" office:value-type="float" office:value="616">
            <text:p>616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17]/10" office:value-type="float" office:value="1927.9">
            <text:p>1927,9</text:p>
          </table:table-cell>
          <table:table-cell table:formula="oooc:=[.C616]+1" office:value-type="float" office:value="617">
            <text:p>617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18]/10" office:value-type="float" office:value="1927.9">
            <text:p>1927,9</text:p>
          </table:table-cell>
          <table:table-cell table:formula="oooc:=[.C617]+1" office:value-type="float" office:value="618">
            <text:p>618</text:p>
          </table:table-cell>
        </table:table-row>
        <table:table-row table:style-name="ro1">
          <table:table-cell office:value-type="float" office:value="19281">
            <text:p>19281</text:p>
          </table:table-cell>
          <table:table-cell table:formula="oooc:=[.A619]/10" office:value-type="float" office:value="1928.1">
            <text:p>1928,1</text:p>
          </table:table-cell>
          <table:table-cell table:formula="oooc:=[.C618]+1" office:value-type="float" office:value="619">
            <text:p>619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620]/10" office:value-type="float" office:value="1927.8">
            <text:p>1927,8</text:p>
          </table:table-cell>
          <table:table-cell table:formula="oooc:=[.C619]+1" office:value-type="float" office:value="620">
            <text:p>620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621]/10" office:value-type="float" office:value="1928">
            <text:p>1928,0</text:p>
          </table:table-cell>
          <table:table-cell table:formula="oooc:=[.C620]+1" office:value-type="float" office:value="621">
            <text:p>621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622]/10" office:value-type="float" office:value="1928">
            <text:p>1928,0</text:p>
          </table:table-cell>
          <table:table-cell table:formula="oooc:=[.C621]+1" office:value-type="float" office:value="622">
            <text:p>622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623]/10" office:value-type="float" office:value="1927.8">
            <text:p>1927,8</text:p>
          </table:table-cell>
          <table:table-cell table:formula="oooc:=[.C622]+1" office:value-type="float" office:value="623">
            <text:p>623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24]/10" office:value-type="float" office:value="1927.9">
            <text:p>1927,9</text:p>
          </table:table-cell>
          <table:table-cell table:formula="oooc:=[.C623]+1" office:value-type="float" office:value="624">
            <text:p>624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625]/10" office:value-type="float" office:value="1928">
            <text:p>1928,0</text:p>
          </table:table-cell>
          <table:table-cell table:formula="oooc:=[.C624]+1" office:value-type="float" office:value="625">
            <text:p>625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26]/10" office:value-type="float" office:value="1927.9">
            <text:p>1927,9</text:p>
          </table:table-cell>
          <table:table-cell table:formula="oooc:=[.C625]+1" office:value-type="float" office:value="626">
            <text:p>626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27]/10" office:value-type="float" office:value="1927.9">
            <text:p>1927,9</text:p>
          </table:table-cell>
          <table:table-cell table:formula="oooc:=[.C626]+1" office:value-type="float" office:value="627">
            <text:p>627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628]/10" office:value-type="float" office:value="1928">
            <text:p>1928,0</text:p>
          </table:table-cell>
          <table:table-cell table:formula="oooc:=[.C627]+1" office:value-type="float" office:value="628">
            <text:p>628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29]/10" office:value-type="float" office:value="1927.9">
            <text:p>1927,9</text:p>
          </table:table-cell>
          <table:table-cell table:formula="oooc:=[.C628]+1" office:value-type="float" office:value="629">
            <text:p>629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30]/10" office:value-type="float" office:value="1927.9">
            <text:p>1927,9</text:p>
          </table:table-cell>
          <table:table-cell table:formula="oooc:=[.C629]+1" office:value-type="float" office:value="630">
            <text:p>630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31]/10" office:value-type="float" office:value="1927.9">
            <text:p>1927,9</text:p>
          </table:table-cell>
          <table:table-cell table:formula="oooc:=[.C630]+1" office:value-type="float" office:value="631">
            <text:p>631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32]/10" office:value-type="float" office:value="1927.9">
            <text:p>1927,9</text:p>
          </table:table-cell>
          <table:table-cell table:formula="oooc:=[.C631]+1" office:value-type="float" office:value="632">
            <text:p>632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33]/10" office:value-type="float" office:value="1927.9">
            <text:p>1927,9</text:p>
          </table:table-cell>
          <table:table-cell table:formula="oooc:=[.C632]+1" office:value-type="float" office:value="633">
            <text:p>633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34]/10" office:value-type="float" office:value="1927.9">
            <text:p>1927,9</text:p>
          </table:table-cell>
          <table:table-cell table:formula="oooc:=[.C633]+1" office:value-type="float" office:value="634">
            <text:p>634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635]/10" office:value-type="float" office:value="1927.8">
            <text:p>1927,8</text:p>
          </table:table-cell>
          <table:table-cell table:formula="oooc:=[.C634]+1" office:value-type="float" office:value="635">
            <text:p>635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36]/10" office:value-type="float" office:value="1927.9">
            <text:p>1927,9</text:p>
          </table:table-cell>
          <table:table-cell table:formula="oooc:=[.C635]+1" office:value-type="float" office:value="636">
            <text:p>636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37]/10" office:value-type="float" office:value="1927.9">
            <text:p>1927,9</text:p>
          </table:table-cell>
          <table:table-cell table:formula="oooc:=[.C636]+1" office:value-type="float" office:value="637">
            <text:p>637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38]/10" office:value-type="float" office:value="1927.9">
            <text:p>1927,9</text:p>
          </table:table-cell>
          <table:table-cell table:formula="oooc:=[.C637]+1" office:value-type="float" office:value="638">
            <text:p>638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39]/10" office:value-type="float" office:value="1927.9">
            <text:p>1927,9</text:p>
          </table:table-cell>
          <table:table-cell table:formula="oooc:=[.C638]+1" office:value-type="float" office:value="639">
            <text:p>639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640]/10" office:value-type="float" office:value="1928">
            <text:p>1928,0</text:p>
          </table:table-cell>
          <table:table-cell table:formula="oooc:=[.C639]+1" office:value-type="float" office:value="640">
            <text:p>640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41]/10" office:value-type="float" office:value="1927.9">
            <text:p>1927,9</text:p>
          </table:table-cell>
          <table:table-cell table:formula="oooc:=[.C640]+1" office:value-type="float" office:value="641">
            <text:p>641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42]/10" office:value-type="float" office:value="1927.9">
            <text:p>1927,9</text:p>
          </table:table-cell>
          <table:table-cell table:formula="oooc:=[.C641]+1" office:value-type="float" office:value="642">
            <text:p>642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43]/10" office:value-type="float" office:value="1927.9">
            <text:p>1927,9</text:p>
          </table:table-cell>
          <table:table-cell table:formula="oooc:=[.C642]+1" office:value-type="float" office:value="643">
            <text:p>643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44]/10" office:value-type="float" office:value="1927.9">
            <text:p>1927,9</text:p>
          </table:table-cell>
          <table:table-cell table:formula="oooc:=[.C643]+1" office:value-type="float" office:value="644">
            <text:p>644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645]/10" office:value-type="float" office:value="1928">
            <text:p>1928,0</text:p>
          </table:table-cell>
          <table:table-cell table:formula="oooc:=[.C644]+1" office:value-type="float" office:value="645">
            <text:p>645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46]/10" office:value-type="float" office:value="1927.9">
            <text:p>1927,9</text:p>
          </table:table-cell>
          <table:table-cell table:formula="oooc:=[.C645]+1" office:value-type="float" office:value="646">
            <text:p>646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647]/10" office:value-type="float" office:value="1927.8">
            <text:p>1927,8</text:p>
          </table:table-cell>
          <table:table-cell table:formula="oooc:=[.C646]+1" office:value-type="float" office:value="647">
            <text:p>647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648]/10" office:value-type="float" office:value="1928">
            <text:p>1928,0</text:p>
          </table:table-cell>
          <table:table-cell table:formula="oooc:=[.C647]+1" office:value-type="float" office:value="648">
            <text:p>648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49]/10" office:value-type="float" office:value="1927.9">
            <text:p>1927,9</text:p>
          </table:table-cell>
          <table:table-cell table:formula="oooc:=[.C648]+1" office:value-type="float" office:value="649">
            <text:p>649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50]/10" office:value-type="float" office:value="1927.9">
            <text:p>1927,9</text:p>
          </table:table-cell>
          <table:table-cell table:formula="oooc:=[.C649]+1" office:value-type="float" office:value="650">
            <text:p>650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651]/10" office:value-type="float" office:value="1927.8">
            <text:p>1927,8</text:p>
          </table:table-cell>
          <table:table-cell table:formula="oooc:=[.C650]+1" office:value-type="float" office:value="651">
            <text:p>651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52]/10" office:value-type="float" office:value="1927.9">
            <text:p>1927,9</text:p>
          </table:table-cell>
          <table:table-cell table:formula="oooc:=[.C651]+1" office:value-type="float" office:value="652">
            <text:p>652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53]/10" office:value-type="float" office:value="1927.9">
            <text:p>1927,9</text:p>
          </table:table-cell>
          <table:table-cell table:formula="oooc:=[.C652]+1" office:value-type="float" office:value="653">
            <text:p>653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654]/10" office:value-type="float" office:value="1927.8">
            <text:p>1927,8</text:p>
          </table:table-cell>
          <table:table-cell table:formula="oooc:=[.C653]+1" office:value-type="float" office:value="654">
            <text:p>654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55]/10" office:value-type="float" office:value="1927.9">
            <text:p>1927,9</text:p>
          </table:table-cell>
          <table:table-cell table:formula="oooc:=[.C654]+1" office:value-type="float" office:value="655">
            <text:p>655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656]/10" office:value-type="float" office:value="1928">
            <text:p>1928,0</text:p>
          </table:table-cell>
          <table:table-cell table:formula="oooc:=[.C655]+1" office:value-type="float" office:value="656">
            <text:p>656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57]/10" office:value-type="float" office:value="1927.9">
            <text:p>1927,9</text:p>
          </table:table-cell>
          <table:table-cell table:formula="oooc:=[.C656]+1" office:value-type="float" office:value="657">
            <text:p>657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658]/10" office:value-type="float" office:value="1927.8">
            <text:p>1927,8</text:p>
          </table:table-cell>
          <table:table-cell table:formula="oooc:=[.C657]+1" office:value-type="float" office:value="658">
            <text:p>658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59]/10" office:value-type="float" office:value="1927.9">
            <text:p>1927,9</text:p>
          </table:table-cell>
          <table:table-cell table:formula="oooc:=[.C658]+1" office:value-type="float" office:value="659">
            <text:p>659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660]/10" office:value-type="float" office:value="1927.8">
            <text:p>1927,8</text:p>
          </table:table-cell>
          <table:table-cell table:formula="oooc:=[.C659]+1" office:value-type="float" office:value="660">
            <text:p>660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661]/10" office:value-type="float" office:value="1928">
            <text:p>1928,0</text:p>
          </table:table-cell>
          <table:table-cell table:formula="oooc:=[.C660]+1" office:value-type="float" office:value="661">
            <text:p>661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62]/10" office:value-type="float" office:value="1927.9">
            <text:p>1927,9</text:p>
          </table:table-cell>
          <table:table-cell table:formula="oooc:=[.C661]+1" office:value-type="float" office:value="662">
            <text:p>662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63]/10" office:value-type="float" office:value="1927.9">
            <text:p>1927,9</text:p>
          </table:table-cell>
          <table:table-cell table:formula="oooc:=[.C662]+1" office:value-type="float" office:value="663">
            <text:p>663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664]/10" office:value-type="float" office:value="1927.8">
            <text:p>1927,8</text:p>
          </table:table-cell>
          <table:table-cell table:formula="oooc:=[.C663]+1" office:value-type="float" office:value="664">
            <text:p>664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65]/10" office:value-type="float" office:value="1927.9">
            <text:p>1927,9</text:p>
          </table:table-cell>
          <table:table-cell table:formula="oooc:=[.C664]+1" office:value-type="float" office:value="665">
            <text:p>665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66]/10" office:value-type="float" office:value="1927.9">
            <text:p>1927,9</text:p>
          </table:table-cell>
          <table:table-cell table:formula="oooc:=[.C665]+1" office:value-type="float" office:value="666">
            <text:p>666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67]/10" office:value-type="float" office:value="1927.9">
            <text:p>1927,9</text:p>
          </table:table-cell>
          <table:table-cell table:formula="oooc:=[.C666]+1" office:value-type="float" office:value="667">
            <text:p>667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668]/10" office:value-type="float" office:value="1927.8">
            <text:p>1927,8</text:p>
          </table:table-cell>
          <table:table-cell table:formula="oooc:=[.C667]+1" office:value-type="float" office:value="668">
            <text:p>668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669]/10" office:value-type="float" office:value="1927.8">
            <text:p>1927,8</text:p>
          </table:table-cell>
          <table:table-cell table:formula="oooc:=[.C668]+1" office:value-type="float" office:value="669">
            <text:p>669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670]/10" office:value-type="float" office:value="1928">
            <text:p>1928,0</text:p>
          </table:table-cell>
          <table:table-cell table:formula="oooc:=[.C669]+1" office:value-type="float" office:value="670">
            <text:p>670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671]/10" office:value-type="float" office:value="1927.8">
            <text:p>1927,8</text:p>
          </table:table-cell>
          <table:table-cell table:formula="oooc:=[.C670]+1" office:value-type="float" office:value="671">
            <text:p>671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672]/10" office:value-type="float" office:value="1928">
            <text:p>1928,0</text:p>
          </table:table-cell>
          <table:table-cell table:formula="oooc:=[.C671]+1" office:value-type="float" office:value="672">
            <text:p>672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673]/10" office:value-type="float" office:value="1927.8">
            <text:p>1927,8</text:p>
          </table:table-cell>
          <table:table-cell table:formula="oooc:=[.C672]+1" office:value-type="float" office:value="673">
            <text:p>673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674]/10" office:value-type="float" office:value="1927.8">
            <text:p>1927,8</text:p>
          </table:table-cell>
          <table:table-cell table:formula="oooc:=[.C673]+1" office:value-type="float" office:value="674">
            <text:p>674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75]/10" office:value-type="float" office:value="1927.9">
            <text:p>1927,9</text:p>
          </table:table-cell>
          <table:table-cell table:formula="oooc:=[.C674]+1" office:value-type="float" office:value="675">
            <text:p>675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76]/10" office:value-type="float" office:value="1927.9">
            <text:p>1927,9</text:p>
          </table:table-cell>
          <table:table-cell table:formula="oooc:=[.C675]+1" office:value-type="float" office:value="676">
            <text:p>676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677]/10" office:value-type="float" office:value="1927.8">
            <text:p>1927,8</text:p>
          </table:table-cell>
          <table:table-cell table:formula="oooc:=[.C676]+1" office:value-type="float" office:value="677">
            <text:p>677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78]/10" office:value-type="float" office:value="1927.9">
            <text:p>1927,9</text:p>
          </table:table-cell>
          <table:table-cell table:formula="oooc:=[.C677]+1" office:value-type="float" office:value="678">
            <text:p>678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79]/10" office:value-type="float" office:value="1927.9">
            <text:p>1927,9</text:p>
          </table:table-cell>
          <table:table-cell table:formula="oooc:=[.C678]+1" office:value-type="float" office:value="679">
            <text:p>679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680]/10" office:value-type="float" office:value="1927.8">
            <text:p>1927,8</text:p>
          </table:table-cell>
          <table:table-cell table:formula="oooc:=[.C679]+1" office:value-type="float" office:value="680">
            <text:p>680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681]/10" office:value-type="float" office:value="1927.8">
            <text:p>1927,8</text:p>
          </table:table-cell>
          <table:table-cell table:formula="oooc:=[.C680]+1" office:value-type="float" office:value="681">
            <text:p>681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82]/10" office:value-type="float" office:value="1927.9">
            <text:p>1927,9</text:p>
          </table:table-cell>
          <table:table-cell table:formula="oooc:=[.C681]+1" office:value-type="float" office:value="682">
            <text:p>682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83]/10" office:value-type="float" office:value="1927.9">
            <text:p>1927,9</text:p>
          </table:table-cell>
          <table:table-cell table:formula="oooc:=[.C682]+1" office:value-type="float" office:value="683">
            <text:p>683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684]/10" office:value-type="float" office:value="1927.8">
            <text:p>1927,8</text:p>
          </table:table-cell>
          <table:table-cell table:formula="oooc:=[.C683]+1" office:value-type="float" office:value="684">
            <text:p>684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85]/10" office:value-type="float" office:value="1927.9">
            <text:p>1927,9</text:p>
          </table:table-cell>
          <table:table-cell table:formula="oooc:=[.C684]+1" office:value-type="float" office:value="685">
            <text:p>685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686]/10" office:value-type="float" office:value="1927.8">
            <text:p>1927,8</text:p>
          </table:table-cell>
          <table:table-cell table:formula="oooc:=[.C685]+1" office:value-type="float" office:value="686">
            <text:p>686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687]/10" office:value-type="float" office:value="1927.8">
            <text:p>1927,8</text:p>
          </table:table-cell>
          <table:table-cell table:formula="oooc:=[.C686]+1" office:value-type="float" office:value="687">
            <text:p>687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88]/10" office:value-type="float" office:value="1927.9">
            <text:p>1927,9</text:p>
          </table:table-cell>
          <table:table-cell table:formula="oooc:=[.C687]+1" office:value-type="float" office:value="688">
            <text:p>688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689]/10" office:value-type="float" office:value="1927.8">
            <text:p>1927,8</text:p>
          </table:table-cell>
          <table:table-cell table:formula="oooc:=[.C688]+1" office:value-type="float" office:value="689">
            <text:p>689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90]/10" office:value-type="float" office:value="1927.9">
            <text:p>1927,9</text:p>
          </table:table-cell>
          <table:table-cell table:formula="oooc:=[.C689]+1" office:value-type="float" office:value="690">
            <text:p>690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691]/10" office:value-type="float" office:value="1927.8">
            <text:p>1927,8</text:p>
          </table:table-cell>
          <table:table-cell table:formula="oooc:=[.C690]+1" office:value-type="float" office:value="691">
            <text:p>691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92]/10" office:value-type="float" office:value="1927.9">
            <text:p>1927,9</text:p>
          </table:table-cell>
          <table:table-cell table:formula="oooc:=[.C691]+1" office:value-type="float" office:value="692">
            <text:p>692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693]/10" office:value-type="float" office:value="1927.8">
            <text:p>1927,8</text:p>
          </table:table-cell>
          <table:table-cell table:formula="oooc:=[.C692]+1" office:value-type="float" office:value="693">
            <text:p>693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94]/10" office:value-type="float" office:value="1927.9">
            <text:p>1927,9</text:p>
          </table:table-cell>
          <table:table-cell table:formula="oooc:=[.C693]+1" office:value-type="float" office:value="694">
            <text:p>694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695]/10" office:value-type="float" office:value="1927.8">
            <text:p>1927,8</text:p>
          </table:table-cell>
          <table:table-cell table:formula="oooc:=[.C694]+1" office:value-type="float" office:value="695">
            <text:p>695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696]/10" office:value-type="float" office:value="1927.7">
            <text:p>1927,7</text:p>
          </table:table-cell>
          <table:table-cell table:formula="oooc:=[.C695]+1" office:value-type="float" office:value="696">
            <text:p>696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97]/10" office:value-type="float" office:value="1927.9">
            <text:p>1927,9</text:p>
          </table:table-cell>
          <table:table-cell table:formula="oooc:=[.C696]+1" office:value-type="float" office:value="697">
            <text:p>697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698]/10" office:value-type="float" office:value="1927.8">
            <text:p>1927,8</text:p>
          </table:table-cell>
          <table:table-cell table:formula="oooc:=[.C697]+1" office:value-type="float" office:value="698">
            <text:p>698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699]/10" office:value-type="float" office:value="1927.9">
            <text:p>1927,9</text:p>
          </table:table-cell>
          <table:table-cell table:formula="oooc:=[.C698]+1" office:value-type="float" office:value="699">
            <text:p>699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00]/10" office:value-type="float" office:value="1927.8">
            <text:p>1927,8</text:p>
          </table:table-cell>
          <table:table-cell table:formula="oooc:=[.C699]+1" office:value-type="float" office:value="700">
            <text:p>700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01]/10" office:value-type="float" office:value="1927.8">
            <text:p>1927,8</text:p>
          </table:table-cell>
          <table:table-cell table:formula="oooc:=[.C700]+1" office:value-type="float" office:value="701">
            <text:p>701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02]/10" office:value-type="float" office:value="1927.7">
            <text:p>1927,7</text:p>
          </table:table-cell>
          <table:table-cell table:formula="oooc:=[.C701]+1" office:value-type="float" office:value="702">
            <text:p>702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703]/10" office:value-type="float" office:value="1927.9">
            <text:p>1927,9</text:p>
          </table:table-cell>
          <table:table-cell table:formula="oooc:=[.C702]+1" office:value-type="float" office:value="703">
            <text:p>703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704]/10" office:value-type="float" office:value="1927.6">
            <text:p>1927,6</text:p>
          </table:table-cell>
          <table:table-cell table:formula="oooc:=[.C703]+1" office:value-type="float" office:value="704">
            <text:p>704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05]/10" office:value-type="float" office:value="1927.7">
            <text:p>1927,7</text:p>
          </table:table-cell>
          <table:table-cell table:formula="oooc:=[.C704]+1" office:value-type="float" office:value="705">
            <text:p>705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706]/10" office:value-type="float" office:value="1927.9">
            <text:p>1927,9</text:p>
          </table:table-cell>
          <table:table-cell table:formula="oooc:=[.C705]+1" office:value-type="float" office:value="706">
            <text:p>706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07]/10" office:value-type="float" office:value="1927.8">
            <text:p>1927,8</text:p>
          </table:table-cell>
          <table:table-cell table:formula="oooc:=[.C706]+1" office:value-type="float" office:value="707">
            <text:p>707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08]/10" office:value-type="float" office:value="1927.7">
            <text:p>1927,7</text:p>
          </table:table-cell>
          <table:table-cell table:formula="oooc:=[.C707]+1" office:value-type="float" office:value="708">
            <text:p>708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09]/10" office:value-type="float" office:value="1927.8">
            <text:p>1927,8</text:p>
          </table:table-cell>
          <table:table-cell table:formula="oooc:=[.C708]+1" office:value-type="float" office:value="709">
            <text:p>709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10]/10" office:value-type="float" office:value="1927.7">
            <text:p>1927,7</text:p>
          </table:table-cell>
          <table:table-cell table:formula="oooc:=[.C709]+1" office:value-type="float" office:value="710">
            <text:p>710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711]/10" office:value-type="float" office:value="1927.6">
            <text:p>1927,6</text:p>
          </table:table-cell>
          <table:table-cell table:formula="oooc:=[.C710]+1" office:value-type="float" office:value="711">
            <text:p>711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712]/10" office:value-type="float" office:value="1927.9">
            <text:p>1927,9</text:p>
          </table:table-cell>
          <table:table-cell table:formula="oooc:=[.C711]+1" office:value-type="float" office:value="712">
            <text:p>712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13]/10" office:value-type="float" office:value="1927.7">
            <text:p>1927,7</text:p>
          </table:table-cell>
          <table:table-cell table:formula="oooc:=[.C712]+1" office:value-type="float" office:value="713">
            <text:p>713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14]/10" office:value-type="float" office:value="1927.8">
            <text:p>1927,8</text:p>
          </table:table-cell>
          <table:table-cell table:formula="oooc:=[.C713]+1" office:value-type="float" office:value="714">
            <text:p>714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15]/10" office:value-type="float" office:value="1927.8">
            <text:p>1927,8</text:p>
          </table:table-cell>
          <table:table-cell table:formula="oooc:=[.C714]+1" office:value-type="float" office:value="715">
            <text:p>715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16]/10" office:value-type="float" office:value="1927.8">
            <text:p>1927,8</text:p>
          </table:table-cell>
          <table:table-cell table:formula="oooc:=[.C715]+1" office:value-type="float" office:value="716">
            <text:p>716</text:p>
          </table:table-cell>
        </table:table-row>
        <table:table-row table:style-name="ro1">
          <table:table-cell office:value-type="float" office:value="19280">
            <text:p>19280</text:p>
          </table:table-cell>
          <table:table-cell table:formula="oooc:=[.A717]/10" office:value-type="float" office:value="1928">
            <text:p>1928,0</text:p>
          </table:table-cell>
          <table:table-cell table:formula="oooc:=[.C716]+1" office:value-type="float" office:value="717">
            <text:p>717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18]/10" office:value-type="float" office:value="1927.8">
            <text:p>1927,8</text:p>
          </table:table-cell>
          <table:table-cell table:formula="oooc:=[.C717]+1" office:value-type="float" office:value="718">
            <text:p>718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19]/10" office:value-type="float" office:value="1927.8">
            <text:p>1927,8</text:p>
          </table:table-cell>
          <table:table-cell table:formula="oooc:=[.C718]+1" office:value-type="float" office:value="719">
            <text:p>719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20]/10" office:value-type="float" office:value="1927.8">
            <text:p>1927,8</text:p>
          </table:table-cell>
          <table:table-cell table:formula="oooc:=[.C719]+1" office:value-type="float" office:value="720">
            <text:p>720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21]/10" office:value-type="float" office:value="1927.8">
            <text:p>1927,8</text:p>
          </table:table-cell>
          <table:table-cell table:formula="oooc:=[.C720]+1" office:value-type="float" office:value="721">
            <text:p>721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22]/10" office:value-type="float" office:value="1927.7">
            <text:p>1927,7</text:p>
          </table:table-cell>
          <table:table-cell table:formula="oooc:=[.C721]+1" office:value-type="float" office:value="722">
            <text:p>722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23]/10" office:value-type="float" office:value="1927.8">
            <text:p>1927,8</text:p>
          </table:table-cell>
          <table:table-cell table:formula="oooc:=[.C722]+1" office:value-type="float" office:value="723">
            <text:p>723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24]/10" office:value-type="float" office:value="1927.8">
            <text:p>1927,8</text:p>
          </table:table-cell>
          <table:table-cell table:formula="oooc:=[.C723]+1" office:value-type="float" office:value="724">
            <text:p>724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25]/10" office:value-type="float" office:value="1927.8">
            <text:p>1927,8</text:p>
          </table:table-cell>
          <table:table-cell table:formula="oooc:=[.C724]+1" office:value-type="float" office:value="725">
            <text:p>725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26]/10" office:value-type="float" office:value="1927.8">
            <text:p>1927,8</text:p>
          </table:table-cell>
          <table:table-cell table:formula="oooc:=[.C725]+1" office:value-type="float" office:value="726">
            <text:p>726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27]/10" office:value-type="float" office:value="1927.7">
            <text:p>1927,7</text:p>
          </table:table-cell>
          <table:table-cell table:formula="oooc:=[.C726]+1" office:value-type="float" office:value="727">
            <text:p>727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28]/10" office:value-type="float" office:value="1927.8">
            <text:p>1927,8</text:p>
          </table:table-cell>
          <table:table-cell table:formula="oooc:=[.C727]+1" office:value-type="float" office:value="728">
            <text:p>728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29]/10" office:value-type="float" office:value="1927.8">
            <text:p>1927,8</text:p>
          </table:table-cell>
          <table:table-cell table:formula="oooc:=[.C728]+1" office:value-type="float" office:value="729">
            <text:p>729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30]/10" office:value-type="float" office:value="1927.8">
            <text:p>1927,8</text:p>
          </table:table-cell>
          <table:table-cell table:formula="oooc:=[.C729]+1" office:value-type="float" office:value="730">
            <text:p>730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31]/10" office:value-type="float" office:value="1927.7">
            <text:p>1927,7</text:p>
          </table:table-cell>
          <table:table-cell table:formula="oooc:=[.C730]+1" office:value-type="float" office:value="731">
            <text:p>731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32]/10" office:value-type="float" office:value="1927.8">
            <text:p>1927,8</text:p>
          </table:table-cell>
          <table:table-cell table:formula="oooc:=[.C731]+1" office:value-type="float" office:value="732">
            <text:p>732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33]/10" office:value-type="float" office:value="1927.7">
            <text:p>1927,7</text:p>
          </table:table-cell>
          <table:table-cell table:formula="oooc:=[.C732]+1" office:value-type="float" office:value="733">
            <text:p>733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734]/10" office:value-type="float" office:value="1927.9">
            <text:p>1927,9</text:p>
          </table:table-cell>
          <table:table-cell table:formula="oooc:=[.C733]+1" office:value-type="float" office:value="734">
            <text:p>734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35]/10" office:value-type="float" office:value="1927.8">
            <text:p>1927,8</text:p>
          </table:table-cell>
          <table:table-cell table:formula="oooc:=[.C734]+1" office:value-type="float" office:value="735">
            <text:p>735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36]/10" office:value-type="float" office:value="1927.8">
            <text:p>1927,8</text:p>
          </table:table-cell>
          <table:table-cell table:formula="oooc:=[.C735]+1" office:value-type="float" office:value="736">
            <text:p>736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37]/10" office:value-type="float" office:value="1927.7">
            <text:p>1927,7</text:p>
          </table:table-cell>
          <table:table-cell table:formula="oooc:=[.C736]+1" office:value-type="float" office:value="737">
            <text:p>737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738]/10" office:value-type="float" office:value="1927.9">
            <text:p>1927,9</text:p>
          </table:table-cell>
          <table:table-cell table:formula="oooc:=[.C737]+1" office:value-type="float" office:value="738">
            <text:p>738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39]/10" office:value-type="float" office:value="1927.8">
            <text:p>1927,8</text:p>
          </table:table-cell>
          <table:table-cell table:formula="oooc:=[.C738]+1" office:value-type="float" office:value="739">
            <text:p>739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40]/10" office:value-type="float" office:value="1927.7">
            <text:p>1927,7</text:p>
          </table:table-cell>
          <table:table-cell table:formula="oooc:=[.C739]+1" office:value-type="float" office:value="740">
            <text:p>740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41]/10" office:value-type="float" office:value="1927.8">
            <text:p>1927,8</text:p>
          </table:table-cell>
          <table:table-cell table:formula="oooc:=[.C740]+1" office:value-type="float" office:value="741">
            <text:p>741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42]/10" office:value-type="float" office:value="1927.7">
            <text:p>1927,7</text:p>
          </table:table-cell>
          <table:table-cell table:formula="oooc:=[.C741]+1" office:value-type="float" office:value="742">
            <text:p>742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43]/10" office:value-type="float" office:value="1927.7">
            <text:p>1927,7</text:p>
          </table:table-cell>
          <table:table-cell table:formula="oooc:=[.C742]+1" office:value-type="float" office:value="743">
            <text:p>743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44]/10" office:value-type="float" office:value="1927.8">
            <text:p>1927,8</text:p>
          </table:table-cell>
          <table:table-cell table:formula="oooc:=[.C743]+1" office:value-type="float" office:value="744">
            <text:p>744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45]/10" office:value-type="float" office:value="1927.8">
            <text:p>1927,8</text:p>
          </table:table-cell>
          <table:table-cell table:formula="oooc:=[.C744]+1" office:value-type="float" office:value="745">
            <text:p>745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46]/10" office:value-type="float" office:value="1927.7">
            <text:p>1927,7</text:p>
          </table:table-cell>
          <table:table-cell table:formula="oooc:=[.C745]+1" office:value-type="float" office:value="746">
            <text:p>746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47]/10" office:value-type="float" office:value="1927.8">
            <text:p>1927,8</text:p>
          </table:table-cell>
          <table:table-cell table:formula="oooc:=[.C746]+1" office:value-type="float" office:value="747">
            <text:p>747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48]/10" office:value-type="float" office:value="1927.8">
            <text:p>1927,8</text:p>
          </table:table-cell>
          <table:table-cell table:formula="oooc:=[.C747]+1" office:value-type="float" office:value="748">
            <text:p>748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49]/10" office:value-type="float" office:value="1927.7">
            <text:p>1927,7</text:p>
          </table:table-cell>
          <table:table-cell table:formula="oooc:=[.C748]+1" office:value-type="float" office:value="749">
            <text:p>749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50]/10" office:value-type="float" office:value="1927.8">
            <text:p>1927,8</text:p>
          </table:table-cell>
          <table:table-cell table:formula="oooc:=[.C749]+1" office:value-type="float" office:value="750">
            <text:p>750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51]/10" office:value-type="float" office:value="1927.8">
            <text:p>1927,8</text:p>
          </table:table-cell>
          <table:table-cell table:formula="oooc:=[.C750]+1" office:value-type="float" office:value="751">
            <text:p>751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52]/10" office:value-type="float" office:value="1927.7">
            <text:p>1927,7</text:p>
          </table:table-cell>
          <table:table-cell table:formula="oooc:=[.C751]+1" office:value-type="float" office:value="752">
            <text:p>752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53]/10" office:value-type="float" office:value="1927.8">
            <text:p>1927,8</text:p>
          </table:table-cell>
          <table:table-cell table:formula="oooc:=[.C752]+1" office:value-type="float" office:value="753">
            <text:p>753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54]/10" office:value-type="float" office:value="1927.8">
            <text:p>1927,8</text:p>
          </table:table-cell>
          <table:table-cell table:formula="oooc:=[.C753]+1" office:value-type="float" office:value="754">
            <text:p>754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55]/10" office:value-type="float" office:value="1927.8">
            <text:p>1927,8</text:p>
          </table:table-cell>
          <table:table-cell table:formula="oooc:=[.C754]+1" office:value-type="float" office:value="755">
            <text:p>755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756]/10" office:value-type="float" office:value="1927.6">
            <text:p>1927,6</text:p>
          </table:table-cell>
          <table:table-cell table:formula="oooc:=[.C755]+1" office:value-type="float" office:value="756">
            <text:p>756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757]/10" office:value-type="float" office:value="1927.9">
            <text:p>1927,9</text:p>
          </table:table-cell>
          <table:table-cell table:formula="oooc:=[.C756]+1" office:value-type="float" office:value="757">
            <text:p>757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758]/10" office:value-type="float" office:value="1927.6">
            <text:p>1927,6</text:p>
          </table:table-cell>
          <table:table-cell table:formula="oooc:=[.C757]+1" office:value-type="float" office:value="758">
            <text:p>758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759]/10" office:value-type="float" office:value="1927.9">
            <text:p>1927,9</text:p>
          </table:table-cell>
          <table:table-cell table:formula="oooc:=[.C758]+1" office:value-type="float" office:value="759">
            <text:p>759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760]/10" office:value-type="float" office:value="1927.6">
            <text:p>1927,6</text:p>
          </table:table-cell>
          <table:table-cell table:formula="oooc:=[.C759]+1" office:value-type="float" office:value="760">
            <text:p>760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61]/10" office:value-type="float" office:value="1927.8">
            <text:p>1927,8</text:p>
          </table:table-cell>
          <table:table-cell table:formula="oooc:=[.C760]+1" office:value-type="float" office:value="761">
            <text:p>761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62]/10" office:value-type="float" office:value="1927.7">
            <text:p>1927,7</text:p>
          </table:table-cell>
          <table:table-cell table:formula="oooc:=[.C761]+1" office:value-type="float" office:value="762">
            <text:p>762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63]/10" office:value-type="float" office:value="1927.8">
            <text:p>1927,8</text:p>
          </table:table-cell>
          <table:table-cell table:formula="oooc:=[.C762]+1" office:value-type="float" office:value="763">
            <text:p>763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64]/10" office:value-type="float" office:value="1927.7">
            <text:p>1927,7</text:p>
          </table:table-cell>
          <table:table-cell table:formula="oooc:=[.C763]+1" office:value-type="float" office:value="764">
            <text:p>764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65]/10" office:value-type="float" office:value="1927.8">
            <text:p>1927,8</text:p>
          </table:table-cell>
          <table:table-cell table:formula="oooc:=[.C764]+1" office:value-type="float" office:value="765">
            <text:p>765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66]/10" office:value-type="float" office:value="1927.7">
            <text:p>1927,7</text:p>
          </table:table-cell>
          <table:table-cell table:formula="oooc:=[.C765]+1" office:value-type="float" office:value="766">
            <text:p>766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67]/10" office:value-type="float" office:value="1927.7">
            <text:p>1927,7</text:p>
          </table:table-cell>
          <table:table-cell table:formula="oooc:=[.C766]+1" office:value-type="float" office:value="767">
            <text:p>767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68]/10" office:value-type="float" office:value="1927.7">
            <text:p>1927,7</text:p>
          </table:table-cell>
          <table:table-cell table:formula="oooc:=[.C767]+1" office:value-type="float" office:value="768">
            <text:p>768</text:p>
          </table:table-cell>
        </table:table-row>
        <table:table-row table:style-name="ro1">
          <table:table-cell office:value-type="float" office:value="19279">
            <text:p>19279</text:p>
          </table:table-cell>
          <table:table-cell table:formula="oooc:=[.A769]/10" office:value-type="float" office:value="1927.9">
            <text:p>1927,9</text:p>
          </table:table-cell>
          <table:table-cell table:formula="oooc:=[.C768]+1" office:value-type="float" office:value="769">
            <text:p>769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70]/10" office:value-type="float" office:value="1927.7">
            <text:p>1927,7</text:p>
          </table:table-cell>
          <table:table-cell table:formula="oooc:=[.C769]+1" office:value-type="float" office:value="770">
            <text:p>770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71]/10" office:value-type="float" office:value="1927.8">
            <text:p>1927,8</text:p>
          </table:table-cell>
          <table:table-cell table:formula="oooc:=[.C770]+1" office:value-type="float" office:value="771">
            <text:p>771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772]/10" office:value-type="float" office:value="1927.6">
            <text:p>1927,6</text:p>
          </table:table-cell>
          <table:table-cell table:formula="oooc:=[.C771]+1" office:value-type="float" office:value="772">
            <text:p>772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73]/10" office:value-type="float" office:value="1927.7">
            <text:p>1927,7</text:p>
          </table:table-cell>
          <table:table-cell table:formula="oooc:=[.C772]+1" office:value-type="float" office:value="773">
            <text:p>773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74]/10" office:value-type="float" office:value="1927.7">
            <text:p>1927,7</text:p>
          </table:table-cell>
          <table:table-cell table:formula="oooc:=[.C773]+1" office:value-type="float" office:value="774">
            <text:p>774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75]/10" office:value-type="float" office:value="1927.7">
            <text:p>1927,7</text:p>
          </table:table-cell>
          <table:table-cell table:formula="oooc:=[.C774]+1" office:value-type="float" office:value="775">
            <text:p>775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76]/10" office:value-type="float" office:value="1927.8">
            <text:p>1927,8</text:p>
          </table:table-cell>
          <table:table-cell table:formula="oooc:=[.C775]+1" office:value-type="float" office:value="776">
            <text:p>776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777]/10" office:value-type="float" office:value="1927.6">
            <text:p>1927,6</text:p>
          </table:table-cell>
          <table:table-cell table:formula="oooc:=[.C776]+1" office:value-type="float" office:value="777">
            <text:p>777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78]/10" office:value-type="float" office:value="1927.7">
            <text:p>1927,7</text:p>
          </table:table-cell>
          <table:table-cell table:formula="oooc:=[.C777]+1" office:value-type="float" office:value="778">
            <text:p>778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79]/10" office:value-type="float" office:value="1927.8">
            <text:p>1927,8</text:p>
          </table:table-cell>
          <table:table-cell table:formula="oooc:=[.C778]+1" office:value-type="float" office:value="779">
            <text:p>779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780]/10" office:value-type="float" office:value="1927.6">
            <text:p>1927,6</text:p>
          </table:table-cell>
          <table:table-cell table:formula="oooc:=[.C779]+1" office:value-type="float" office:value="780">
            <text:p>780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81]/10" office:value-type="float" office:value="1927.7">
            <text:p>1927,7</text:p>
          </table:table-cell>
          <table:table-cell table:formula="oooc:=[.C780]+1" office:value-type="float" office:value="781">
            <text:p>781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82]/10" office:value-type="float" office:value="1927.8">
            <text:p>1927,8</text:p>
          </table:table-cell>
          <table:table-cell table:formula="oooc:=[.C781]+1" office:value-type="float" office:value="782">
            <text:p>782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83]/10" office:value-type="float" office:value="1927.8">
            <text:p>1927,8</text:p>
          </table:table-cell>
          <table:table-cell table:formula="oooc:=[.C782]+1" office:value-type="float" office:value="783">
            <text:p>783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784]/10" office:value-type="float" office:value="1927.6">
            <text:p>1927,6</text:p>
          </table:table-cell>
          <table:table-cell table:formula="oooc:=[.C783]+1" office:value-type="float" office:value="784">
            <text:p>784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85]/10" office:value-type="float" office:value="1927.7">
            <text:p>1927,7</text:p>
          </table:table-cell>
          <table:table-cell table:formula="oooc:=[.C784]+1" office:value-type="float" office:value="785">
            <text:p>785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86]/10" office:value-type="float" office:value="1927.7">
            <text:p>1927,7</text:p>
          </table:table-cell>
          <table:table-cell table:formula="oooc:=[.C785]+1" office:value-type="float" office:value="786">
            <text:p>786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87]/10" office:value-type="float" office:value="1927.8">
            <text:p>1927,8</text:p>
          </table:table-cell>
          <table:table-cell table:formula="oooc:=[.C786]+1" office:value-type="float" office:value="787">
            <text:p>787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788]/10" office:value-type="float" office:value="1927.6">
            <text:p>1927,6</text:p>
          </table:table-cell>
          <table:table-cell table:formula="oooc:=[.C787]+1" office:value-type="float" office:value="788">
            <text:p>788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789]/10" office:value-type="float" office:value="1927.8">
            <text:p>1927,8</text:p>
          </table:table-cell>
          <table:table-cell table:formula="oooc:=[.C788]+1" office:value-type="float" office:value="789">
            <text:p>789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790]/10" office:value-type="float" office:value="1927.6">
            <text:p>1927,6</text:p>
          </table:table-cell>
          <table:table-cell table:formula="oooc:=[.C789]+1" office:value-type="float" office:value="790">
            <text:p>790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91]/10" office:value-type="float" office:value="1927.7">
            <text:p>1927,7</text:p>
          </table:table-cell>
          <table:table-cell table:formula="oooc:=[.C790]+1" office:value-type="float" office:value="791">
            <text:p>791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92]/10" office:value-type="float" office:value="1927.7">
            <text:p>1927,7</text:p>
          </table:table-cell>
          <table:table-cell table:formula="oooc:=[.C791]+1" office:value-type="float" office:value="792">
            <text:p>792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93]/10" office:value-type="float" office:value="1927.7">
            <text:p>1927,7</text:p>
          </table:table-cell>
          <table:table-cell table:formula="oooc:=[.C792]+1" office:value-type="float" office:value="793">
            <text:p>793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794]/10" office:value-type="float" office:value="1927.6">
            <text:p>1927,6</text:p>
          </table:table-cell>
          <table:table-cell table:formula="oooc:=[.C793]+1" office:value-type="float" office:value="794">
            <text:p>794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95]/10" office:value-type="float" office:value="1927.7">
            <text:p>1927,7</text:p>
          </table:table-cell>
          <table:table-cell table:formula="oooc:=[.C794]+1" office:value-type="float" office:value="795">
            <text:p>795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96]/10" office:value-type="float" office:value="1927.7">
            <text:p>1927,7</text:p>
          </table:table-cell>
          <table:table-cell table:formula="oooc:=[.C795]+1" office:value-type="float" office:value="796">
            <text:p>796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797]/10" office:value-type="float" office:value="1927.6">
            <text:p>1927,6</text:p>
          </table:table-cell>
          <table:table-cell table:formula="oooc:=[.C796]+1" office:value-type="float" office:value="797">
            <text:p>797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798]/10" office:value-type="float" office:value="1927.7">
            <text:p>1927,7</text:p>
          </table:table-cell>
          <table:table-cell table:formula="oooc:=[.C797]+1" office:value-type="float" office:value="798">
            <text:p>798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799]/10" office:value-type="float" office:value="1927.6">
            <text:p>1927,6</text:p>
          </table:table-cell>
          <table:table-cell table:formula="oooc:=[.C798]+1" office:value-type="float" office:value="799">
            <text:p>799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800]/10" office:value-type="float" office:value="1927.8">
            <text:p>1927,8</text:p>
          </table:table-cell>
          <table:table-cell table:formula="oooc:=[.C799]+1" office:value-type="float" office:value="800">
            <text:p>800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01]/10" office:value-type="float" office:value="1927.6">
            <text:p>1927,6</text:p>
          </table:table-cell>
          <table:table-cell table:formula="oooc:=[.C800]+1" office:value-type="float" office:value="801">
            <text:p>801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802]/10" office:value-type="float" office:value="1927.7">
            <text:p>1927,7</text:p>
          </table:table-cell>
          <table:table-cell table:formula="oooc:=[.C801]+1" office:value-type="float" office:value="802">
            <text:p>802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03]/10" office:value-type="float" office:value="1927.6">
            <text:p>1927,6</text:p>
          </table:table-cell>
          <table:table-cell table:formula="oooc:=[.C802]+1" office:value-type="float" office:value="803">
            <text:p>803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04]/10" office:value-type="float" office:value="1927.6">
            <text:p>1927,6</text:p>
          </table:table-cell>
          <table:table-cell table:formula="oooc:=[.C803]+1" office:value-type="float" office:value="804">
            <text:p>804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805]/10" office:value-type="float" office:value="1927.7">
            <text:p>1927,7</text:p>
          </table:table-cell>
          <table:table-cell table:formula="oooc:=[.C804]+1" office:value-type="float" office:value="805">
            <text:p>805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806]/10" office:value-type="float" office:value="1927.7">
            <text:p>1927,7</text:p>
          </table:table-cell>
          <table:table-cell table:formula="oooc:=[.C805]+1" office:value-type="float" office:value="806">
            <text:p>806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807]/10" office:value-type="float" office:value="1927.7">
            <text:p>1927,7</text:p>
          </table:table-cell>
          <table:table-cell table:formula="oooc:=[.C806]+1" office:value-type="float" office:value="807">
            <text:p>807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808]/10" office:value-type="float" office:value="1927.7">
            <text:p>1927,7</text:p>
          </table:table-cell>
          <table:table-cell table:formula="oooc:=[.C807]+1" office:value-type="float" office:value="808">
            <text:p>808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809]/10" office:value-type="float" office:value="1927.7">
            <text:p>1927,7</text:p>
          </table:table-cell>
          <table:table-cell table:formula="oooc:=[.C808]+1" office:value-type="float" office:value="809">
            <text:p>809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10]/10" office:value-type="float" office:value="1927.6">
            <text:p>1927,6</text:p>
          </table:table-cell>
          <table:table-cell table:formula="oooc:=[.C809]+1" office:value-type="float" office:value="810">
            <text:p>810</text:p>
          </table:table-cell>
        </table:table-row>
        <table:table-row table:style-name="ro1">
          <table:table-cell office:value-type="float" office:value="19278">
            <text:p>19278</text:p>
          </table:table-cell>
          <table:table-cell table:formula="oooc:=[.A811]/10" office:value-type="float" office:value="1927.8">
            <text:p>1927,8</text:p>
          </table:table-cell>
          <table:table-cell table:formula="oooc:=[.C810]+1" office:value-type="float" office:value="811">
            <text:p>811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12]/10" office:value-type="float" office:value="1927.6">
            <text:p>1927,6</text:p>
          </table:table-cell>
          <table:table-cell table:formula="oooc:=[.C811]+1" office:value-type="float" office:value="812">
            <text:p>812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813]/10" office:value-type="float" office:value="1927.7">
            <text:p>1927,7</text:p>
          </table:table-cell>
          <table:table-cell table:formula="oooc:=[.C812]+1" office:value-type="float" office:value="813">
            <text:p>813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814]/10" office:value-type="float" office:value="1927.7">
            <text:p>1927,7</text:p>
          </table:table-cell>
          <table:table-cell table:formula="oooc:=[.C813]+1" office:value-type="float" office:value="814">
            <text:p>814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815]/10" office:value-type="float" office:value="1927.7">
            <text:p>1927,7</text:p>
          </table:table-cell>
          <table:table-cell table:formula="oooc:=[.C814]+1" office:value-type="float" office:value="815">
            <text:p>815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16]/10" office:value-type="float" office:value="1927.6">
            <text:p>1927,6</text:p>
          </table:table-cell>
          <table:table-cell table:formula="oooc:=[.C815]+1" office:value-type="float" office:value="816">
            <text:p>816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17]/10" office:value-type="float" office:value="1927.6">
            <text:p>1927,6</text:p>
          </table:table-cell>
          <table:table-cell table:formula="oooc:=[.C816]+1" office:value-type="float" office:value="817">
            <text:p>817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18]/10" office:value-type="float" office:value="1927.6">
            <text:p>1927,6</text:p>
          </table:table-cell>
          <table:table-cell table:formula="oooc:=[.C817]+1" office:value-type="float" office:value="818">
            <text:p>818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819]/10" office:value-type="float" office:value="1927.7">
            <text:p>1927,7</text:p>
          </table:table-cell>
          <table:table-cell table:formula="oooc:=[.C818]+1" office:value-type="float" office:value="819">
            <text:p>819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820]/10" office:value-type="float" office:value="1927.5">
            <text:p>1927,5</text:p>
          </table:table-cell>
          <table:table-cell table:formula="oooc:=[.C819]+1" office:value-type="float" office:value="820">
            <text:p>820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821]/10" office:value-type="float" office:value="1927.7">
            <text:p>1927,7</text:p>
          </table:table-cell>
          <table:table-cell table:formula="oooc:=[.C820]+1" office:value-type="float" office:value="821">
            <text:p>821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22]/10" office:value-type="float" office:value="1927.6">
            <text:p>1927,6</text:p>
          </table:table-cell>
          <table:table-cell table:formula="oooc:=[.C821]+1" office:value-type="float" office:value="822">
            <text:p>822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23]/10" office:value-type="float" office:value="1927.6">
            <text:p>1927,6</text:p>
          </table:table-cell>
          <table:table-cell table:formula="oooc:=[.C822]+1" office:value-type="float" office:value="823">
            <text:p>823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24]/10" office:value-type="float" office:value="1927.6">
            <text:p>1927,6</text:p>
          </table:table-cell>
          <table:table-cell table:formula="oooc:=[.C823]+1" office:value-type="float" office:value="824">
            <text:p>824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825]/10" office:value-type="float" office:value="1927.7">
            <text:p>1927,7</text:p>
          </table:table-cell>
          <table:table-cell table:formula="oooc:=[.C824]+1" office:value-type="float" office:value="825">
            <text:p>825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26]/10" office:value-type="float" office:value="1927.6">
            <text:p>1927,6</text:p>
          </table:table-cell>
          <table:table-cell table:formula="oooc:=[.C825]+1" office:value-type="float" office:value="826">
            <text:p>826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27]/10" office:value-type="float" office:value="1927.6">
            <text:p>1927,6</text:p>
          </table:table-cell>
          <table:table-cell table:formula="oooc:=[.C826]+1" office:value-type="float" office:value="827">
            <text:p>827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28]/10" office:value-type="float" office:value="1927.6">
            <text:p>1927,6</text:p>
          </table:table-cell>
          <table:table-cell table:formula="oooc:=[.C827]+1" office:value-type="float" office:value="828">
            <text:p>828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29]/10" office:value-type="float" office:value="1927.6">
            <text:p>1927,6</text:p>
          </table:table-cell>
          <table:table-cell table:formula="oooc:=[.C828]+1" office:value-type="float" office:value="829">
            <text:p>829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30]/10" office:value-type="float" office:value="1927.6">
            <text:p>1927,6</text:p>
          </table:table-cell>
          <table:table-cell table:formula="oooc:=[.C829]+1" office:value-type="float" office:value="830">
            <text:p>830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831]/10" office:value-type="float" office:value="1927.7">
            <text:p>1927,7</text:p>
          </table:table-cell>
          <table:table-cell table:formula="oooc:=[.C830]+1" office:value-type="float" office:value="831">
            <text:p>831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32]/10" office:value-type="float" office:value="1927.6">
            <text:p>1927,6</text:p>
          </table:table-cell>
          <table:table-cell table:formula="oooc:=[.C831]+1" office:value-type="float" office:value="832">
            <text:p>832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833]/10" office:value-type="float" office:value="1927.7">
            <text:p>1927,7</text:p>
          </table:table-cell>
          <table:table-cell table:formula="oooc:=[.C832]+1" office:value-type="float" office:value="833">
            <text:p>833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34]/10" office:value-type="float" office:value="1927.6">
            <text:p>1927,6</text:p>
          </table:table-cell>
          <table:table-cell table:formula="oooc:=[.C833]+1" office:value-type="float" office:value="834">
            <text:p>834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835]/10" office:value-type="float" office:value="1927.7">
            <text:p>1927,7</text:p>
          </table:table-cell>
          <table:table-cell table:formula="oooc:=[.C834]+1" office:value-type="float" office:value="835">
            <text:p>835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36]/10" office:value-type="float" office:value="1927.6">
            <text:p>1927,6</text:p>
          </table:table-cell>
          <table:table-cell table:formula="oooc:=[.C835]+1" office:value-type="float" office:value="836">
            <text:p>836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37]/10" office:value-type="float" office:value="1927.6">
            <text:p>1927,6</text:p>
          </table:table-cell>
          <table:table-cell table:formula="oooc:=[.C836]+1" office:value-type="float" office:value="837">
            <text:p>837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838]/10" office:value-type="float" office:value="1927.5">
            <text:p>1927,5</text:p>
          </table:table-cell>
          <table:table-cell table:formula="oooc:=[.C837]+1" office:value-type="float" office:value="838">
            <text:p>838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839]/10" office:value-type="float" office:value="1927.7">
            <text:p>1927,7</text:p>
          </table:table-cell>
          <table:table-cell table:formula="oooc:=[.C838]+1" office:value-type="float" office:value="839">
            <text:p>839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840]/10" office:value-type="float" office:value="1927.5">
            <text:p>1927,5</text:p>
          </table:table-cell>
          <table:table-cell table:formula="oooc:=[.C839]+1" office:value-type="float" office:value="840">
            <text:p>840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841]/10" office:value-type="float" office:value="1927.7">
            <text:p>1927,7</text:p>
          </table:table-cell>
          <table:table-cell table:formula="oooc:=[.C840]+1" office:value-type="float" office:value="841">
            <text:p>841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842]/10" office:value-type="float" office:value="1927.5">
            <text:p>1927,5</text:p>
          </table:table-cell>
          <table:table-cell table:formula="oooc:=[.C841]+1" office:value-type="float" office:value="842">
            <text:p>842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43]/10" office:value-type="float" office:value="1927.6">
            <text:p>1927,6</text:p>
          </table:table-cell>
          <table:table-cell table:formula="oooc:=[.C842]+1" office:value-type="float" office:value="843">
            <text:p>843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44]/10" office:value-type="float" office:value="1927.6">
            <text:p>1927,6</text:p>
          </table:table-cell>
          <table:table-cell table:formula="oooc:=[.C843]+1" office:value-type="float" office:value="844">
            <text:p>844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845]/10" office:value-type="float" office:value="1927.7">
            <text:p>1927,7</text:p>
          </table:table-cell>
          <table:table-cell table:formula="oooc:=[.C844]+1" office:value-type="float" office:value="845">
            <text:p>845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46]/10" office:value-type="float" office:value="1927.6">
            <text:p>1927,6</text:p>
          </table:table-cell>
          <table:table-cell table:formula="oooc:=[.C845]+1" office:value-type="float" office:value="846">
            <text:p>846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847]/10" office:value-type="float" office:value="1927.5">
            <text:p>1927,5</text:p>
          </table:table-cell>
          <table:table-cell table:formula="oooc:=[.C846]+1" office:value-type="float" office:value="847">
            <text:p>847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48]/10" office:value-type="float" office:value="1927.6">
            <text:p>1927,6</text:p>
          </table:table-cell>
          <table:table-cell table:formula="oooc:=[.C847]+1" office:value-type="float" office:value="848">
            <text:p>848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849]/10" office:value-type="float" office:value="1927.7">
            <text:p>1927,7</text:p>
          </table:table-cell>
          <table:table-cell table:formula="oooc:=[.C848]+1" office:value-type="float" office:value="849">
            <text:p>849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850]/10" office:value-type="float" office:value="1927.5">
            <text:p>1927,5</text:p>
          </table:table-cell>
          <table:table-cell table:formula="oooc:=[.C849]+1" office:value-type="float" office:value="850">
            <text:p>850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51]/10" office:value-type="float" office:value="1927.6">
            <text:p>1927,6</text:p>
          </table:table-cell>
          <table:table-cell table:formula="oooc:=[.C850]+1" office:value-type="float" office:value="851">
            <text:p>851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52]/10" office:value-type="float" office:value="1927.6">
            <text:p>1927,6</text:p>
          </table:table-cell>
          <table:table-cell table:formula="oooc:=[.C851]+1" office:value-type="float" office:value="852">
            <text:p>852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53]/10" office:value-type="float" office:value="1927.6">
            <text:p>1927,6</text:p>
          </table:table-cell>
          <table:table-cell table:formula="oooc:=[.C852]+1" office:value-type="float" office:value="853">
            <text:p>853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54]/10" office:value-type="float" office:value="1927.6">
            <text:p>1927,6</text:p>
          </table:table-cell>
          <table:table-cell table:formula="oooc:=[.C853]+1" office:value-type="float" office:value="854">
            <text:p>854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55]/10" office:value-type="float" office:value="1927.6">
            <text:p>1927,6</text:p>
          </table:table-cell>
          <table:table-cell table:formula="oooc:=[.C854]+1" office:value-type="float" office:value="855">
            <text:p>855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56]/10" office:value-type="float" office:value="1927.6">
            <text:p>1927,6</text:p>
          </table:table-cell>
          <table:table-cell table:formula="oooc:=[.C855]+1" office:value-type="float" office:value="856">
            <text:p>856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857]/10" office:value-type="float" office:value="1927.7">
            <text:p>1927,7</text:p>
          </table:table-cell>
          <table:table-cell table:formula="oooc:=[.C856]+1" office:value-type="float" office:value="857">
            <text:p>857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858]/10" office:value-type="float" office:value="1927.5">
            <text:p>1927,5</text:p>
          </table:table-cell>
          <table:table-cell table:formula="oooc:=[.C857]+1" office:value-type="float" office:value="858">
            <text:p>858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859]/10" office:value-type="float" office:value="1927.7">
            <text:p>1927,7</text:p>
          </table:table-cell>
          <table:table-cell table:formula="oooc:=[.C858]+1" office:value-type="float" office:value="859">
            <text:p>859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60]/10" office:value-type="float" office:value="1927.6">
            <text:p>1927,6</text:p>
          </table:table-cell>
          <table:table-cell table:formula="oooc:=[.C859]+1" office:value-type="float" office:value="860">
            <text:p>860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61]/10" office:value-type="float" office:value="1927.6">
            <text:p>1927,6</text:p>
          </table:table-cell>
          <table:table-cell table:formula="oooc:=[.C860]+1" office:value-type="float" office:value="861">
            <text:p>861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862]/10" office:value-type="float" office:value="1927.5">
            <text:p>1927,5</text:p>
          </table:table-cell>
          <table:table-cell table:formula="oooc:=[.C861]+1" office:value-type="float" office:value="862">
            <text:p>862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63]/10" office:value-type="float" office:value="1927.6">
            <text:p>1927,6</text:p>
          </table:table-cell>
          <table:table-cell table:formula="oooc:=[.C862]+1" office:value-type="float" office:value="863">
            <text:p>863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864]/10" office:value-type="float" office:value="1927.5">
            <text:p>1927,5</text:p>
          </table:table-cell>
          <table:table-cell table:formula="oooc:=[.C863]+1" office:value-type="float" office:value="864">
            <text:p>864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865]/10" office:value-type="float" office:value="1927.7">
            <text:p>1927,7</text:p>
          </table:table-cell>
          <table:table-cell table:formula="oooc:=[.C864]+1" office:value-type="float" office:value="865">
            <text:p>865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66]/10" office:value-type="float" office:value="1927.6">
            <text:p>1927,6</text:p>
          </table:table-cell>
          <table:table-cell table:formula="oooc:=[.C865]+1" office:value-type="float" office:value="866">
            <text:p>866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867]/10" office:value-type="float" office:value="1927.5">
            <text:p>1927,5</text:p>
          </table:table-cell>
          <table:table-cell table:formula="oooc:=[.C866]+1" office:value-type="float" office:value="867">
            <text:p>867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68]/10" office:value-type="float" office:value="1927.6">
            <text:p>1927,6</text:p>
          </table:table-cell>
          <table:table-cell table:formula="oooc:=[.C867]+1" office:value-type="float" office:value="868">
            <text:p>868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69]/10" office:value-type="float" office:value="1927.6">
            <text:p>1927,6</text:p>
          </table:table-cell>
          <table:table-cell table:formula="oooc:=[.C868]+1" office:value-type="float" office:value="869">
            <text:p>869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70]/10" office:value-type="float" office:value="1927.6">
            <text:p>1927,6</text:p>
          </table:table-cell>
          <table:table-cell table:formula="oooc:=[.C869]+1" office:value-type="float" office:value="870">
            <text:p>870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871]/10" office:value-type="float" office:value="1927.5">
            <text:p>1927,5</text:p>
          </table:table-cell>
          <table:table-cell table:formula="oooc:=[.C870]+1" office:value-type="float" office:value="871">
            <text:p>871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72]/10" office:value-type="float" office:value="1927.6">
            <text:p>1927,6</text:p>
          </table:table-cell>
          <table:table-cell table:formula="oooc:=[.C871]+1" office:value-type="float" office:value="872">
            <text:p>872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73]/10" office:value-type="float" office:value="1927.6">
            <text:p>1927,6</text:p>
          </table:table-cell>
          <table:table-cell table:formula="oooc:=[.C872]+1" office:value-type="float" office:value="873">
            <text:p>873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874]/10" office:value-type="float" office:value="1927.5">
            <text:p>1927,5</text:p>
          </table:table-cell>
          <table:table-cell table:formula="oooc:=[.C873]+1" office:value-type="float" office:value="874">
            <text:p>874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75]/10" office:value-type="float" office:value="1927.6">
            <text:p>1927,6</text:p>
          </table:table-cell>
          <table:table-cell table:formula="oooc:=[.C874]+1" office:value-type="float" office:value="875">
            <text:p>875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76]/10" office:value-type="float" office:value="1927.6">
            <text:p>1927,6</text:p>
          </table:table-cell>
          <table:table-cell table:formula="oooc:=[.C875]+1" office:value-type="float" office:value="876">
            <text:p>876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877]/10" office:value-type="float" office:value="1927.5">
            <text:p>1927,5</text:p>
          </table:table-cell>
          <table:table-cell table:formula="oooc:=[.C876]+1" office:value-type="float" office:value="877">
            <text:p>877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878]/10" office:value-type="float" office:value="1927.5">
            <text:p>1927,5</text:p>
          </table:table-cell>
          <table:table-cell table:formula="oooc:=[.C877]+1" office:value-type="float" office:value="878">
            <text:p>878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879]/10" office:value-type="float" office:value="1927.5">
            <text:p>1927,5</text:p>
          </table:table-cell>
          <table:table-cell table:formula="oooc:=[.C878]+1" office:value-type="float" office:value="879">
            <text:p>879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80]/10" office:value-type="float" office:value="1927.6">
            <text:p>1927,6</text:p>
          </table:table-cell>
          <table:table-cell table:formula="oooc:=[.C879]+1" office:value-type="float" office:value="880">
            <text:p>880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881]/10" office:value-type="float" office:value="1927.5">
            <text:p>1927,5</text:p>
          </table:table-cell>
          <table:table-cell table:formula="oooc:=[.C880]+1" office:value-type="float" office:value="881">
            <text:p>881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82]/10" office:value-type="float" office:value="1927.6">
            <text:p>1927,6</text:p>
          </table:table-cell>
          <table:table-cell table:formula="oooc:=[.C881]+1" office:value-type="float" office:value="882">
            <text:p>882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83]/10" office:value-type="float" office:value="1927.6">
            <text:p>1927,6</text:p>
          </table:table-cell>
          <table:table-cell table:formula="oooc:=[.C882]+1" office:value-type="float" office:value="883">
            <text:p>883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884]/10" office:value-type="float" office:value="1927.5">
            <text:p>1927,5</text:p>
          </table:table-cell>
          <table:table-cell table:formula="oooc:=[.C883]+1" office:value-type="float" office:value="884">
            <text:p>884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885]/10" office:value-type="float" office:value="1927.5">
            <text:p>1927,5</text:p>
          </table:table-cell>
          <table:table-cell table:formula="oooc:=[.C884]+1" office:value-type="float" office:value="885">
            <text:p>885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886]/10" office:value-type="float" office:value="1927.5">
            <text:p>1927,5</text:p>
          </table:table-cell>
          <table:table-cell table:formula="oooc:=[.C885]+1" office:value-type="float" office:value="886">
            <text:p>886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887]/10" office:value-type="float" office:value="1927.5">
            <text:p>1927,5</text:p>
          </table:table-cell>
          <table:table-cell table:formula="oooc:=[.C886]+1" office:value-type="float" office:value="887">
            <text:p>887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88]/10" office:value-type="float" office:value="1927.6">
            <text:p>1927,6</text:p>
          </table:table-cell>
          <table:table-cell table:formula="oooc:=[.C887]+1" office:value-type="float" office:value="888">
            <text:p>888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889]/10" office:value-type="float" office:value="1927.5">
            <text:p>1927,5</text:p>
          </table:table-cell>
          <table:table-cell table:formula="oooc:=[.C888]+1" office:value-type="float" office:value="889">
            <text:p>889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890]/10" office:value-type="float" office:value="1927.5">
            <text:p>1927,5</text:p>
          </table:table-cell>
          <table:table-cell table:formula="oooc:=[.C889]+1" office:value-type="float" office:value="890">
            <text:p>890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891]/10" office:value-type="float" office:value="1927.7">
            <text:p>1927,7</text:p>
          </table:table-cell>
          <table:table-cell table:formula="oooc:=[.C890]+1" office:value-type="float" office:value="891">
            <text:p>891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892]/10" office:value-type="float" office:value="1927.5">
            <text:p>1927,5</text:p>
          </table:table-cell>
          <table:table-cell table:formula="oooc:=[.C891]+1" office:value-type="float" office:value="892">
            <text:p>892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893]/10" office:value-type="float" office:value="1927.5">
            <text:p>1927,5</text:p>
          </table:table-cell>
          <table:table-cell table:formula="oooc:=[.C892]+1" office:value-type="float" office:value="893">
            <text:p>893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894]/10" office:value-type="float" office:value="1927.5">
            <text:p>1927,5</text:p>
          </table:table-cell>
          <table:table-cell table:formula="oooc:=[.C893]+1" office:value-type="float" office:value="894">
            <text:p>894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895]/10" office:value-type="float" office:value="1927.5">
            <text:p>1927,5</text:p>
          </table:table-cell>
          <table:table-cell table:formula="oooc:=[.C894]+1" office:value-type="float" office:value="895">
            <text:p>895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896]/10" office:value-type="float" office:value="1927.5">
            <text:p>1927,5</text:p>
          </table:table-cell>
          <table:table-cell table:formula="oooc:=[.C895]+1" office:value-type="float" office:value="896">
            <text:p>896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897]/10" office:value-type="float" office:value="1927.6">
            <text:p>1927,6</text:p>
          </table:table-cell>
          <table:table-cell table:formula="oooc:=[.C896]+1" office:value-type="float" office:value="897">
            <text:p>897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898]/10" office:value-type="float" office:value="1927.5">
            <text:p>1927,5</text:p>
          </table:table-cell>
          <table:table-cell table:formula="oooc:=[.C897]+1" office:value-type="float" office:value="898">
            <text:p>898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899]/10" office:value-type="float" office:value="1927.5">
            <text:p>1927,5</text:p>
          </table:table-cell>
          <table:table-cell table:formula="oooc:=[.C898]+1" office:value-type="float" office:value="899">
            <text:p>899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00]/10" office:value-type="float" office:value="1927.5">
            <text:p>1927,5</text:p>
          </table:table-cell>
          <table:table-cell table:formula="oooc:=[.C899]+1" office:value-type="float" office:value="900">
            <text:p>900</text:p>
          </table:table-cell>
        </table:table-row>
        <table:table-row table:style-name="ro1">
          <table:table-cell office:value-type="float" office:value="19274">
            <text:p>19274</text:p>
          </table:table-cell>
          <table:table-cell table:formula="oooc:=[.A901]/10" office:value-type="float" office:value="1927.4">
            <text:p>1927,4</text:p>
          </table:table-cell>
          <table:table-cell table:formula="oooc:=[.C900]+1" office:value-type="float" office:value="901">
            <text:p>901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02]/10" office:value-type="float" office:value="1927.5">
            <text:p>1927,5</text:p>
          </table:table-cell>
          <table:table-cell table:formula="oooc:=[.C901]+1" office:value-type="float" office:value="902">
            <text:p>902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03]/10" office:value-type="float" office:value="1927.5">
            <text:p>1927,5</text:p>
          </table:table-cell>
          <table:table-cell table:formula="oooc:=[.C902]+1" office:value-type="float" office:value="903">
            <text:p>903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04]/10" office:value-type="float" office:value="1927.5">
            <text:p>1927,5</text:p>
          </table:table-cell>
          <table:table-cell table:formula="oooc:=[.C903]+1" office:value-type="float" office:value="904">
            <text:p>904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05]/10" office:value-type="float" office:value="1927.5">
            <text:p>1927,5</text:p>
          </table:table-cell>
          <table:table-cell table:formula="oooc:=[.C904]+1" office:value-type="float" office:value="905">
            <text:p>905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906]/10" office:value-type="float" office:value="1927.6">
            <text:p>1927,6</text:p>
          </table:table-cell>
          <table:table-cell table:formula="oooc:=[.C905]+1" office:value-type="float" office:value="906">
            <text:p>906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07]/10" office:value-type="float" office:value="1927.5">
            <text:p>1927,5</text:p>
          </table:table-cell>
          <table:table-cell table:formula="oooc:=[.C906]+1" office:value-type="float" office:value="907">
            <text:p>907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908]/10" office:value-type="float" office:value="1927.7">
            <text:p>1927,7</text:p>
          </table:table-cell>
          <table:table-cell table:formula="oooc:=[.C907]+1" office:value-type="float" office:value="908">
            <text:p>908</text:p>
          </table:table-cell>
        </table:table-row>
        <table:table-row table:style-name="ro1">
          <table:table-cell office:value-type="float" office:value="19273">
            <text:p>19273</text:p>
          </table:table-cell>
          <table:table-cell table:formula="oooc:=[.A909]/10" office:value-type="float" office:value="1927.3">
            <text:p>1927,3</text:p>
          </table:table-cell>
          <table:table-cell table:formula="oooc:=[.C908]+1" office:value-type="float" office:value="909">
            <text:p>909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10]/10" office:value-type="float" office:value="1927.5">
            <text:p>1927,5</text:p>
          </table:table-cell>
          <table:table-cell table:formula="oooc:=[.C909]+1" office:value-type="float" office:value="910">
            <text:p>910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11]/10" office:value-type="float" office:value="1927.5">
            <text:p>1927,5</text:p>
          </table:table-cell>
          <table:table-cell table:formula="oooc:=[.C910]+1" office:value-type="float" office:value="911">
            <text:p>911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12]/10" office:value-type="float" office:value="1927.5">
            <text:p>1927,5</text:p>
          </table:table-cell>
          <table:table-cell table:formula="oooc:=[.C911]+1" office:value-type="float" office:value="912">
            <text:p>912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13]/10" office:value-type="float" office:value="1927.5">
            <text:p>1927,5</text:p>
          </table:table-cell>
          <table:table-cell table:formula="oooc:=[.C912]+1" office:value-type="float" office:value="913">
            <text:p>913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914]/10" office:value-type="float" office:value="1927.6">
            <text:p>1927,6</text:p>
          </table:table-cell>
          <table:table-cell table:formula="oooc:=[.C913]+1" office:value-type="float" office:value="914">
            <text:p>914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915]/10" office:value-type="float" office:value="1927.6">
            <text:p>1927,6</text:p>
          </table:table-cell>
          <table:table-cell table:formula="oooc:=[.C914]+1" office:value-type="float" office:value="915">
            <text:p>915</text:p>
          </table:table-cell>
        </table:table-row>
        <table:table-row table:style-name="ro1">
          <table:table-cell office:value-type="float" office:value="19274">
            <text:p>19274</text:p>
          </table:table-cell>
          <table:table-cell table:formula="oooc:=[.A916]/10" office:value-type="float" office:value="1927.4">
            <text:p>1927,4</text:p>
          </table:table-cell>
          <table:table-cell table:formula="oooc:=[.C915]+1" office:value-type="float" office:value="916">
            <text:p>916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917]/10" office:value-type="float" office:value="1927.7">
            <text:p>1927,7</text:p>
          </table:table-cell>
          <table:table-cell table:formula="oooc:=[.C916]+1" office:value-type="float" office:value="917">
            <text:p>917</text:p>
          </table:table-cell>
        </table:table-row>
        <table:table-row table:style-name="ro1">
          <table:table-cell office:value-type="float" office:value="19274">
            <text:p>19274</text:p>
          </table:table-cell>
          <table:table-cell table:formula="oooc:=[.A918]/10" office:value-type="float" office:value="1927.4">
            <text:p>1927,4</text:p>
          </table:table-cell>
          <table:table-cell table:formula="oooc:=[.C917]+1" office:value-type="float" office:value="918">
            <text:p>918</text:p>
          </table:table-cell>
        </table:table-row>
        <table:table-row table:style-name="ro1">
          <table:table-cell office:value-type="float" office:value="19274">
            <text:p>19274</text:p>
          </table:table-cell>
          <table:table-cell table:formula="oooc:=[.A919]/10" office:value-type="float" office:value="1927.4">
            <text:p>1927,4</text:p>
          </table:table-cell>
          <table:table-cell table:formula="oooc:=[.C918]+1" office:value-type="float" office:value="919">
            <text:p>919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20]/10" office:value-type="float" office:value="1927.5">
            <text:p>1927,5</text:p>
          </table:table-cell>
          <table:table-cell table:formula="oooc:=[.C919]+1" office:value-type="float" office:value="920">
            <text:p>920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21]/10" office:value-type="float" office:value="1927.5">
            <text:p>1927,5</text:p>
          </table:table-cell>
          <table:table-cell table:formula="oooc:=[.C920]+1" office:value-type="float" office:value="921">
            <text:p>921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922]/10" office:value-type="float" office:value="1927.6">
            <text:p>1927,6</text:p>
          </table:table-cell>
          <table:table-cell table:formula="oooc:=[.C921]+1" office:value-type="float" office:value="922">
            <text:p>922</text:p>
          </table:table-cell>
        </table:table-row>
        <table:table-row table:style-name="ro1">
          <table:table-cell office:value-type="float" office:value="19273">
            <text:p>19273</text:p>
          </table:table-cell>
          <table:table-cell table:formula="oooc:=[.A923]/10" office:value-type="float" office:value="1927.3">
            <text:p>1927,3</text:p>
          </table:table-cell>
          <table:table-cell table:formula="oooc:=[.C922]+1" office:value-type="float" office:value="923">
            <text:p>923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24]/10" office:value-type="float" office:value="1927.5">
            <text:p>1927,5</text:p>
          </table:table-cell>
          <table:table-cell table:formula="oooc:=[.C923]+1" office:value-type="float" office:value="924">
            <text:p>924</text:p>
          </table:table-cell>
        </table:table-row>
        <table:table-row table:style-name="ro1">
          <table:table-cell office:value-type="float" office:value="19274">
            <text:p>19274</text:p>
          </table:table-cell>
          <table:table-cell table:formula="oooc:=[.A925]/10" office:value-type="float" office:value="1927.4">
            <text:p>1927,4</text:p>
          </table:table-cell>
          <table:table-cell table:formula="oooc:=[.C924]+1" office:value-type="float" office:value="925">
            <text:p>925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926]/10" office:value-type="float" office:value="1927.6">
            <text:p>1927,6</text:p>
          </table:table-cell>
          <table:table-cell table:formula="oooc:=[.C925]+1" office:value-type="float" office:value="926">
            <text:p>926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27]/10" office:value-type="float" office:value="1927.5">
            <text:p>1927,5</text:p>
          </table:table-cell>
          <table:table-cell table:formula="oooc:=[.C926]+1" office:value-type="float" office:value="927">
            <text:p>927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28]/10" office:value-type="float" office:value="1927.5">
            <text:p>1927,5</text:p>
          </table:table-cell>
          <table:table-cell table:formula="oooc:=[.C927]+1" office:value-type="float" office:value="928">
            <text:p>928</text:p>
          </table:table-cell>
        </table:table-row>
        <table:table-row table:style-name="ro1">
          <table:table-cell office:value-type="float" office:value="19274">
            <text:p>19274</text:p>
          </table:table-cell>
          <table:table-cell table:formula="oooc:=[.A929]/10" office:value-type="float" office:value="1927.4">
            <text:p>1927,4</text:p>
          </table:table-cell>
          <table:table-cell table:formula="oooc:=[.C928]+1" office:value-type="float" office:value="929">
            <text:p>929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930]/10" office:value-type="float" office:value="1927.6">
            <text:p>1927,6</text:p>
          </table:table-cell>
          <table:table-cell table:formula="oooc:=[.C929]+1" office:value-type="float" office:value="930">
            <text:p>930</text:p>
          </table:table-cell>
        </table:table-row>
        <table:table-row table:style-name="ro1">
          <table:table-cell office:value-type="float" office:value="19274">
            <text:p>19274</text:p>
          </table:table-cell>
          <table:table-cell table:formula="oooc:=[.A931]/10" office:value-type="float" office:value="1927.4">
            <text:p>1927,4</text:p>
          </table:table-cell>
          <table:table-cell table:formula="oooc:=[.C930]+1" office:value-type="float" office:value="931">
            <text:p>931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32]/10" office:value-type="float" office:value="1927.5">
            <text:p>1927,5</text:p>
          </table:table-cell>
          <table:table-cell table:formula="oooc:=[.C931]+1" office:value-type="float" office:value="932">
            <text:p>932</text:p>
          </table:table-cell>
        </table:table-row>
        <table:table-row table:style-name="ro1">
          <table:table-cell office:value-type="float" office:value="19273">
            <text:p>19273</text:p>
          </table:table-cell>
          <table:table-cell table:formula="oooc:=[.A933]/10" office:value-type="float" office:value="1927.3">
            <text:p>1927,3</text:p>
          </table:table-cell>
          <table:table-cell table:formula="oooc:=[.C932]+1" office:value-type="float" office:value="933">
            <text:p>933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934]/10" office:value-type="float" office:value="1927.6">
            <text:p>1927,6</text:p>
          </table:table-cell>
          <table:table-cell table:formula="oooc:=[.C933]+1" office:value-type="float" office:value="934">
            <text:p>934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35]/10" office:value-type="float" office:value="1927.5">
            <text:p>1927,5</text:p>
          </table:table-cell>
          <table:table-cell table:formula="oooc:=[.C934]+1" office:value-type="float" office:value="935">
            <text:p>935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36]/10" office:value-type="float" office:value="1927.5">
            <text:p>1927,5</text:p>
          </table:table-cell>
          <table:table-cell table:formula="oooc:=[.C935]+1" office:value-type="float" office:value="936">
            <text:p>936</text:p>
          </table:table-cell>
        </table:table-row>
        <table:table-row table:style-name="ro1">
          <table:table-cell office:value-type="float" office:value="19274">
            <text:p>19274</text:p>
          </table:table-cell>
          <table:table-cell table:formula="oooc:=[.A937]/10" office:value-type="float" office:value="1927.4">
            <text:p>1927,4</text:p>
          </table:table-cell>
          <table:table-cell table:formula="oooc:=[.C936]+1" office:value-type="float" office:value="937">
            <text:p>937</text:p>
          </table:table-cell>
        </table:table-row>
        <table:table-row table:style-name="ro1">
          <table:table-cell office:value-type="float" office:value="19274">
            <text:p>19274</text:p>
          </table:table-cell>
          <table:table-cell table:formula="oooc:=[.A938]/10" office:value-type="float" office:value="1927.4">
            <text:p>1927,4</text:p>
          </table:table-cell>
          <table:table-cell table:formula="oooc:=[.C937]+1" office:value-type="float" office:value="938">
            <text:p>938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39]/10" office:value-type="float" office:value="1927.5">
            <text:p>1927,5</text:p>
          </table:table-cell>
          <table:table-cell table:formula="oooc:=[.C938]+1" office:value-type="float" office:value="939">
            <text:p>939</text:p>
          </table:table-cell>
        </table:table-row>
        <table:table-row table:style-name="ro1">
          <table:table-cell office:value-type="float" office:value="19274">
            <text:p>19274</text:p>
          </table:table-cell>
          <table:table-cell table:formula="oooc:=[.A940]/10" office:value-type="float" office:value="1927.4">
            <text:p>1927,4</text:p>
          </table:table-cell>
          <table:table-cell table:formula="oooc:=[.C939]+1" office:value-type="float" office:value="940">
            <text:p>940</text:p>
          </table:table-cell>
        </table:table-row>
        <table:table-row table:style-name="ro1">
          <table:table-cell office:value-type="float" office:value="19274">
            <text:p>19274</text:p>
          </table:table-cell>
          <table:table-cell table:formula="oooc:=[.A941]/10" office:value-type="float" office:value="1927.4">
            <text:p>1927,4</text:p>
          </table:table-cell>
          <table:table-cell table:formula="oooc:=[.C940]+1" office:value-type="float" office:value="941">
            <text:p>941</text:p>
          </table:table-cell>
        </table:table-row>
        <table:table-row table:style-name="ro1">
          <table:table-cell office:value-type="float" office:value="19274">
            <text:p>19274</text:p>
          </table:table-cell>
          <table:table-cell table:formula="oooc:=[.A942]/10" office:value-type="float" office:value="1927.4">
            <text:p>1927,4</text:p>
          </table:table-cell>
          <table:table-cell table:formula="oooc:=[.C941]+1" office:value-type="float" office:value="942">
            <text:p>942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943]/10" office:value-type="float" office:value="1927.6">
            <text:p>1927,6</text:p>
          </table:table-cell>
          <table:table-cell table:formula="oooc:=[.C942]+1" office:value-type="float" office:value="943">
            <text:p>943</text:p>
          </table:table-cell>
        </table:table-row>
        <table:table-row table:style-name="ro1">
          <table:table-cell office:value-type="float" office:value="19274">
            <text:p>19274</text:p>
          </table:table-cell>
          <table:table-cell table:formula="oooc:=[.A944]/10" office:value-type="float" office:value="1927.4">
            <text:p>1927,4</text:p>
          </table:table-cell>
          <table:table-cell table:formula="oooc:=[.C943]+1" office:value-type="float" office:value="944">
            <text:p>944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45]/10" office:value-type="float" office:value="1927.5">
            <text:p>1927,5</text:p>
          </table:table-cell>
          <table:table-cell table:formula="oooc:=[.C944]+1" office:value-type="float" office:value="945">
            <text:p>945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46]/10" office:value-type="float" office:value="1927.5">
            <text:p>1927,5</text:p>
          </table:table-cell>
          <table:table-cell table:formula="oooc:=[.C945]+1" office:value-type="float" office:value="946">
            <text:p>946</text:p>
          </table:table-cell>
        </table:table-row>
        <table:table-row table:style-name="ro1">
          <table:table-cell office:value-type="float" office:value="19274">
            <text:p>19274</text:p>
          </table:table-cell>
          <table:table-cell table:formula="oooc:=[.A947]/10" office:value-type="float" office:value="1927.4">
            <text:p>1927,4</text:p>
          </table:table-cell>
          <table:table-cell table:formula="oooc:=[.C946]+1" office:value-type="float" office:value="947">
            <text:p>947</text:p>
          </table:table-cell>
        </table:table-row>
        <table:table-row table:style-name="ro1">
          <table:table-cell office:value-type="float" office:value="19274">
            <text:p>19274</text:p>
          </table:table-cell>
          <table:table-cell table:formula="oooc:=[.A948]/10" office:value-type="float" office:value="1927.4">
            <text:p>1927,4</text:p>
          </table:table-cell>
          <table:table-cell table:formula="oooc:=[.C947]+1" office:value-type="float" office:value="948">
            <text:p>948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49]/10" office:value-type="float" office:value="1927.5">
            <text:p>1927,5</text:p>
          </table:table-cell>
          <table:table-cell table:formula="oooc:=[.C948]+1" office:value-type="float" office:value="949">
            <text:p>949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50]/10" office:value-type="float" office:value="1927.5">
            <text:p>1927,5</text:p>
          </table:table-cell>
          <table:table-cell table:formula="oooc:=[.C949]+1" office:value-type="float" office:value="950">
            <text:p>950</text:p>
          </table:table-cell>
        </table:table-row>
        <table:table-row table:style-name="ro1">
          <table:table-cell office:value-type="float" office:value="19273">
            <text:p>19273</text:p>
          </table:table-cell>
          <table:table-cell table:formula="oooc:=[.A951]/10" office:value-type="float" office:value="1927.3">
            <text:p>1927,3</text:p>
          </table:table-cell>
          <table:table-cell table:formula="oooc:=[.C950]+1" office:value-type="float" office:value="951">
            <text:p>951</text:p>
          </table:table-cell>
        </table:table-row>
        <table:table-row table:style-name="ro1">
          <table:table-cell office:value-type="float" office:value="19277">
            <text:p>19277</text:p>
          </table:table-cell>
          <table:table-cell table:formula="oooc:=[.A952]/10" office:value-type="float" office:value="1927.7">
            <text:p>1927,7</text:p>
          </table:table-cell>
          <table:table-cell table:formula="oooc:=[.C951]+1" office:value-type="float" office:value="952">
            <text:p>952</text:p>
          </table:table-cell>
        </table:table-row>
        <table:table-row table:style-name="ro1">
          <table:table-cell office:value-type="float" office:value="19271">
            <text:p>19271</text:p>
          </table:table-cell>
          <table:table-cell table:formula="oooc:=[.A953]/10" office:value-type="float" office:value="1927.1">
            <text:p>1927,1</text:p>
          </table:table-cell>
          <table:table-cell table:formula="oooc:=[.C952]+1" office:value-type="float" office:value="953">
            <text:p>953</text:p>
          </table:table-cell>
        </table:table-row>
        <table:table-row table:style-name="ro1">
          <table:table-cell office:value-type="float" office:value="19273">
            <text:p>19273</text:p>
          </table:table-cell>
          <table:table-cell table:formula="oooc:=[.A954]/10" office:value-type="float" office:value="1927.3">
            <text:p>1927,3</text:p>
          </table:table-cell>
          <table:table-cell table:formula="oooc:=[.C953]+1" office:value-type="float" office:value="954">
            <text:p>954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55]/10" office:value-type="float" office:value="1927.5">
            <text:p>1927,5</text:p>
          </table:table-cell>
          <table:table-cell table:formula="oooc:=[.C954]+1" office:value-type="float" office:value="955">
            <text:p>955</text:p>
          </table:table-cell>
        </table:table-row>
        <table:table-row table:style-name="ro1">
          <table:table-cell office:value-type="float" office:value="19273">
            <text:p>19273</text:p>
          </table:table-cell>
          <table:table-cell table:formula="oooc:=[.A956]/10" office:value-type="float" office:value="1927.3">
            <text:p>1927,3</text:p>
          </table:table-cell>
          <table:table-cell table:formula="oooc:=[.C955]+1" office:value-type="float" office:value="956">
            <text:p>956</text:p>
          </table:table-cell>
        </table:table-row>
        <table:table-row table:style-name="ro1">
          <table:table-cell office:value-type="float" office:value="19274">
            <text:p>19274</text:p>
          </table:table-cell>
          <table:table-cell table:formula="oooc:=[.A957]/10" office:value-type="float" office:value="1927.4">
            <text:p>1927,4</text:p>
          </table:table-cell>
          <table:table-cell table:formula="oooc:=[.C956]+1" office:value-type="float" office:value="957">
            <text:p>957</text:p>
          </table:table-cell>
        </table:table-row>
        <table:table-row table:style-name="ro1">
          <table:table-cell office:value-type="float" office:value="19274">
            <text:p>19274</text:p>
          </table:table-cell>
          <table:table-cell table:formula="oooc:=[.A958]/10" office:value-type="float" office:value="1927.4">
            <text:p>1927,4</text:p>
          </table:table-cell>
          <table:table-cell table:formula="oooc:=[.C957]+1" office:value-type="float" office:value="958">
            <text:p>958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59]/10" office:value-type="float" office:value="1927.5">
            <text:p>1927,5</text:p>
          </table:table-cell>
          <table:table-cell table:formula="oooc:=[.C958]+1" office:value-type="float" office:value="959">
            <text:p>959</text:p>
          </table:table-cell>
        </table:table-row>
        <table:table-row table:style-name="ro1">
          <table:table-cell office:value-type="float" office:value="19274">
            <text:p>19274</text:p>
          </table:table-cell>
          <table:table-cell table:formula="oooc:=[.A960]/10" office:value-type="float" office:value="1927.4">
            <text:p>1927,4</text:p>
          </table:table-cell>
          <table:table-cell table:formula="oooc:=[.C959]+1" office:value-type="float" office:value="960">
            <text:p>960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61]/10" office:value-type="float" office:value="1927.5">
            <text:p>1927,5</text:p>
          </table:table-cell>
          <table:table-cell table:formula="oooc:=[.C960]+1" office:value-type="float" office:value="961">
            <text:p>961</text:p>
          </table:table-cell>
        </table:table-row>
        <table:table-row table:style-name="ro1">
          <table:table-cell office:value-type="float" office:value="19274">
            <text:p>19274</text:p>
          </table:table-cell>
          <table:table-cell table:formula="oooc:=[.A962]/10" office:value-type="float" office:value="1927.4">
            <text:p>1927,4</text:p>
          </table:table-cell>
          <table:table-cell table:formula="oooc:=[.C961]+1" office:value-type="float" office:value="962">
            <text:p>962</text:p>
          </table:table-cell>
        </table:table-row>
        <table:table-row table:style-name="ro1">
          <table:table-cell office:value-type="float" office:value="19274">
            <text:p>19274</text:p>
          </table:table-cell>
          <table:table-cell table:formula="oooc:=[.A963]/10" office:value-type="float" office:value="1927.4">
            <text:p>1927,4</text:p>
          </table:table-cell>
          <table:table-cell table:formula="oooc:=[.C962]+1" office:value-type="float" office:value="963">
            <text:p>963</text:p>
          </table:table-cell>
        </table:table-row>
        <table:table-row table:style-name="ro1">
          <table:table-cell office:value-type="float" office:value="19274">
            <text:p>19274</text:p>
          </table:table-cell>
          <table:table-cell table:formula="oooc:=[.A964]/10" office:value-type="float" office:value="1927.4">
            <text:p>1927,4</text:p>
          </table:table-cell>
          <table:table-cell table:formula="oooc:=[.C963]+1" office:value-type="float" office:value="964">
            <text:p>964</text:p>
          </table:table-cell>
        </table:table-row>
        <table:table-row table:style-name="ro1">
          <table:table-cell office:value-type="float" office:value="19273">
            <text:p>19273</text:p>
          </table:table-cell>
          <table:table-cell table:formula="oooc:=[.A965]/10" office:value-type="float" office:value="1927.3">
            <text:p>1927,3</text:p>
          </table:table-cell>
          <table:table-cell table:formula="oooc:=[.C964]+1" office:value-type="float" office:value="965">
            <text:p>965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66]/10" office:value-type="float" office:value="1927.5">
            <text:p>1927,5</text:p>
          </table:table-cell>
          <table:table-cell table:formula="oooc:=[.C965]+1" office:value-type="float" office:value="966">
            <text:p>966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67]/10" office:value-type="float" office:value="1927.5">
            <text:p>1927,5</text:p>
          </table:table-cell>
          <table:table-cell table:formula="oooc:=[.C966]+1" office:value-type="float" office:value="967">
            <text:p>967</text:p>
          </table:table-cell>
        </table:table-row>
        <table:table-row table:style-name="ro1">
          <table:table-cell office:value-type="float" office:value="19274">
            <text:p>19274</text:p>
          </table:table-cell>
          <table:table-cell table:formula="oooc:=[.A968]/10" office:value-type="float" office:value="1927.4">
            <text:p>1927,4</text:p>
          </table:table-cell>
          <table:table-cell table:formula="oooc:=[.C967]+1" office:value-type="float" office:value="968">
            <text:p>968</text:p>
          </table:table-cell>
        </table:table-row>
        <table:table-row table:style-name="ro1">
          <table:table-cell office:value-type="float" office:value="19273">
            <text:p>19273</text:p>
          </table:table-cell>
          <table:table-cell table:formula="oooc:=[.A969]/10" office:value-type="float" office:value="1927.3">
            <text:p>1927,3</text:p>
          </table:table-cell>
          <table:table-cell table:formula="oooc:=[.C968]+1" office:value-type="float" office:value="969">
            <text:p>969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70]/10" office:value-type="float" office:value="1927.5">
            <text:p>1927,5</text:p>
          </table:table-cell>
          <table:table-cell table:formula="oooc:=[.C969]+1" office:value-type="float" office:value="970">
            <text:p>970</text:p>
          </table:table-cell>
        </table:table-row>
        <table:table-row table:style-name="ro1">
          <table:table-cell office:value-type="float" office:value="19274">
            <text:p>19274</text:p>
          </table:table-cell>
          <table:table-cell table:formula="oooc:=[.A971]/10" office:value-type="float" office:value="1927.4">
            <text:p>1927,4</text:p>
          </table:table-cell>
          <table:table-cell table:formula="oooc:=[.C970]+1" office:value-type="float" office:value="971">
            <text:p>971</text:p>
          </table:table-cell>
        </table:table-row>
        <table:table-row table:style-name="ro1">
          <table:table-cell office:value-type="float" office:value="19274">
            <text:p>19274</text:p>
          </table:table-cell>
          <table:table-cell table:formula="oooc:=[.A972]/10" office:value-type="float" office:value="1927.4">
            <text:p>1927,4</text:p>
          </table:table-cell>
          <table:table-cell table:formula="oooc:=[.C971]+1" office:value-type="float" office:value="972">
            <text:p>972</text:p>
          </table:table-cell>
        </table:table-row>
        <table:table-row table:style-name="ro1">
          <table:table-cell office:value-type="float" office:value="19273">
            <text:p>19273</text:p>
          </table:table-cell>
          <table:table-cell table:formula="oooc:=[.A973]/10" office:value-type="float" office:value="1927.3">
            <text:p>1927,3</text:p>
          </table:table-cell>
          <table:table-cell table:formula="oooc:=[.C972]+1" office:value-type="float" office:value="973">
            <text:p>973</text:p>
          </table:table-cell>
        </table:table-row>
        <table:table-row table:style-name="ro1">
          <table:table-cell office:value-type="float" office:value="19276">
            <text:p>19276</text:p>
          </table:table-cell>
          <table:table-cell table:formula="oooc:=[.A974]/10" office:value-type="float" office:value="1927.6">
            <text:p>1927,6</text:p>
          </table:table-cell>
          <table:table-cell table:formula="oooc:=[.C973]+1" office:value-type="float" office:value="974">
            <text:p>974</text:p>
          </table:table-cell>
        </table:table-row>
        <table:table-row table:style-name="ro1">
          <table:table-cell office:value-type="float" office:value="19274">
            <text:p>19274</text:p>
          </table:table-cell>
          <table:table-cell table:formula="oooc:=[.A975]/10" office:value-type="float" office:value="1927.4">
            <text:p>1927,4</text:p>
          </table:table-cell>
          <table:table-cell table:formula="oooc:=[.C974]+1" office:value-type="float" office:value="975">
            <text:p>975</text:p>
          </table:table-cell>
        </table:table-row>
        <table:table-row table:style-name="ro1">
          <table:table-cell office:value-type="float" office:value="19274">
            <text:p>19274</text:p>
          </table:table-cell>
          <table:table-cell table:formula="oooc:=[.A976]/10" office:value-type="float" office:value="1927.4">
            <text:p>1927,4</text:p>
          </table:table-cell>
          <table:table-cell table:formula="oooc:=[.C975]+1" office:value-type="float" office:value="976">
            <text:p>976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77]/10" office:value-type="float" office:value="1927.5">
            <text:p>1927,5</text:p>
          </table:table-cell>
          <table:table-cell table:formula="oooc:=[.C976]+1" office:value-type="float" office:value="977">
            <text:p>977</text:p>
          </table:table-cell>
        </table:table-row>
        <table:table-row table:style-name="ro1">
          <table:table-cell office:value-type="float" office:value="19273">
            <text:p>19273</text:p>
          </table:table-cell>
          <table:table-cell table:formula="oooc:=[.A978]/10" office:value-type="float" office:value="1927.3">
            <text:p>1927,3</text:p>
          </table:table-cell>
          <table:table-cell table:formula="oooc:=[.C977]+1" office:value-type="float" office:value="978">
            <text:p>978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79]/10" office:value-type="float" office:value="1927.5">
            <text:p>1927,5</text:p>
          </table:table-cell>
          <table:table-cell table:formula="oooc:=[.C978]+1" office:value-type="float" office:value="979">
            <text:p>979</text:p>
          </table:table-cell>
        </table:table-row>
        <table:table-row table:style-name="ro1">
          <table:table-cell office:value-type="float" office:value="19273">
            <text:p>19273</text:p>
          </table:table-cell>
          <table:table-cell table:formula="oooc:=[.A980]/10" office:value-type="float" office:value="1927.3">
            <text:p>1927,3</text:p>
          </table:table-cell>
          <table:table-cell table:formula="oooc:=[.C979]+1" office:value-type="float" office:value="980">
            <text:p>980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81]/10" office:value-type="float" office:value="1927.5">
            <text:p>1927,5</text:p>
          </table:table-cell>
          <table:table-cell table:formula="oooc:=[.C980]+1" office:value-type="float" office:value="981">
            <text:p>981</text:p>
          </table:table-cell>
        </table:table-row>
        <table:table-row table:style-name="ro1">
          <table:table-cell office:value-type="float" office:value="19274">
            <text:p>19274</text:p>
          </table:table-cell>
          <table:table-cell table:formula="oooc:=[.A982]/10" office:value-type="float" office:value="1927.4">
            <text:p>1927,4</text:p>
          </table:table-cell>
          <table:table-cell table:formula="oooc:=[.C981]+1" office:value-type="float" office:value="982">
            <text:p>982</text:p>
          </table:table-cell>
        </table:table-row>
        <table:table-row table:style-name="ro1">
          <table:table-cell office:value-type="float" office:value="19273">
            <text:p>19273</text:p>
          </table:table-cell>
          <table:table-cell table:formula="oooc:=[.A983]/10" office:value-type="float" office:value="1927.3">
            <text:p>1927,3</text:p>
          </table:table-cell>
          <table:table-cell table:formula="oooc:=[.C982]+1" office:value-type="float" office:value="983">
            <text:p>983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84]/10" office:value-type="float" office:value="1927.5">
            <text:p>1927,5</text:p>
          </table:table-cell>
          <table:table-cell table:formula="oooc:=[.C983]+1" office:value-type="float" office:value="984">
            <text:p>984</text:p>
          </table:table-cell>
        </table:table-row>
        <table:table-row table:style-name="ro1">
          <table:table-cell office:value-type="float" office:value="19273">
            <text:p>19273</text:p>
          </table:table-cell>
          <table:table-cell table:formula="oooc:=[.A985]/10" office:value-type="float" office:value="1927.3">
            <text:p>1927,3</text:p>
          </table:table-cell>
          <table:table-cell table:formula="oooc:=[.C984]+1" office:value-type="float" office:value="985">
            <text:p>985</text:p>
          </table:table-cell>
        </table:table-row>
        <table:table-row table:style-name="ro1">
          <table:table-cell office:value-type="float" office:value="19274">
            <text:p>19274</text:p>
          </table:table-cell>
          <table:table-cell table:formula="oooc:=[.A986]/10" office:value-type="float" office:value="1927.4">
            <text:p>1927,4</text:p>
          </table:table-cell>
          <table:table-cell table:formula="oooc:=[.C985]+1" office:value-type="float" office:value="986">
            <text:p>986</text:p>
          </table:table-cell>
        </table:table-row>
        <table:table-row table:style-name="ro1">
          <table:table-cell office:value-type="float" office:value="19273">
            <text:p>19273</text:p>
          </table:table-cell>
          <table:table-cell table:formula="oooc:=[.A987]/10" office:value-type="float" office:value="1927.3">
            <text:p>1927,3</text:p>
          </table:table-cell>
          <table:table-cell table:formula="oooc:=[.C986]+1" office:value-type="float" office:value="987">
            <text:p>987</text:p>
          </table:table-cell>
        </table:table-row>
        <table:table-row table:style-name="ro1">
          <table:table-cell office:value-type="float" office:value="19274">
            <text:p>19274</text:p>
          </table:table-cell>
          <table:table-cell table:formula="oooc:=[.A988]/10" office:value-type="float" office:value="1927.4">
            <text:p>1927,4</text:p>
          </table:table-cell>
          <table:table-cell table:formula="oooc:=[.C987]+1" office:value-type="float" office:value="988">
            <text:p>988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89]/10" office:value-type="float" office:value="1927.5">
            <text:p>1927,5</text:p>
          </table:table-cell>
          <table:table-cell table:formula="oooc:=[.C988]+1" office:value-type="float" office:value="989">
            <text:p>989</text:p>
          </table:table-cell>
        </table:table-row>
        <table:table-row table:style-name="ro1">
          <table:table-cell office:value-type="float" office:value="19273">
            <text:p>19273</text:p>
          </table:table-cell>
          <table:table-cell table:formula="oooc:=[.A990]/10" office:value-type="float" office:value="1927.3">
            <text:p>1927,3</text:p>
          </table:table-cell>
          <table:table-cell table:formula="oooc:=[.C989]+1" office:value-type="float" office:value="990">
            <text:p>990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91]/10" office:value-type="float" office:value="1927.5">
            <text:p>1927,5</text:p>
          </table:table-cell>
          <table:table-cell table:formula="oooc:=[.C990]+1" office:value-type="float" office:value="991">
            <text:p>991</text:p>
          </table:table-cell>
        </table:table-row>
        <table:table-row table:style-name="ro1">
          <table:table-cell office:value-type="float" office:value="19273">
            <text:p>19273</text:p>
          </table:table-cell>
          <table:table-cell table:formula="oooc:=[.A992]/10" office:value-type="float" office:value="1927.3">
            <text:p>1927,3</text:p>
          </table:table-cell>
          <table:table-cell table:formula="oooc:=[.C991]+1" office:value-type="float" office:value="992">
            <text:p>992</text:p>
          </table:table-cell>
        </table:table-row>
        <table:table-row table:style-name="ro1">
          <table:table-cell office:value-type="float" office:value="19274">
            <text:p>19274</text:p>
          </table:table-cell>
          <table:table-cell table:formula="oooc:=[.A993]/10" office:value-type="float" office:value="1927.4">
            <text:p>1927,4</text:p>
          </table:table-cell>
          <table:table-cell table:formula="oooc:=[.C992]+1" office:value-type="float" office:value="993">
            <text:p>993</text:p>
          </table:table-cell>
        </table:table-row>
        <table:table-row table:style-name="ro1">
          <table:table-cell office:value-type="float" office:value="19273">
            <text:p>19273</text:p>
          </table:table-cell>
          <table:table-cell table:formula="oooc:=[.A994]/10" office:value-type="float" office:value="1927.3">
            <text:p>1927,3</text:p>
          </table:table-cell>
          <table:table-cell table:formula="oooc:=[.C993]+1" office:value-type="float" office:value="994">
            <text:p>994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95]/10" office:value-type="float" office:value="1927.5">
            <text:p>1927,5</text:p>
          </table:table-cell>
          <table:table-cell table:formula="oooc:=[.C994]+1" office:value-type="float" office:value="995">
            <text:p>995</text:p>
          </table:table-cell>
        </table:table-row>
        <table:table-row table:style-name="ro1">
          <table:table-cell office:value-type="float" office:value="19273">
            <text:p>19273</text:p>
          </table:table-cell>
          <table:table-cell table:formula="oooc:=[.A996]/10" office:value-type="float" office:value="1927.3">
            <text:p>1927,3</text:p>
          </table:table-cell>
          <table:table-cell table:formula="oooc:=[.C995]+1" office:value-type="float" office:value="996">
            <text:p>996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table:formula="oooc:=[.A997]/10" office:value-type="float" office:value="1927.5">
            <text:p>1927,5</text:p>
          </table:table-cell>
          <table:table-cell table:formula="oooc:=[.C996]+1" office:value-type="float" office:value="997">
            <text:p>997</text:p>
          </table:table-cell>
        </table:table-row>
        <table:table-row table:style-name="ro1">
          <table:table-cell office:value-type="float" office:value="19274">
            <text:p>19274</text:p>
          </table:table-cell>
          <table:table-cell table:formula="oooc:=[.A998]/10" office:value-type="float" office:value="1927.4">
            <text:p>1927,4</text:p>
          </table:table-cell>
          <table:table-cell table:formula="oooc:=[.C997]+1" office:value-type="float" office:value="998">
            <text:p>998</text:p>
          </table:table-cell>
        </table:table-row>
        <table:table-row table:style-name="ro1">
          <table:table-cell office:value-type="float" office:value="19273">
            <text:p>19273</text:p>
          </table:table-cell>
          <table:table-cell table:formula="oooc:=[.A999]/10" office:value-type="float" office:value="1927.3">
            <text:p>1927,3</text:p>
          </table:table-cell>
          <table:table-cell table:formula="oooc:=[.C998]+1" office:value-type="float" office:value="999">
            <text:p>999</text:p>
          </table:table-cell>
        </table:table-row>
        <table:table-row table:style-name="ro1" table:number-rows-repeated="6453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it" fo:country="IT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4">24/01/2008</text:date>, <text:time>23.20.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1-22T17:01:00</meta:creation-date>
    <dc:date>2008-01-24T23:20:31</dc:date>
    <meta:editing-cycles>3</meta:editing-cycles>
    <meta:editing-duration>PT1H26M53S</meta:editing-duration>
    <meta:user-defined meta:name="Info 1"/>
    <meta:user-defined meta:name="Info 2"/>
    <meta:user-defined meta:name="Info 3"/>
    <meta:user-defined meta:name="Info 4"/>
    <meta:document-statistic meta:table-count="3" meta:cell-count="2997"/>
  </office:meta>
</office:document-meta>
</file>